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map style:condition="cell-content()&gt;[.C3]" style:apply-style-name="Result2" style:base-cell-address="Circle.A5"/>
    </style:style>
    <style:style style:name="ce5" style:family="table-cell" style:parent-style-name="Default">
      <style:map style:condition="cell-content()&gt;0" style:apply-style-name="Default" style:base-cell-address="Circle.A6"/>
    </style:style>
    <style:style style:name="ce6" style:family="table-cell" style:parent-style-name="Default">
      <style:table-cell-properties fo:background-color="#aea79f"/>
      <style:map style:condition="cell-content()&gt;0" style:apply-style-name="Default" style:base-cell-address="Circle.A6"/>
    </style:style>
    <style:style style:name="ce7" style:family="table-cell" style:parent-style-name="Default">
      <style:table-cell-properties fo:background-color="#ffffff"/>
      <style:map style:condition="cell-content()&gt;0" style:apply-style-name="Default" style:base-cell-address="Circle.A6"/>
    </style:style>
    <style:style style:name="ce8" style:family="table-cell" style:parent-style-name="Default" style:data-style-name="N2"/>
    <style:style style:name="ce9" style:family="table-cell" style:parent-style-name="Default" style:data-style-name="N2">
      <style:map style:condition="cell-content()&gt;0" style:apply-style-name="Default" style:base-cell-address="Circle.A6"/>
    </style:style>
    <style:style style:name="ce10" style:family="table-cell" style:parent-style-name="Default" style:data-style-name="N2">
      <style:table-cell-properties fo:background-color="#aea79f"/>
      <style:map style:condition="cell-content()&gt;0" style:apply-style-name="Default" style:base-cell-address="Circle.A6"/>
    </style:style>
    <style:style style:name="ce11" style:family="table-cell" style:parent-style-name="Default" style:data-style-name="N2">
      <style:table-cell-properties fo:background-color="#ffffff"/>
      <style:map style:condition="cell-content()&gt;0" style:apply-style-name="Default" style:base-cell-address="Circle.A6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cffff" fo:border="0.06pt solid #000000"/>
      <style:text-properties fo:font-weight="normal" style:font-weight-asian="normal" style:font-weight-complex="normal"/>
    </style:style>
    <style:style style:name="ce15" style:family="table-cell" style:parent-style-name="Default" style:data-style-name="N1">
      <style:table-cell-properties fo:background-color="transparent" fo:border="none"/>
    </style:style>
    <style:style style:name="ce16" style:family="table-cell" style:parent-style-name="Default" style:data-style-name="N1">
      <style:map style:condition="cell-content()&gt;0" style:apply-style-name="Default" style:base-cell-address="Circle.A6"/>
    </style:style>
    <style:style style:name="ce17" style:family="table-cell" style:parent-style-name="Default" style:data-style-name="N1">
      <style:table-cell-properties fo:background-color="#aea79f"/>
      <style:map style:condition="cell-content()&gt;0" style:apply-style-name="Default" style:base-cell-address="Circle.A6"/>
    </style:style>
    <style:style style:name="ce18" style:family="table-cell" style:parent-style-name="Default" style:data-style-name="N1">
      <style:table-cell-properties fo:background-color="#ffffff"/>
      <style:map style:condition="cell-content()&gt;0" style:apply-style-name="Default" style:base-cell-address="Circle.A6"/>
    </style:style>
    <style:style style:name="ce19" style:family="table-cell" style:parent-style-name="Default" style:data-style-name="N1">
      <style:map style:condition="cell-content()&gt;0" style:apply-style-name="Default" style:base-cell-address="Circle.D6"/>
    </style:style>
    <style:style style:name="ce20" style:family="table-cell" style:parent-style-name="Default" style:data-style-name="N1">
      <style:table-cell-properties fo:background-color="#aea79f"/>
      <style:map style:condition="cell-content()&gt;0" style:apply-style-name="Default" style:base-cell-address="Circle.D6"/>
    </style:style>
    <style:style style:name="ce21" style:family="table-cell" style:parent-style-name="Default" style:data-style-name="N1">
      <style:table-cell-properties fo:background-color="#ffffff"/>
      <style:map style:condition="cell-content()&gt;0" style:apply-style-name="Default" style:base-cell-address="Circle.D6"/>
    </style:style>
    <style:style style:name="ce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ccffff" fo:border="0.06pt solid #000000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6" style:family="table-cell" style:parent-style-name="Default">
      <style:text-properties style:font-name="Times New Roman" fo:font-size="6.80000019073486pt" fo:language="en" fo:country="US" style:font-name-asian="Arial Unicode MS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8" style:family="table-cell" style:parent-style-name="Default" style:data-style-name="N1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rame" table:style-name="ta1" table:print="false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table:number-columns-repeated="102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table:number-columns-repeated="1022"/>
        </table:table-row>
      </table:table>
      <table:table table:name="Circle" table:style-name="ta1">
        <table:table-column table:style-name="co2" table:default-cell-style-name="ce5"/>
        <table:table-column table:style-name="co2" table:default-cell-style-name="ce9"/>
        <table:table-column table:style-name="co2" table:default-cell-style-name="ce16"/>
        <table:table-column table:style-name="co2" table:default-cell-style-name="ce19"/>
        <table:table-column table:style-name="co2" table:number-columns-repeated="2" table:default-cell-style-name="ce5"/>
        <table:table-column table:style-name="co2" table:number-columns-repeated="1018" table:default-cell-style-name="Default"/>
        <table:table-row table:style-name="ro1">
          <table:table-cell table:style-name="ce2" table:number-columns-repeated="2"/>
          <table:table-cell table:style-name="ce13"/>
          <table:table-cell table:style-name="ce2" table:number-columns-repeated="2"/>
          <table:table-cell table:style-name="ce22" office:value-type="string" calcext:value-type="string">
            <text:p>x</text:p>
          </table:table-cell>
          <table:table-cell table:style-name="ce22" office:value-type="string" calcext:value-type="string">
            <text:p>y</text:p>
          </table:table-cell>
          <table:table-cell table:style-name="ce2" table:number-columns-repeated="1017"/>
        </table:table-row>
        <table:table-row table:style-name="ro1">
          <table:table-cell table:style-name="Default"/>
          <table:table-cell table:style-name="ce3" office:value-type="string" calcext:value-type="string">
            <text:p>Radius</text:p>
          </table:table-cell>
          <table:table-cell table:style-name="ce14" office:value-type="float" office:value="40" calcext:value-type="float">
            <text:p>40</text:p>
          </table:table-cell>
          <table:table-cell table:style-name="ce3"/>
          <table:table-cell table:style-name="ce3" office:value-type="string" calcext:value-type="string">
            <text:p>Center</text:p>
          </table:table-cell>
          <table:table-cell table:number-columns-repeated="2" table:style-name="ce23"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table:style-name="Default"/>
          <table:table-cell table:style-name="ce3" office:value-type="string" calcext:value-type="string">
            <text:p>Segments</text:p>
          </table:table-cell>
          <table:table-cell table:style-name="ce14" office:value-type="float" office:value="10" calcext:value-type="float">
            <text:p>10</text:p>
          </table:table-cell>
          <table:table-cell table:style-name="ce3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>
            <text:p>Index</text:p>
          </table:table-cell>
          <table:table-cell table:style-name="ce3" office:value-type="string" calcext:value-type="string">
            <text:p>Angle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Default" table:number-columns-repeated="2"/>
          <table:table-cell table:number-columns-repeated="1018"/>
        </table:table-row>
        <table:table-row table:style-name="ro3">
          <table:table-cell table:style-name="ce4" office:value-type="float" office:value="0" calcext:value-type="float">
            <text:p>0</text:p>
          </table:table-cell>
          <table:table-cell table:style-name="ce8" table:formula="of:=2*PI()*[.A5]/[.C$3]" office:value-type="float" office:value="0" calcext:value-type="float">
            <text:p>0.00</text:p>
          </table:table-cell>
          <table:table-cell table:style-name="ce15" table:formula="of:=[.F2]" office:value-type="float" office:value="64" calcext:value-type="float">
            <text:p>64</text:p>
          </table:table-cell>
          <table:table-cell table:style-name="ce15" table:formula="of:=[.G$2] - [.C$2]" office:value-type="float" office:value="24" calcext:value-type="float">
            <text:p>24</text:p>
          </table:table-cell>
          <table:table-cell table:style-name="Default" table:number-columns-repeated="2"/>
          <table:table-cell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2*PI()*[.A6]/[.C$3]" office:value-type="float" office:value="0.628318530717959" calcext:value-type="float">
            <text:p>0.63</text:p>
          </table:table-cell>
          <table:table-cell table:formula="of:=ROUND(X0+Radius*SIN([.B6]))" office:value-type="float" office:value="88" calcext:value-type="float">
            <text:p>88</text:p>
          </table:table-cell>
          <table:table-cell table:formula="of:=ROUND(Y0+Radius*(1 - COS([.B6])))" office:value-type="float" office:value="32" calcext:value-type="float">
            <text:p>32</text:p>
          </table:table-cell>
          <table:table-cell table:number-columns-repeated="2"/>
          <table:table-cell table:style-name="ce5" table:number-columns-repeated="1018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2*PI()*[.A7]/[.C$3]" office:value-type="float" office:value="1.25663706143592" calcext:value-type="float">
            <text:p>1.26</text:p>
          </table:table-cell>
          <table:table-cell table:formula="of:=ROUND(X0+Radius*SIN([.B7]))" office:value-type="float" office:value="102" calcext:value-type="float">
            <text:p>102</text:p>
          </table:table-cell>
          <table:table-cell table:formula="of:=ROUND(Y0+Radius*(1 - COS([.B7])))" office:value-type="float" office:value="52" calcext:value-type="float">
            <text:p>52</text:p>
          </table:table-cell>
          <table:table-cell table:number-columns-repeated="2"/>
          <table:table-cell table:style-name="ce5" table:number-columns-repeated="1018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2*PI()*[.A8]/[.C$3]" office:value-type="float" office:value="1.88495559215388" calcext:value-type="float">
            <text:p>1.88</text:p>
          </table:table-cell>
          <table:table-cell table:formula="of:=ROUND(X0+Radius*SIN([.B8]))" office:value-type="float" office:value="102" calcext:value-type="float">
            <text:p>102</text:p>
          </table:table-cell>
          <table:table-cell table:formula="of:=ROUND(Y0+Radius*(1 - COS([.B8])))" office:value-type="float" office:value="76" calcext:value-type="float">
            <text:p>76</text:p>
          </table:table-cell>
          <table:table-cell table:number-columns-repeated="2"/>
          <table:table-cell table:style-name="ce5" table:number-columns-repeated="1018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2*PI()*[.A9]/[.C$3]" office:value-type="float" office:value="2.51327412287183" calcext:value-type="float">
            <text:p>2.51</text:p>
          </table:table-cell>
          <table:table-cell table:formula="of:=ROUND(X0+Radius*SIN([.B9]))" office:value-type="float" office:value="88" calcext:value-type="float">
            <text:p>88</text:p>
          </table:table-cell>
          <table:table-cell table:formula="of:=ROUND(Y0+Radius*(1 - COS([.B9])))" office:value-type="float" office:value="96" calcext:value-type="float">
            <text:p>96</text:p>
          </table:table-cell>
          <table:table-cell table:number-columns-repeated="2"/>
          <table:table-cell table:style-name="ce5"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2*PI()*[.A10]/[.C$3]" office:value-type="float" office:value="3.14159265358979" calcext:value-type="float">
            <text:p>3.14</text:p>
          </table:table-cell>
          <table:table-cell table:formula="of:=ROUND(X0+Radius*SIN([.B10]))" office:value-type="float" office:value="64" calcext:value-type="float">
            <text:p>64</text:p>
          </table:table-cell>
          <table:table-cell table:formula="of:=ROUND(Y0+Radius*(1 - COS([.B10])))" office:value-type="float" office:value="104" calcext:value-type="float">
            <text:p>104</text:p>
          </table:table-cell>
          <table:table-cell table:number-columns-repeated="2"/>
          <table:table-cell table:style-name="ce5" table:number-columns-repeated="1018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2*PI()*[.A11]/[.C$3]" office:value-type="float" office:value="3.76991118430775" calcext:value-type="float">
            <text:p>3.77</text:p>
          </table:table-cell>
          <table:table-cell table:formula="of:=ROUND(X0+Radius*SIN([.B11]))" office:value-type="float" office:value="40" calcext:value-type="float">
            <text:p>40</text:p>
          </table:table-cell>
          <table:table-cell table:formula="of:=ROUND(Y0+Radius*(1 - COS([.B11])))" office:value-type="float" office:value="96" calcext:value-type="float">
            <text:p>96</text:p>
          </table:table-cell>
          <table:table-cell table:number-columns-repeated="2"/>
          <table:table-cell table:style-name="ce5" table:number-columns-repeated="1018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2*PI()*[.A12]/[.C$3]" office:value-type="float" office:value="4.39822971502571" calcext:value-type="float">
            <text:p>4.40</text:p>
          </table:table-cell>
          <table:table-cell table:formula="of:=ROUND(X0+Radius*SIN([.B12]))" office:value-type="float" office:value="26" calcext:value-type="float">
            <text:p>26</text:p>
          </table:table-cell>
          <table:table-cell table:formula="of:=ROUND(Y0+Radius*(1 - COS([.B12])))" office:value-type="float" office:value="76" calcext:value-type="float">
            <text:p>76</text:p>
          </table:table-cell>
          <table:table-cell table:number-columns-repeated="2"/>
          <table:table-cell table:style-name="ce5" table:number-columns-repeated="1018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2*PI()*[.A13]/[.C$3]" office:value-type="float" office:value="5.02654824574367" calcext:value-type="float">
            <text:p>5.03</text:p>
          </table:table-cell>
          <table:table-cell table:formula="of:=ROUND(X0+Radius*SIN([.B13]))" office:value-type="float" office:value="26" calcext:value-type="float">
            <text:p>26</text:p>
          </table:table-cell>
          <table:table-cell table:formula="of:=ROUND(Y0+Radius*(1 - COS([.B13])))" office:value-type="float" office:value="52" calcext:value-type="float">
            <text:p>52</text:p>
          </table:table-cell>
          <table:table-cell table:number-columns-repeated="2"/>
          <table:table-cell table:style-name="ce5" table:number-columns-repeated="1018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2*PI()*[.A14]/[.C$3]" office:value-type="float" office:value="5.65486677646163" calcext:value-type="float">
            <text:p>5.65</text:p>
          </table:table-cell>
          <table:table-cell table:formula="of:=ROUND(X0+Radius*SIN([.B14]))" office:value-type="float" office:value="40" calcext:value-type="float">
            <text:p>40</text:p>
          </table:table-cell>
          <table:table-cell table:formula="of:=ROUND(Y0+Radius*(1 - COS([.B14])))" office:value-type="float" office:value="32" calcext:value-type="float">
            <text:p>32</text:p>
          </table:table-cell>
          <table:table-cell table:number-columns-repeated="2"/>
          <table:table-cell table:style-name="ce5" table:number-columns-repeated="1018"/>
        </table:table-row>
        <table:table-row table:style-name="ro3">
          <table:table-cell table:style-name="ce6" office:value-type="float" office:value="10" calcext:value-type="float">
            <text:p>10</text:p>
          </table:table-cell>
          <table:table-cell table:style-name="ce10" table:formula="of:=2*PI()*[.A15]/[.C$3]" office:value-type="float" office:value="6.28318530717959" calcext:value-type="float">
            <text:p>6.28</text:p>
          </table:table-cell>
          <table:table-cell table:style-name="ce17" table:formula="of:=ROUND(X0+Radius*SIN([.B15]))" office:value-type="float" office:value="64" calcext:value-type="float">
            <text:p>64</text:p>
          </table:table-cell>
          <table:table-cell table:style-name="ce20" table:formula="of:=ROUND(Y0+Radius*(1 - COS([.B15])))" office:value-type="float" office:value="24" calcext:value-type="float">
            <text:p>24</text:p>
          </table:table-cell>
          <table:table-cell table:style-name="ce6" table:number-columns-repeated="1020"/>
        </table:table-row>
        <table:table-row table:style-name="ro1" table:number-rows-repeated="2">
          <table:table-cell table:style-name="ce7"/>
          <table:table-cell table:style-name="ce11"/>
          <table:table-cell table:style-name="ce18"/>
          <table:table-cell table:style-name="ce21"/>
          <table:table-cell table:style-name="ce7"/>
          <table:table-cell table:style-name="Default"/>
          <table:table-cell table:number-columns-repeated="1018"/>
        </table:table-row>
        <table:table-row table:style-name="ro1" table:number-rows-repeated="3">
          <table:table-cell table:style-name="Default" table:number-columns-repeated="6"/>
          <table:table-cell table:number-columns-repeated="1018"/>
        </table:table-row>
        <table:table-row table:style-name="ro3">
          <table:table-cell table:style-name="Default" office:value-type="string" calcext:value-type="string">
            <text:p>regex for vim:</text:p>
          </table:table-cell>
          <table:table-cell table:style-name="ce12" office:value-type="string" calcext:value-type="string" table:number-columns-spanned="5" table:number-rows-spanned="1">
            <text:p>s/^\([0-9]*\) *\([0-9]*\)/ <text:s text:c="3"/>{ \1, \2 },/gc</text:p>
          </table:table-cell>
          <table:covered-table-cell table:number-columns-repeated="4" table:style-name="Default"/>
          <table:table-cell table:number-columns-repeated="1018"/>
        </table:table-row>
        <calcext:conditional-formats>
          <calcext:conditional-format calcext:target-range-address="Circle.A6:Circle.C17 Circle.E6:Circle.AMJ15 Circle.E16:Circle.E17">
            <calcext:condition calcext:apply-style-name="Default" calcext:value="&gt;0" calcext:base-cell-address="Circle.A6"/>
          </calcext:conditional-format>
          <calcext:conditional-format calcext:target-range-address="Circle.D6:Circle.D17">
            <calcext:condition calcext:apply-style-name="Default" calcext:value="&gt;0" calcext:base-cell-address="Circle.D6"/>
          </calcext:conditional-format>
          <calcext:conditional-format calcext:target-range-address="Circle.A5:Circle.A5">
            <calcext:condition calcext:apply-style-name="Result2" calcext:value="&gt;[.C3]" calcext:base-cell-address="Circle.A5"/>
          </calcext:conditional-format>
        </calcext:conditional-formats>
      </table:table>
      <table:table table:name="Hour Hand" table:style-name="ta1">
        <table:table-column table:style-name="co2" table:number-columns-repeated="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y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y2</text:p>
          </table:table-cell>
          <table:table-cell table:style-name="ce1" office:value-type="string" calcext:value-type="string">
            <text:p>x3</text:p>
          </table:table-cell>
          <table:table-cell table:style-name="ce1" office:value-type="string" calcext:value-type="string">
            <text:p>y3</text:p>
          </table:table-cell>
          <table:table-cell table:style-name="ce1" office:value-type="string" calcext:value-type="string">
            <text:p>x4</text:p>
          </table:table-cell>
          <table:table-cell table:style-name="ce1" office:value-type="string" calcext:value-type="string">
            <text:p>y4</text:p>
          </table:table-cell>
          <table:table-cell table:style-name="ce1" office:value-type="string" calcext:value-type="string">
            <text:p>rot</text:p>
          </table:table-cell>
          <table:table-cell table:style-name="ce1" table:number-columns-repeated="1015"/>
        </table:table-row>
        <table:table-row table:style-name="ro1"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30" calcext:value-type="float">
            <text:p>30</text:p>
          </table:table-cell>
          <table:table-cell table:formula="of:=128-[.A2]" office:value-type="float" office:value="64" calcext:value-type="float">
            <text:p>64</text:p>
          </table:table-cell>
          <table:table-cell table:formula="of:=[.B2]" office:value-type="float" office:value="30" calcext:value-type="float">
            <text:p>30</text:p>
          </table:table-cell>
          <table:table-cell table:formula="of:=([.A2]-[Frame.$A$6])*COS([.$I$2]*PI()/180) - ([.B2] - [Frame.$B$6])*SIN([.$I$2]*PI()/180) + [Frame.$A$6]" office:value-type="float" office:value="98" calcext:value-type="float">
            <text:p>98</text:p>
          </table:table-cell>
          <table:table-cell table:formula="of:=([.A2]-[Frame.$A$6])*SIN([.$I$2]*PI()/180) + ([.B2] - [Frame.$B$6])*COS([.$I$2]*PI()/180) + [Frame.$B$6]" office:value-type="float" office:value="64" calcext:value-type="float">
            <text:p>64</text:p>
          </table:table-cell>
          <table:table-cell table:formula="of:=([.C2]-[Frame.$A$6])*COS([.$I$2]*PI()/180) - ([.D2] - [Frame.$B$6])*SIN([.$I$2]*PI()/180) + [Frame.$A$6]" office:value-type="float" office:value="98" calcext:value-type="float">
            <text:p>98</text:p>
          </table:table-cell>
          <table:table-cell table:style-name="ce25" table:formula="of:=([.C2]-[Frame.$A$6])*SIN([.$I$2]*PI()/180) + ([.D2] - [Frame.$B$6])*COS([.$I$2]*PI()/180) + [Frame.$B$6]" office:value-type="float" office:value="64" calcext:value-type="float">
            <text:p>64</text:p>
          </table:table-cell>
          <table:table-cell table:style-name="ce24" table:formula="of:=['Hands Drawing'.B1]*360/12" office:value-type="float" office:value="90" calcext:value-type="float">
            <text:p>90</text:p>
          </table:table-cell>
          <table:table-cell table:style-name="ce24" table:number-columns-repeated="1015"/>
        </table:table-row>
        <table:table-row table:style-name="ro1"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30" calcext:value-type="float">
            <text:p>30</text:p>
          </table:table-cell>
          <table:table-cell table:formula="of:=128-[.A3]" office:value-type="float" office:value="65" calcext:value-type="float">
            <text:p>65</text:p>
          </table:table-cell>
          <table:table-cell table:formula="of:=[.B3]" office:value-type="float" office:value="30" calcext:value-type="float">
            <text:p>30</text:p>
          </table:table-cell>
          <table:table-cell table:formula="of:=([.A3]-[Frame.$A$6])*COS([.$I$2]*PI()/180) - ([.B3] - [Frame.$B$6])*SIN([.$I$2]*PI()/180) + [Frame.$A$6]" office:value-type="float" office:value="98" calcext:value-type="float">
            <text:p>98</text:p>
          </table:table-cell>
          <table:table-cell table:formula="of:=([.A3]-[Frame.$A$6])*SIN([.$I$2]*PI()/180) + ([.B3] - [Frame.$B$6])*COS([.$I$2]*PI()/180) + [Frame.$B$6]" office:value-type="float" office:value="63" calcext:value-type="float">
            <text:p>63</text:p>
          </table:table-cell>
          <table:table-cell table:formula="of:=([.C3]-[Frame.$A$6])*COS([.$I$2]*PI()/180) - ([.D3] - [Frame.$B$6])*SIN([.$I$2]*PI()/180) + [Frame.$A$6]" office:value-type="float" office:value="98" calcext:value-type="float">
            <text:p>98</text:p>
          </table:table-cell>
          <table:table-cell table:style-name="ce25" table:formula="of:=([.C3]-[Frame.$A$6])*SIN([.$I$2]*PI()/180) + ([.D3] - [Frame.$B$6])*COS([.$I$2]*PI()/180) + [Frame.$B$6]" office:value-type="float" office:value="65" calcext:value-type="float">
            <text:p>65</text:p>
          </table:table-cell>
          <table:table-cell table:style-name="ce24" table:number-columns-repeated="1016"/>
        </table:table-row>
        <table:table-row table:style-name="ro1"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30" calcext:value-type="float">
            <text:p>30</text:p>
          </table:table-cell>
          <table:table-cell table:formula="of:=128-[.A4]" office:value-type="float" office:value="66" calcext:value-type="float">
            <text:p>66</text:p>
          </table:table-cell>
          <table:table-cell table:formula="of:=[.B4]" office:value-type="float" office:value="30" calcext:value-type="float">
            <text:p>30</text:p>
          </table:table-cell>
          <table:table-cell table:formula="of:=([.A4]-[Frame.$A$6])*COS([.$I$2]*PI()/180) - ([.B4] - [Frame.$B$6])*SIN([.$I$2]*PI()/180) + [Frame.$A$6]" office:value-type="float" office:value="98" calcext:value-type="float">
            <text:p>98</text:p>
          </table:table-cell>
          <table:table-cell table:formula="of:=([.A4]-[Frame.$A$6])*SIN([.$I$2]*PI()/180) + ([.B4] - [Frame.$B$6])*COS([.$I$2]*PI()/180) + [Frame.$B$6]" office:value-type="float" office:value="62" calcext:value-type="float">
            <text:p>62</text:p>
          </table:table-cell>
          <table:table-cell table:formula="of:=([.C4]-[Frame.$A$6])*COS([.$I$2]*PI()/180) - ([.D4] - [Frame.$B$6])*SIN([.$I$2]*PI()/180) + [Frame.$A$6]" office:value-type="float" office:value="98" calcext:value-type="float">
            <text:p>98</text:p>
          </table:table-cell>
          <table:table-cell table:style-name="ce25" table:formula="of:=([.C4]-[Frame.$A$6])*SIN([.$I$2]*PI()/180) + ([.D4] - [Frame.$B$6])*COS([.$I$2]*PI()/180) + [Frame.$B$6]" office:value-type="float" office:value="66" calcext:value-type="float">
            <text:p>66</text:p>
          </table:table-cell>
          <table:table-cell table:style-name="ce24" table:number-columns-repeated="1016"/>
        </table:table-row>
        <table:table-row table:style-name="ro1"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30" calcext:value-type="float">
            <text:p>30</text:p>
          </table:table-cell>
          <table:table-cell table:formula="of:=128-[.A5]" office:value-type="float" office:value="67" calcext:value-type="float">
            <text:p>67</text:p>
          </table:table-cell>
          <table:table-cell table:formula="of:=[.B5]" office:value-type="float" office:value="30" calcext:value-type="float">
            <text:p>30</text:p>
          </table:table-cell>
          <table:table-cell table:formula="of:=([.A5]-[Frame.$A$6])*COS([.$I$2]*PI()/180) - ([.B5] - [Frame.$B$6])*SIN([.$I$2]*PI()/180) + [Frame.$A$6]" office:value-type="float" office:value="98" calcext:value-type="float">
            <text:p>98</text:p>
          </table:table-cell>
          <table:table-cell table:formula="of:=([.A5]-[Frame.$A$6])*SIN([.$I$2]*PI()/180) + ([.B5] - [Frame.$B$6])*COS([.$I$2]*PI()/180) + [Frame.$B$6]" office:value-type="float" office:value="61" calcext:value-type="float">
            <text:p>61</text:p>
          </table:table-cell>
          <table:table-cell table:formula="of:=([.C5]-[Frame.$A$6])*COS([.$I$2]*PI()/180) - ([.D5] - [Frame.$B$6])*SIN([.$I$2]*PI()/180) + [Frame.$A$6]" office:value-type="float" office:value="98" calcext:value-type="float">
            <text:p>98</text:p>
          </table:table-cell>
          <table:table-cell table:style-name="ce25" table:formula="of:=([.C5]-[Frame.$A$6])*SIN([.$I$2]*PI()/180) + ([.D5] - [Frame.$B$6])*COS([.$I$2]*PI()/180) + [Frame.$B$6]" office:value-type="float" office:value="67" calcext:value-type="float">
            <text:p>67</text:p>
          </table:table-cell>
          <table:table-cell table:style-name="ce24"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formula="of:=128-[.A6]" office:value-type="float" office:value="68" calcext:value-type="float">
            <text:p>68</text:p>
          </table:table-cell>
          <table:table-cell table:formula="of:=[.B6]" office:value-type="float" office:value="30" calcext:value-type="float">
            <text:p>30</text:p>
          </table:table-cell>
          <table:table-cell table:formula="of:=([.A6]-[Frame.$A$6])*COS([.$I$2]*PI()/180) - ([.B6] - [Frame.$B$6])*SIN([.$I$2]*PI()/180) + [Frame.$A$6]" office:value-type="float" office:value="98" calcext:value-type="float">
            <text:p>98</text:p>
          </table:table-cell>
          <table:table-cell table:formula="of:=([.A6]-[Frame.$A$6])*SIN([.$I$2]*PI()/180) + ([.B6] - [Frame.$B$6])*COS([.$I$2]*PI()/180) + [Frame.$B$6]" office:value-type="float" office:value="60" calcext:value-type="float">
            <text:p>60</text:p>
          </table:table-cell>
          <table:table-cell table:formula="of:=([.C6]-[Frame.$A$6])*COS([.$I$2]*PI()/180) - ([.D6] - [Frame.$B$6])*SIN([.$I$2]*PI()/180) + [Frame.$A$6]" office:value-type="float" office:value="98" calcext:value-type="float">
            <text:p>98</text:p>
          </table:table-cell>
          <table:table-cell table:style-name="ce25" table:formula="of:=([.C6]-[Frame.$A$6])*SIN([.$I$2]*PI()/180) + ([.D6] - [Frame.$B$6])*COS([.$I$2]*PI()/180) + [Frame.$B$6]" office:value-type="float" office:value="68" calcext:value-type="float">
            <text:p>68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table:formula="of:=128-[.A7]" office:value-type="float" office:value="68" calcext:value-type="float">
            <text:p>68</text:p>
          </table:table-cell>
          <table:table-cell table:formula="of:=[.B7]" office:value-type="float" office:value="31" calcext:value-type="float">
            <text:p>31</text:p>
          </table:table-cell>
          <table:table-cell table:formula="of:=([.A7]-[Frame.$A$6])*COS([.$I$2]*PI()/180) - ([.B7] - [Frame.$B$6])*SIN([.$I$2]*PI()/180) + [Frame.$A$6]" office:value-type="float" office:value="97" calcext:value-type="float">
            <text:p>97</text:p>
          </table:table-cell>
          <table:table-cell table:formula="of:=([.A7]-[Frame.$A$6])*SIN([.$I$2]*PI()/180) + ([.B7] - [Frame.$B$6])*COS([.$I$2]*PI()/180) + [Frame.$B$6]" office:value-type="float" office:value="60" calcext:value-type="float">
            <text:p>60</text:p>
          </table:table-cell>
          <table:table-cell table:formula="of:=([.C7]-[Frame.$A$6])*COS([.$I$2]*PI()/180) - ([.D7] - [Frame.$B$6])*SIN([.$I$2]*PI()/180) + [Frame.$A$6]" office:value-type="float" office:value="97" calcext:value-type="float">
            <text:p>97</text:p>
          </table:table-cell>
          <table:table-cell table:formula="of:=([.C7]-[Frame.$A$6])*SIN([.$I$2]*PI()/180) + ([.D7] - [Frame.$B$6])*COS([.$I$2]*PI()/180) + [Frame.$B$6]" office:value-type="float" office:value="68" calcext:value-type="float">
            <text:p>68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table:formula="of:=128-[.A8]" office:value-type="float" office:value="68" calcext:value-type="float">
            <text:p>68</text:p>
          </table:table-cell>
          <table:table-cell table:formula="of:=[.B8]" office:value-type="float" office:value="32" calcext:value-type="float">
            <text:p>32</text:p>
          </table:table-cell>
          <table:table-cell table:formula="of:=([.A8]-[Frame.$A$6])*COS([.$I$2]*PI()/180) - ([.B8] - [Frame.$B$6])*SIN([.$I$2]*PI()/180) + [Frame.$A$6]" office:value-type="float" office:value="96" calcext:value-type="float">
            <text:p>96</text:p>
          </table:table-cell>
          <table:table-cell table:formula="of:=([.A8]-[Frame.$A$6])*SIN([.$I$2]*PI()/180) + ([.B8] - [Frame.$B$6])*COS([.$I$2]*PI()/180) + [Frame.$B$6]" office:value-type="float" office:value="60" calcext:value-type="float">
            <text:p>60</text:p>
          </table:table-cell>
          <table:table-cell table:formula="of:=([.C8]-[Frame.$A$6])*COS([.$I$2]*PI()/180) - ([.D8] - [Frame.$B$6])*SIN([.$I$2]*PI()/180) + [Frame.$A$6]" office:value-type="float" office:value="96" calcext:value-type="float">
            <text:p>96</text:p>
          </table:table-cell>
          <table:table-cell table:formula="of:=([.C8]-[Frame.$A$6])*SIN([.$I$2]*PI()/180) + ([.D8] - [Frame.$B$6])*COS([.$I$2]*PI()/180) + [Frame.$B$6]" office:value-type="float" office:value="68" calcext:value-type="float">
            <text:p>68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table:formula="of:=128-[.A9]" office:value-type="float" office:value="68" calcext:value-type="float">
            <text:p>68</text:p>
          </table:table-cell>
          <table:table-cell table:formula="of:=[.B9]" office:value-type="float" office:value="33" calcext:value-type="float">
            <text:p>33</text:p>
          </table:table-cell>
          <table:table-cell table:formula="of:=([.A9]-[Frame.$A$6])*COS([.$I$2]*PI()/180) - ([.B9] - [Frame.$B$6])*SIN([.$I$2]*PI()/180) + [Frame.$A$6]" office:value-type="float" office:value="95" calcext:value-type="float">
            <text:p>95</text:p>
          </table:table-cell>
          <table:table-cell table:formula="of:=([.A9]-[Frame.$A$6])*SIN([.$I$2]*PI()/180) + ([.B9] - [Frame.$B$6])*COS([.$I$2]*PI()/180) + [Frame.$B$6]" office:value-type="float" office:value="60" calcext:value-type="float">
            <text:p>60</text:p>
          </table:table-cell>
          <table:table-cell table:formula="of:=([.C9]-[Frame.$A$6])*COS([.$I$2]*PI()/180) - ([.D9] - [Frame.$B$6])*SIN([.$I$2]*PI()/180) + [Frame.$A$6]" office:value-type="float" office:value="95" calcext:value-type="float">
            <text:p>95</text:p>
          </table:table-cell>
          <table:table-cell table:formula="of:=([.C9]-[Frame.$A$6])*SIN([.$I$2]*PI()/180) + ([.D9] - [Frame.$B$6])*COS([.$I$2]*PI()/180) + [Frame.$B$6]" office:value-type="float" office:value="68" calcext:value-type="float">
            <text:p>68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table:formula="of:=128-[.A10]" office:value-type="float" office:value="68" calcext:value-type="float">
            <text:p>68</text:p>
          </table:table-cell>
          <table:table-cell table:formula="of:=[.B10]" office:value-type="float" office:value="34" calcext:value-type="float">
            <text:p>34</text:p>
          </table:table-cell>
          <table:table-cell table:formula="of:=([.A10]-[Frame.$A$6])*COS([.$I$2]*PI()/180) - ([.B10] - [Frame.$B$6])*SIN([.$I$2]*PI()/180) + [Frame.$A$6]" office:value-type="float" office:value="94" calcext:value-type="float">
            <text:p>94</text:p>
          </table:table-cell>
          <table:table-cell table:formula="of:=([.A10]-[Frame.$A$6])*SIN([.$I$2]*PI()/180) + ([.B10] - [Frame.$B$6])*COS([.$I$2]*PI()/180) + [Frame.$B$6]" office:value-type="float" office:value="60" calcext:value-type="float">
            <text:p>60</text:p>
          </table:table-cell>
          <table:table-cell table:formula="of:=([.C10]-[Frame.$A$6])*COS([.$I$2]*PI()/180) - ([.D10] - [Frame.$B$6])*SIN([.$I$2]*PI()/180) + [Frame.$A$6]" office:value-type="float" office:value="94" calcext:value-type="float">
            <text:p>94</text:p>
          </table:table-cell>
          <table:table-cell table:formula="of:=([.C10]-[Frame.$A$6])*SIN([.$I$2]*PI()/180) + ([.D10] - [Frame.$B$6])*COS([.$I$2]*PI()/180) + [Frame.$B$6]" office:value-type="float" office:value="68" calcext:value-type="float">
            <text:p>68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table:formula="of:=128-[.A11]" office:value-type="float" office:value="68" calcext:value-type="float">
            <text:p>68</text:p>
          </table:table-cell>
          <table:table-cell table:formula="of:=[.B11]" office:value-type="float" office:value="35" calcext:value-type="float">
            <text:p>35</text:p>
          </table:table-cell>
          <table:table-cell table:formula="of:=([.A11]-[Frame.$A$6])*COS([.$I$2]*PI()/180) - ([.B11] - [Frame.$B$6])*SIN([.$I$2]*PI()/180) + [Frame.$A$6]" office:value-type="float" office:value="93" calcext:value-type="float">
            <text:p>93</text:p>
          </table:table-cell>
          <table:table-cell table:formula="of:=([.A11]-[Frame.$A$6])*SIN([.$I$2]*PI()/180) + ([.B11] - [Frame.$B$6])*COS([.$I$2]*PI()/180) + [Frame.$B$6]" office:value-type="float" office:value="60" calcext:value-type="float">
            <text:p>60</text:p>
          </table:table-cell>
          <table:table-cell table:formula="of:=([.C11]-[Frame.$A$6])*COS([.$I$2]*PI()/180) - ([.D11] - [Frame.$B$6])*SIN([.$I$2]*PI()/180) + [Frame.$A$6]" office:value-type="float" office:value="93" calcext:value-type="float">
            <text:p>93</text:p>
          </table:table-cell>
          <table:table-cell table:formula="of:=([.C11]-[Frame.$A$6])*SIN([.$I$2]*PI()/180) + ([.D11] - [Frame.$B$6])*COS([.$I$2]*PI()/180) + [Frame.$B$6]" office:value-type="float" office:value="68" calcext:value-type="float">
            <text:p>68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table:formula="of:=128-[.A12]" office:value-type="float" office:value="68" calcext:value-type="float">
            <text:p>68</text:p>
          </table:table-cell>
          <table:table-cell table:formula="of:=[.B12]" office:value-type="float" office:value="36" calcext:value-type="float">
            <text:p>36</text:p>
          </table:table-cell>
          <table:table-cell table:formula="of:=([.A12]-[Frame.$A$6])*COS([.$I$2]*PI()/180) - ([.B12] - [Frame.$B$6])*SIN([.$I$2]*PI()/180) + [Frame.$A$6]" office:value-type="float" office:value="92" calcext:value-type="float">
            <text:p>92</text:p>
          </table:table-cell>
          <table:table-cell table:formula="of:=([.A12]-[Frame.$A$6])*SIN([.$I$2]*PI()/180) + ([.B12] - [Frame.$B$6])*COS([.$I$2]*PI()/180) + [Frame.$B$6]" office:value-type="float" office:value="60" calcext:value-type="float">
            <text:p>60</text:p>
          </table:table-cell>
          <table:table-cell table:formula="of:=([.C12]-[Frame.$A$6])*COS([.$I$2]*PI()/180) - ([.D12] - [Frame.$B$6])*SIN([.$I$2]*PI()/180) + [Frame.$A$6]" office:value-type="float" office:value="92" calcext:value-type="float">
            <text:p>92</text:p>
          </table:table-cell>
          <table:table-cell table:formula="of:=([.C12]-[Frame.$A$6])*SIN([.$I$2]*PI()/180) + ([.D12] - [Frame.$B$6])*COS([.$I$2]*PI()/180) + [Frame.$B$6]" office:value-type="float" office:value="68" calcext:value-type="float">
            <text:p>68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table:formula="of:=128-[.A13]" office:value-type="float" office:value="68" calcext:value-type="float">
            <text:p>68</text:p>
          </table:table-cell>
          <table:table-cell table:formula="of:=[.B13]" office:value-type="float" office:value="37" calcext:value-type="float">
            <text:p>37</text:p>
          </table:table-cell>
          <table:table-cell table:formula="of:=([.A13]-[Frame.$A$6])*COS([.$I$2]*PI()/180) - ([.B13] - [Frame.$B$6])*SIN([.$I$2]*PI()/180) + [Frame.$A$6]" office:value-type="float" office:value="91" calcext:value-type="float">
            <text:p>91</text:p>
          </table:table-cell>
          <table:table-cell table:formula="of:=([.A13]-[Frame.$A$6])*SIN([.$I$2]*PI()/180) + ([.B13] - [Frame.$B$6])*COS([.$I$2]*PI()/180) + [Frame.$B$6]" office:value-type="float" office:value="60" calcext:value-type="float">
            <text:p>60</text:p>
          </table:table-cell>
          <table:table-cell table:formula="of:=([.C13]-[Frame.$A$6])*COS([.$I$2]*PI()/180) - ([.D13] - [Frame.$B$6])*SIN([.$I$2]*PI()/180) + [Frame.$A$6]" office:value-type="float" office:value="91" calcext:value-type="float">
            <text:p>91</text:p>
          </table:table-cell>
          <table:table-cell table:formula="of:=([.C13]-[Frame.$A$6])*SIN([.$I$2]*PI()/180) + ([.D13] - [Frame.$B$6])*COS([.$I$2]*PI()/180) + [Frame.$B$6]" office:value-type="float" office:value="68" calcext:value-type="float">
            <text:p>68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table:formula="of:=128-[.A14]" office:value-type="float" office:value="68" calcext:value-type="float">
            <text:p>68</text:p>
          </table:table-cell>
          <table:table-cell table:formula="of:=[.B14]" office:value-type="float" office:value="38" calcext:value-type="float">
            <text:p>38</text:p>
          </table:table-cell>
          <table:table-cell table:formula="of:=([.A14]-[Frame.$A$6])*COS([.$I$2]*PI()/180) - ([.B14] - [Frame.$B$6])*SIN([.$I$2]*PI()/180) + [Frame.$A$6]" office:value-type="float" office:value="90" calcext:value-type="float">
            <text:p>90</text:p>
          </table:table-cell>
          <table:table-cell table:formula="of:=([.A14]-[Frame.$A$6])*SIN([.$I$2]*PI()/180) + ([.B14] - [Frame.$B$6])*COS([.$I$2]*PI()/180) + [Frame.$B$6]" office:value-type="float" office:value="60" calcext:value-type="float">
            <text:p>60</text:p>
          </table:table-cell>
          <table:table-cell table:formula="of:=([.C14]-[Frame.$A$6])*COS([.$I$2]*PI()/180) - ([.D14] - [Frame.$B$6])*SIN([.$I$2]*PI()/180) + [Frame.$A$6]" office:value-type="float" office:value="90" calcext:value-type="float">
            <text:p>90</text:p>
          </table:table-cell>
          <table:table-cell table:formula="of:=([.C14]-[Frame.$A$6])*SIN([.$I$2]*PI()/180) + ([.D14] - [Frame.$B$6])*COS([.$I$2]*PI()/180) + [Frame.$B$6]" office:value-type="float" office:value="68" calcext:value-type="float">
            <text:p>68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table:formula="of:=128-[.A15]" office:value-type="float" office:value="68" calcext:value-type="float">
            <text:p>68</text:p>
          </table:table-cell>
          <table:table-cell table:formula="of:=[.B15]" office:value-type="float" office:value="39" calcext:value-type="float">
            <text:p>39</text:p>
          </table:table-cell>
          <table:table-cell table:formula="of:=([.A15]-[Frame.$A$6])*COS([.$I$2]*PI()/180) - ([.B15] - [Frame.$B$6])*SIN([.$I$2]*PI()/180) + [Frame.$A$6]" office:value-type="float" office:value="89" calcext:value-type="float">
            <text:p>89</text:p>
          </table:table-cell>
          <table:table-cell table:formula="of:=([.A15]-[Frame.$A$6])*SIN([.$I$2]*PI()/180) + ([.B15] - [Frame.$B$6])*COS([.$I$2]*PI()/180) + [Frame.$B$6]" office:value-type="float" office:value="60" calcext:value-type="float">
            <text:p>60</text:p>
          </table:table-cell>
          <table:table-cell table:formula="of:=([.C15]-[Frame.$A$6])*COS([.$I$2]*PI()/180) - ([.D15] - [Frame.$B$6])*SIN([.$I$2]*PI()/180) + [Frame.$A$6]" office:value-type="float" office:value="89" calcext:value-type="float">
            <text:p>89</text:p>
          </table:table-cell>
          <table:table-cell table:formula="of:=([.C15]-[Frame.$A$6])*SIN([.$I$2]*PI()/180) + ([.D15] - [Frame.$B$6])*COS([.$I$2]*PI()/180) + [Frame.$B$6]" office:value-type="float" office:value="68" calcext:value-type="float">
            <text:p>68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128-[.A16]" office:value-type="float" office:value="68" calcext:value-type="float">
            <text:p>68</text:p>
          </table:table-cell>
          <table:table-cell table:formula="of:=[.B16]" office:value-type="float" office:value="40" calcext:value-type="float">
            <text:p>40</text:p>
          </table:table-cell>
          <table:table-cell table:formula="of:=([.A16]-[Frame.$A$6])*COS([.$I$2]*PI()/180) - ([.B16] - [Frame.$B$6])*SIN([.$I$2]*PI()/180) + [Frame.$A$6]" office:value-type="float" office:value="88" calcext:value-type="float">
            <text:p>88</text:p>
          </table:table-cell>
          <table:table-cell table:formula="of:=([.A16]-[Frame.$A$6])*SIN([.$I$2]*PI()/180) + ([.B16] - [Frame.$B$6])*COS([.$I$2]*PI()/180) + [Frame.$B$6]" office:value-type="float" office:value="60" calcext:value-type="float">
            <text:p>60</text:p>
          </table:table-cell>
          <table:table-cell table:formula="of:=([.C16]-[Frame.$A$6])*COS([.$I$2]*PI()/180) - ([.D16] - [Frame.$B$6])*SIN([.$I$2]*PI()/180) + [Frame.$A$6]" office:value-type="float" office:value="88" calcext:value-type="float">
            <text:p>88</text:p>
          </table:table-cell>
          <table:table-cell table:formula="of:=([.C16]-[Frame.$A$6])*SIN([.$I$2]*PI()/180) + ([.D16] - [Frame.$B$6])*COS([.$I$2]*PI()/180) + [Frame.$B$6]" office:value-type="float" office:value="68" calcext:value-type="float">
            <text:p>68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table:formula="of:=128-[.A17]" office:value-type="float" office:value="68" calcext:value-type="float">
            <text:p>68</text:p>
          </table:table-cell>
          <table:table-cell table:formula="of:=[.B17]" office:value-type="float" office:value="41" calcext:value-type="float">
            <text:p>41</text:p>
          </table:table-cell>
          <table:table-cell table:formula="of:=([.A17]-[Frame.$A$6])*COS([.$I$2]*PI()/180) - ([.B17] - [Frame.$B$6])*SIN([.$I$2]*PI()/180) + [Frame.$A$6]" office:value-type="float" office:value="87" calcext:value-type="float">
            <text:p>87</text:p>
          </table:table-cell>
          <table:table-cell table:formula="of:=([.A17]-[Frame.$A$6])*SIN([.$I$2]*PI()/180) + ([.B17] - [Frame.$B$6])*COS([.$I$2]*PI()/180) + [Frame.$B$6]" office:value-type="float" office:value="60" calcext:value-type="float">
            <text:p>60</text:p>
          </table:table-cell>
          <table:table-cell table:formula="of:=([.C17]-[Frame.$A$6])*COS([.$I$2]*PI()/180) - ([.D17] - [Frame.$B$6])*SIN([.$I$2]*PI()/180) + [Frame.$A$6]" office:value-type="float" office:value="87" calcext:value-type="float">
            <text:p>87</text:p>
          </table:table-cell>
          <table:table-cell table:formula="of:=([.C17]-[Frame.$A$6])*SIN([.$I$2]*PI()/180) + ([.D17] - [Frame.$B$6])*COS([.$I$2]*PI()/180) + [Frame.$B$6]" office:value-type="float" office:value="68" calcext:value-type="float">
            <text:p>68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table:formula="of:=128-[.A18]" office:value-type="float" office:value="68" calcext:value-type="float">
            <text:p>68</text:p>
          </table:table-cell>
          <table:table-cell table:formula="of:=[.B18]" office:value-type="float" office:value="42" calcext:value-type="float">
            <text:p>42</text:p>
          </table:table-cell>
          <table:table-cell table:formula="of:=([.A18]-[Frame.$A$6])*COS([.$I$2]*PI()/180) - ([.B18] - [Frame.$B$6])*SIN([.$I$2]*PI()/180) + [Frame.$A$6]" office:value-type="float" office:value="86" calcext:value-type="float">
            <text:p>86</text:p>
          </table:table-cell>
          <table:table-cell table:formula="of:=([.A18]-[Frame.$A$6])*SIN([.$I$2]*PI()/180) + ([.B18] - [Frame.$B$6])*COS([.$I$2]*PI()/180) + [Frame.$B$6]" office:value-type="float" office:value="60" calcext:value-type="float">
            <text:p>60</text:p>
          </table:table-cell>
          <table:table-cell table:formula="of:=([.C18]-[Frame.$A$6])*COS([.$I$2]*PI()/180) - ([.D18] - [Frame.$B$6])*SIN([.$I$2]*PI()/180) + [Frame.$A$6]" office:value-type="float" office:value="86" calcext:value-type="float">
            <text:p>86</text:p>
          </table:table-cell>
          <table:table-cell table:formula="of:=([.C18]-[Frame.$A$6])*SIN([.$I$2]*PI()/180) + ([.D18] - [Frame.$B$6])*COS([.$I$2]*PI()/180) + [Frame.$B$6]" office:value-type="float" office:value="68" calcext:value-type="float">
            <text:p>68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table:formula="of:=128-[.A19]" office:value-type="float" office:value="68" calcext:value-type="float">
            <text:p>68</text:p>
          </table:table-cell>
          <table:table-cell table:formula="of:=[.B19]" office:value-type="float" office:value="43" calcext:value-type="float">
            <text:p>43</text:p>
          </table:table-cell>
          <table:table-cell table:formula="of:=([.A19]-[Frame.$A$6])*COS([.$I$2]*PI()/180) - ([.B19] - [Frame.$B$6])*SIN([.$I$2]*PI()/180) + [Frame.$A$6]" office:value-type="float" office:value="85" calcext:value-type="float">
            <text:p>85</text:p>
          </table:table-cell>
          <table:table-cell table:formula="of:=([.A19]-[Frame.$A$6])*SIN([.$I$2]*PI()/180) + ([.B19] - [Frame.$B$6])*COS([.$I$2]*PI()/180) + [Frame.$B$6]" office:value-type="float" office:value="60" calcext:value-type="float">
            <text:p>60</text:p>
          </table:table-cell>
          <table:table-cell table:formula="of:=([.C19]-[Frame.$A$6])*COS([.$I$2]*PI()/180) - ([.D19] - [Frame.$B$6])*SIN([.$I$2]*PI()/180) + [Frame.$A$6]" office:value-type="float" office:value="85" calcext:value-type="float">
            <text:p>85</text:p>
          </table:table-cell>
          <table:table-cell table:formula="of:=([.C19]-[Frame.$A$6])*SIN([.$I$2]*PI()/180) + ([.D19] - [Frame.$B$6])*COS([.$I$2]*PI()/180) + [Frame.$B$6]" office:value-type="float" office:value="68" calcext:value-type="float">
            <text:p>68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table:formula="of:=128-[.A20]" office:value-type="float" office:value="68" calcext:value-type="float">
            <text:p>68</text:p>
          </table:table-cell>
          <table:table-cell table:formula="of:=[.B20]" office:value-type="float" office:value="44" calcext:value-type="float">
            <text:p>44</text:p>
          </table:table-cell>
          <table:table-cell table:formula="of:=([.A20]-[Frame.$A$6])*COS([.$I$2]*PI()/180) - ([.B20] - [Frame.$B$6])*SIN([.$I$2]*PI()/180) + [Frame.$A$6]" office:value-type="float" office:value="84" calcext:value-type="float">
            <text:p>84</text:p>
          </table:table-cell>
          <table:table-cell table:formula="of:=([.A20]-[Frame.$A$6])*SIN([.$I$2]*PI()/180) + ([.B20] - [Frame.$B$6])*COS([.$I$2]*PI()/180) + [Frame.$B$6]" office:value-type="float" office:value="60" calcext:value-type="float">
            <text:p>60</text:p>
          </table:table-cell>
          <table:table-cell table:formula="of:=([.C20]-[Frame.$A$6])*COS([.$I$2]*PI()/180) - ([.D20] - [Frame.$B$6])*SIN([.$I$2]*PI()/180) + [Frame.$A$6]" office:value-type="float" office:value="84" calcext:value-type="float">
            <text:p>84</text:p>
          </table:table-cell>
          <table:table-cell table:formula="of:=([.C20]-[Frame.$A$6])*SIN([.$I$2]*PI()/180) + ([.D20] - [Frame.$B$6])*COS([.$I$2]*PI()/180) + [Frame.$B$6]" office:value-type="float" office:value="68" calcext:value-type="float">
            <text:p>68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table:formula="of:=128-[.A21]" office:value-type="float" office:value="68" calcext:value-type="float">
            <text:p>68</text:p>
          </table:table-cell>
          <table:table-cell table:formula="of:=[.B21]" office:value-type="float" office:value="45" calcext:value-type="float">
            <text:p>45</text:p>
          </table:table-cell>
          <table:table-cell table:formula="of:=([.A21]-[Frame.$A$6])*COS([.$I$2]*PI()/180) - ([.B21] - [Frame.$B$6])*SIN([.$I$2]*PI()/180) + [Frame.$A$6]" office:value-type="float" office:value="83" calcext:value-type="float">
            <text:p>83</text:p>
          </table:table-cell>
          <table:table-cell table:formula="of:=([.A21]-[Frame.$A$6])*SIN([.$I$2]*PI()/180) + ([.B21] - [Frame.$B$6])*COS([.$I$2]*PI()/180) + [Frame.$B$6]" office:value-type="float" office:value="60" calcext:value-type="float">
            <text:p>60</text:p>
          </table:table-cell>
          <table:table-cell table:formula="of:=([.C21]-[Frame.$A$6])*COS([.$I$2]*PI()/180) - ([.D21] - [Frame.$B$6])*SIN([.$I$2]*PI()/180) + [Frame.$A$6]" office:value-type="float" office:value="83" calcext:value-type="float">
            <text:p>83</text:p>
          </table:table-cell>
          <table:table-cell table:formula="of:=([.C21]-[Frame.$A$6])*SIN([.$I$2]*PI()/180) + ([.D21] - [Frame.$B$6])*COS([.$I$2]*PI()/180) + [Frame.$B$6]" office:value-type="float" office:value="68" calcext:value-type="float">
            <text:p>68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table:formula="of:=128-[.A22]" office:value-type="float" office:value="68" calcext:value-type="float">
            <text:p>68</text:p>
          </table:table-cell>
          <table:table-cell table:formula="of:=[.B22]" office:value-type="float" office:value="46" calcext:value-type="float">
            <text:p>46</text:p>
          </table:table-cell>
          <table:table-cell table:formula="of:=([.A22]-[Frame.$A$6])*COS([.$I$2]*PI()/180) - ([.B22] - [Frame.$B$6])*SIN([.$I$2]*PI()/180) + [Frame.$A$6]" office:value-type="float" office:value="82" calcext:value-type="float">
            <text:p>82</text:p>
          </table:table-cell>
          <table:table-cell table:formula="of:=([.A22]-[Frame.$A$6])*SIN([.$I$2]*PI()/180) + ([.B22] - [Frame.$B$6])*COS([.$I$2]*PI()/180) + [Frame.$B$6]" office:value-type="float" office:value="60" calcext:value-type="float">
            <text:p>60</text:p>
          </table:table-cell>
          <table:table-cell table:formula="of:=([.C22]-[Frame.$A$6])*COS([.$I$2]*PI()/180) - ([.D22] - [Frame.$B$6])*SIN([.$I$2]*PI()/180) + [Frame.$A$6]" office:value-type="float" office:value="82" calcext:value-type="float">
            <text:p>82</text:p>
          </table:table-cell>
          <table:table-cell table:formula="of:=([.C22]-[Frame.$A$6])*SIN([.$I$2]*PI()/180) + ([.D22] - [Frame.$B$6])*COS([.$I$2]*PI()/180) + [Frame.$B$6]" office:value-type="float" office:value="68" calcext:value-type="float">
            <text:p>68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table:formula="of:=128-[.A23]" office:value-type="float" office:value="68" calcext:value-type="float">
            <text:p>68</text:p>
          </table:table-cell>
          <table:table-cell table:formula="of:=[.B23]" office:value-type="float" office:value="47" calcext:value-type="float">
            <text:p>47</text:p>
          </table:table-cell>
          <table:table-cell table:formula="of:=([.A23]-[Frame.$A$6])*COS([.$I$2]*PI()/180) - ([.B23] - [Frame.$B$6])*SIN([.$I$2]*PI()/180) + [Frame.$A$6]" office:value-type="float" office:value="81" calcext:value-type="float">
            <text:p>81</text:p>
          </table:table-cell>
          <table:table-cell table:formula="of:=([.A23]-[Frame.$A$6])*SIN([.$I$2]*PI()/180) + ([.B23] - [Frame.$B$6])*COS([.$I$2]*PI()/180) + [Frame.$B$6]" office:value-type="float" office:value="60" calcext:value-type="float">
            <text:p>60</text:p>
          </table:table-cell>
          <table:table-cell table:formula="of:=([.C23]-[Frame.$A$6])*COS([.$I$2]*PI()/180) - ([.D23] - [Frame.$B$6])*SIN([.$I$2]*PI()/180) + [Frame.$A$6]" office:value-type="float" office:value="81" calcext:value-type="float">
            <text:p>81</text:p>
          </table:table-cell>
          <table:table-cell table:formula="of:=([.C23]-[Frame.$A$6])*SIN([.$I$2]*PI()/180) + ([.D23] - [Frame.$B$6])*COS([.$I$2]*PI()/180) + [Frame.$B$6]" office:value-type="float" office:value="68" calcext:value-type="float">
            <text:p>68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formula="of:=128-[.A24]" office:value-type="float" office:value="68" calcext:value-type="float">
            <text:p>68</text:p>
          </table:table-cell>
          <table:table-cell table:formula="of:=[.B24]" office:value-type="float" office:value="48" calcext:value-type="float">
            <text:p>48</text:p>
          </table:table-cell>
          <table:table-cell table:formula="of:=([.A24]-[Frame.$A$6])*COS([.$I$2]*PI()/180) - ([.B24] - [Frame.$B$6])*SIN([.$I$2]*PI()/180) + [Frame.$A$6]" office:value-type="float" office:value="80" calcext:value-type="float">
            <text:p>80</text:p>
          </table:table-cell>
          <table:table-cell table:formula="of:=([.A24]-[Frame.$A$6])*SIN([.$I$2]*PI()/180) + ([.B24] - [Frame.$B$6])*COS([.$I$2]*PI()/180) + [Frame.$B$6]" office:value-type="float" office:value="60" calcext:value-type="float">
            <text:p>60</text:p>
          </table:table-cell>
          <table:table-cell table:formula="of:=([.C24]-[Frame.$A$6])*COS([.$I$2]*PI()/180) - ([.D24] - [Frame.$B$6])*SIN([.$I$2]*PI()/180) + [Frame.$A$6]" office:value-type="float" office:value="80" calcext:value-type="float">
            <text:p>80</text:p>
          </table:table-cell>
          <table:table-cell table:formula="of:=([.C24]-[Frame.$A$6])*SIN([.$I$2]*PI()/180) + ([.D24] - [Frame.$B$6])*COS([.$I$2]*PI()/180) + [Frame.$B$6]" office:value-type="float" office:value="68" calcext:value-type="float">
            <text:p>68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formula="of:=128-[.A25]" office:value-type="float" office:value="68" calcext:value-type="float">
            <text:p>68</text:p>
          </table:table-cell>
          <table:table-cell table:formula="of:=[.B25]" office:value-type="float" office:value="49" calcext:value-type="float">
            <text:p>49</text:p>
          </table:table-cell>
          <table:table-cell table:formula="of:=([.A25]-[Frame.$A$6])*COS([.$I$2]*PI()/180) - ([.B25] - [Frame.$B$6])*SIN([.$I$2]*PI()/180) + [Frame.$A$6]" office:value-type="float" office:value="79" calcext:value-type="float">
            <text:p>79</text:p>
          </table:table-cell>
          <table:table-cell table:formula="of:=([.A25]-[Frame.$A$6])*SIN([.$I$2]*PI()/180) + ([.B25] - [Frame.$B$6])*COS([.$I$2]*PI()/180) + [Frame.$B$6]" office:value-type="float" office:value="60" calcext:value-type="float">
            <text:p>60</text:p>
          </table:table-cell>
          <table:table-cell table:formula="of:=([.C25]-[Frame.$A$6])*COS([.$I$2]*PI()/180) - ([.D25] - [Frame.$B$6])*SIN([.$I$2]*PI()/180) + [Frame.$A$6]" office:value-type="float" office:value="79" calcext:value-type="float">
            <text:p>79</text:p>
          </table:table-cell>
          <table:table-cell table:formula="of:=([.C25]-[Frame.$A$6])*SIN([.$I$2]*PI()/180) + ([.D25] - [Frame.$B$6])*COS([.$I$2]*PI()/180) + [Frame.$B$6]" office:value-type="float" office:value="68" calcext:value-type="float">
            <text:p>68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formula="of:=128-[.A26]" office:value-type="float" office:value="68" calcext:value-type="float">
            <text:p>68</text:p>
          </table:table-cell>
          <table:table-cell table:formula="of:=[.B26]" office:value-type="float" office:value="50" calcext:value-type="float">
            <text:p>50</text:p>
          </table:table-cell>
          <table:table-cell table:formula="of:=([.A26]-[Frame.$A$6])*COS([.$I$2]*PI()/180) - ([.B26] - [Frame.$B$6])*SIN([.$I$2]*PI()/180) + [Frame.$A$6]" office:value-type="float" office:value="78" calcext:value-type="float">
            <text:p>78</text:p>
          </table:table-cell>
          <table:table-cell table:formula="of:=([.A26]-[Frame.$A$6])*SIN([.$I$2]*PI()/180) + ([.B26] - [Frame.$B$6])*COS([.$I$2]*PI()/180) + [Frame.$B$6]" office:value-type="float" office:value="60" calcext:value-type="float">
            <text:p>60</text:p>
          </table:table-cell>
          <table:table-cell table:formula="of:=([.C26]-[Frame.$A$6])*COS([.$I$2]*PI()/180) - ([.D26] - [Frame.$B$6])*SIN([.$I$2]*PI()/180) + [Frame.$A$6]" office:value-type="float" office:value="78" calcext:value-type="float">
            <text:p>78</text:p>
          </table:table-cell>
          <table:table-cell table:formula="of:=([.C26]-[Frame.$A$6])*SIN([.$I$2]*PI()/180) + ([.D26] - [Frame.$B$6])*COS([.$I$2]*PI()/180) + [Frame.$B$6]" office:value-type="float" office:value="68" calcext:value-type="float">
            <text:p>68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table:formula="of:=128-[.A27]" office:value-type="float" office:value="68" calcext:value-type="float">
            <text:p>68</text:p>
          </table:table-cell>
          <table:table-cell table:formula="of:=[.B27]" office:value-type="float" office:value="51" calcext:value-type="float">
            <text:p>51</text:p>
          </table:table-cell>
          <table:table-cell table:formula="of:=([.A27]-[Frame.$A$6])*COS([.$I$2]*PI()/180) - ([.B27] - [Frame.$B$6])*SIN([.$I$2]*PI()/180) + [Frame.$A$6]" office:value-type="float" office:value="77" calcext:value-type="float">
            <text:p>77</text:p>
          </table:table-cell>
          <table:table-cell table:formula="of:=([.A27]-[Frame.$A$6])*SIN([.$I$2]*PI()/180) + ([.B27] - [Frame.$B$6])*COS([.$I$2]*PI()/180) + [Frame.$B$6]" office:value-type="float" office:value="60" calcext:value-type="float">
            <text:p>60</text:p>
          </table:table-cell>
          <table:table-cell table:formula="of:=([.C27]-[Frame.$A$6])*COS([.$I$2]*PI()/180) - ([.D27] - [Frame.$B$6])*SIN([.$I$2]*PI()/180) + [Frame.$A$6]" office:value-type="float" office:value="77" calcext:value-type="float">
            <text:p>77</text:p>
          </table:table-cell>
          <table:table-cell table:formula="of:=([.C27]-[Frame.$A$6])*SIN([.$I$2]*PI()/180) + ([.D27] - [Frame.$B$6])*COS([.$I$2]*PI()/180) + [Frame.$B$6]" office:value-type="float" office:value="68" calcext:value-type="float">
            <text:p>68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table:formula="of:=128-[.A28]" office:value-type="float" office:value="68" calcext:value-type="float">
            <text:p>68</text:p>
          </table:table-cell>
          <table:table-cell table:formula="of:=[.B28]" office:value-type="float" office:value="52" calcext:value-type="float">
            <text:p>52</text:p>
          </table:table-cell>
          <table:table-cell table:formula="of:=([.A28]-[Frame.$A$6])*COS([.$I$2]*PI()/180) - ([.B28] - [Frame.$B$6])*SIN([.$I$2]*PI()/180) + [Frame.$A$6]" office:value-type="float" office:value="76" calcext:value-type="float">
            <text:p>76</text:p>
          </table:table-cell>
          <table:table-cell table:formula="of:=([.A28]-[Frame.$A$6])*SIN([.$I$2]*PI()/180) + ([.B28] - [Frame.$B$6])*COS([.$I$2]*PI()/180) + [Frame.$B$6]" office:value-type="float" office:value="60" calcext:value-type="float">
            <text:p>60</text:p>
          </table:table-cell>
          <table:table-cell table:formula="of:=([.C28]-[Frame.$A$6])*COS([.$I$2]*PI()/180) - ([.D28] - [Frame.$B$6])*SIN([.$I$2]*PI()/180) + [Frame.$A$6]" office:value-type="float" office:value="76" calcext:value-type="float">
            <text:p>76</text:p>
          </table:table-cell>
          <table:table-cell table:formula="of:=([.C28]-[Frame.$A$6])*SIN([.$I$2]*PI()/180) + ([.D28] - [Frame.$B$6])*COS([.$I$2]*PI()/180) + [Frame.$B$6]" office:value-type="float" office:value="68" calcext:value-type="float">
            <text:p>68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table:formula="of:=128-[.A29]" office:value-type="float" office:value="68" calcext:value-type="float">
            <text:p>68</text:p>
          </table:table-cell>
          <table:table-cell table:formula="of:=[.B29]" office:value-type="float" office:value="53" calcext:value-type="float">
            <text:p>53</text:p>
          </table:table-cell>
          <table:table-cell table:formula="of:=([.A29]-[Frame.$A$6])*COS([.$I$2]*PI()/180) - ([.B29] - [Frame.$B$6])*SIN([.$I$2]*PI()/180) + [Frame.$A$6]" office:value-type="float" office:value="75" calcext:value-type="float">
            <text:p>75</text:p>
          </table:table-cell>
          <table:table-cell table:formula="of:=([.A29]-[Frame.$A$6])*SIN([.$I$2]*PI()/180) + ([.B29] - [Frame.$B$6])*COS([.$I$2]*PI()/180) + [Frame.$B$6]" office:value-type="float" office:value="60" calcext:value-type="float">
            <text:p>60</text:p>
          </table:table-cell>
          <table:table-cell table:formula="of:=([.C29]-[Frame.$A$6])*COS([.$I$2]*PI()/180) - ([.D29] - [Frame.$B$6])*SIN([.$I$2]*PI()/180) + [Frame.$A$6]" office:value-type="float" office:value="75" calcext:value-type="float">
            <text:p>75</text:p>
          </table:table-cell>
          <table:table-cell table:formula="of:=([.C29]-[Frame.$A$6])*SIN([.$I$2]*PI()/180) + ([.D29] - [Frame.$B$6])*COS([.$I$2]*PI()/180) + [Frame.$B$6]" office:value-type="float" office:value="68" calcext:value-type="float">
            <text:p>68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table:formula="of:=128-[.A30]" office:value-type="float" office:value="68" calcext:value-type="float">
            <text:p>68</text:p>
          </table:table-cell>
          <table:table-cell table:formula="of:=[.B30]" office:value-type="float" office:value="54" calcext:value-type="float">
            <text:p>54</text:p>
          </table:table-cell>
          <table:table-cell table:formula="of:=([.A30]-[Frame.$A$6])*COS([.$I$2]*PI()/180) - ([.B30] - [Frame.$B$6])*SIN([.$I$2]*PI()/180) + [Frame.$A$6]" office:value-type="float" office:value="74" calcext:value-type="float">
            <text:p>74</text:p>
          </table:table-cell>
          <table:table-cell table:formula="of:=([.A30]-[Frame.$A$6])*SIN([.$I$2]*PI()/180) + ([.B30] - [Frame.$B$6])*COS([.$I$2]*PI()/180) + [Frame.$B$6]" office:value-type="float" office:value="60" calcext:value-type="float">
            <text:p>60</text:p>
          </table:table-cell>
          <table:table-cell table:formula="of:=([.C30]-[Frame.$A$6])*COS([.$I$2]*PI()/180) - ([.D30] - [Frame.$B$6])*SIN([.$I$2]*PI()/180) + [Frame.$A$6]" office:value-type="float" office:value="74" calcext:value-type="float">
            <text:p>74</text:p>
          </table:table-cell>
          <table:table-cell table:formula="of:=([.C30]-[Frame.$A$6])*SIN([.$I$2]*PI()/180) + ([.D30] - [Frame.$B$6])*COS([.$I$2]*PI()/180) + [Frame.$B$6]" office:value-type="float" office:value="68" calcext:value-type="float">
            <text:p>68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table:formula="of:=128-[.A31]" office:value-type="float" office:value="68" calcext:value-type="float">
            <text:p>68</text:p>
          </table:table-cell>
          <table:table-cell table:formula="of:=[.B31]" office:value-type="float" office:value="55" calcext:value-type="float">
            <text:p>55</text:p>
          </table:table-cell>
          <table:table-cell table:formula="of:=([.A31]-[Frame.$A$6])*COS([.$I$2]*PI()/180) - ([.B31] - [Frame.$B$6])*SIN([.$I$2]*PI()/180) + [Frame.$A$6]" office:value-type="float" office:value="73" calcext:value-type="float">
            <text:p>73</text:p>
          </table:table-cell>
          <table:table-cell table:formula="of:=([.A31]-[Frame.$A$6])*SIN([.$I$2]*PI()/180) + ([.B31] - [Frame.$B$6])*COS([.$I$2]*PI()/180) + [Frame.$B$6]" office:value-type="float" office:value="60" calcext:value-type="float">
            <text:p>60</text:p>
          </table:table-cell>
          <table:table-cell table:formula="of:=([.C31]-[Frame.$A$6])*COS([.$I$2]*PI()/180) - ([.D31] - [Frame.$B$6])*SIN([.$I$2]*PI()/180) + [Frame.$A$6]" office:value-type="float" office:value="73" calcext:value-type="float">
            <text:p>73</text:p>
          </table:table-cell>
          <table:table-cell table:formula="of:=([.C31]-[Frame.$A$6])*SIN([.$I$2]*PI()/180) + ([.D31] - [Frame.$B$6])*COS([.$I$2]*PI()/180) + [Frame.$B$6]" office:value-type="float" office:value="68" calcext:value-type="float">
            <text:p>68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table:formula="of:=128-[.A32]" office:value-type="float" office:value="68" calcext:value-type="float">
            <text:p>68</text:p>
          </table:table-cell>
          <table:table-cell table:formula="of:=[.B32]" office:value-type="float" office:value="56" calcext:value-type="float">
            <text:p>56</text:p>
          </table:table-cell>
          <table:table-cell table:formula="of:=([.A32]-[Frame.$A$6])*COS([.$I$2]*PI()/180) - ([.B32] - [Frame.$B$6])*SIN([.$I$2]*PI()/180) + [Frame.$A$6]" office:value-type="float" office:value="72" calcext:value-type="float">
            <text:p>72</text:p>
          </table:table-cell>
          <table:table-cell table:formula="of:=([.A32]-[Frame.$A$6])*SIN([.$I$2]*PI()/180) + ([.B32] - [Frame.$B$6])*COS([.$I$2]*PI()/180) + [Frame.$B$6]" office:value-type="float" office:value="60" calcext:value-type="float">
            <text:p>60</text:p>
          </table:table-cell>
          <table:table-cell table:formula="of:=([.C32]-[Frame.$A$6])*COS([.$I$2]*PI()/180) - ([.D32] - [Frame.$B$6])*SIN([.$I$2]*PI()/180) + [Frame.$A$6]" office:value-type="float" office:value="72" calcext:value-type="float">
            <text:p>72</text:p>
          </table:table-cell>
          <table:table-cell table:formula="of:=([.C32]-[Frame.$A$6])*SIN([.$I$2]*PI()/180) + ([.D32] - [Frame.$B$6])*COS([.$I$2]*PI()/180) + [Frame.$B$6]" office:value-type="float" office:value="68" calcext:value-type="float">
            <text:p>68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table:formula="of:=128-[.A33]" office:value-type="float" office:value="68" calcext:value-type="float">
            <text:p>68</text:p>
          </table:table-cell>
          <table:table-cell table:formula="of:=[.B33]" office:value-type="float" office:value="57" calcext:value-type="float">
            <text:p>57</text:p>
          </table:table-cell>
          <table:table-cell table:formula="of:=([.A33]-[Frame.$A$6])*COS([.$I$2]*PI()/180) - ([.B33] - [Frame.$B$6])*SIN([.$I$2]*PI()/180) + [Frame.$A$6]" office:value-type="float" office:value="71" calcext:value-type="float">
            <text:p>71</text:p>
          </table:table-cell>
          <table:table-cell table:formula="of:=([.A33]-[Frame.$A$6])*SIN([.$I$2]*PI()/180) + ([.B33] - [Frame.$B$6])*COS([.$I$2]*PI()/180) + [Frame.$B$6]" office:value-type="float" office:value="60" calcext:value-type="float">
            <text:p>60</text:p>
          </table:table-cell>
          <table:table-cell table:formula="of:=([.C33]-[Frame.$A$6])*COS([.$I$2]*PI()/180) - ([.D33] - [Frame.$B$6])*SIN([.$I$2]*PI()/180) + [Frame.$A$6]" office:value-type="float" office:value="71" calcext:value-type="float">
            <text:p>71</text:p>
          </table:table-cell>
          <table:table-cell table:formula="of:=([.C33]-[Frame.$A$6])*SIN([.$I$2]*PI()/180) + ([.D33] - [Frame.$B$6])*COS([.$I$2]*PI()/180) + [Frame.$B$6]" office:value-type="float" office:value="68" calcext:value-type="float">
            <text:p>68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table:formula="of:=128-[.A34]" office:value-type="float" office:value="68" calcext:value-type="float">
            <text:p>68</text:p>
          </table:table-cell>
          <table:table-cell table:formula="of:=[.B34]" office:value-type="float" office:value="58" calcext:value-type="float">
            <text:p>58</text:p>
          </table:table-cell>
          <table:table-cell table:formula="of:=([.A34]-[Frame.$A$6])*COS([.$I$2]*PI()/180) - ([.B34] - [Frame.$B$6])*SIN([.$I$2]*PI()/180) + [Frame.$A$6]" office:value-type="float" office:value="70" calcext:value-type="float">
            <text:p>70</text:p>
          </table:table-cell>
          <table:table-cell table:formula="of:=([.A34]-[Frame.$A$6])*SIN([.$I$2]*PI()/180) + ([.B34] - [Frame.$B$6])*COS([.$I$2]*PI()/180) + [Frame.$B$6]" office:value-type="float" office:value="60" calcext:value-type="float">
            <text:p>60</text:p>
          </table:table-cell>
          <table:table-cell table:formula="of:=([.C34]-[Frame.$A$6])*COS([.$I$2]*PI()/180) - ([.D34] - [Frame.$B$6])*SIN([.$I$2]*PI()/180) + [Frame.$A$6]" office:value-type="float" office:value="70" calcext:value-type="float">
            <text:p>70</text:p>
          </table:table-cell>
          <table:table-cell table:formula="of:=([.C34]-[Frame.$A$6])*SIN([.$I$2]*PI()/180) + ([.D34] - [Frame.$B$6])*COS([.$I$2]*PI()/180) + [Frame.$B$6]" office:value-type="float" office:value="68" calcext:value-type="float">
            <text:p>68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table:formula="of:=128-[.A35]" office:value-type="float" office:value="68" calcext:value-type="float">
            <text:p>68</text:p>
          </table:table-cell>
          <table:table-cell table:formula="of:=[.B35]" office:value-type="float" office:value="59" calcext:value-type="float">
            <text:p>59</text:p>
          </table:table-cell>
          <table:table-cell table:formula="of:=([.A35]-[Frame.$A$6])*COS([.$I$2]*PI()/180) - ([.B35] - [Frame.$B$6])*SIN([.$I$2]*PI()/180) + [Frame.$A$6]" office:value-type="float" office:value="69" calcext:value-type="float">
            <text:p>69</text:p>
          </table:table-cell>
          <table:table-cell table:formula="of:=([.A35]-[Frame.$A$6])*SIN([.$I$2]*PI()/180) + ([.B35] - [Frame.$B$6])*COS([.$I$2]*PI()/180) + [Frame.$B$6]" office:value-type="float" office:value="60" calcext:value-type="float">
            <text:p>60</text:p>
          </table:table-cell>
          <table:table-cell table:formula="of:=([.C35]-[Frame.$A$6])*COS([.$I$2]*PI()/180) - ([.D35] - [Frame.$B$6])*SIN([.$I$2]*PI()/180) + [Frame.$A$6]" office:value-type="float" office:value="69" calcext:value-type="float">
            <text:p>69</text:p>
          </table:table-cell>
          <table:table-cell table:formula="of:=([.C35]-[Frame.$A$6])*SIN([.$I$2]*PI()/180) + ([.D35] - [Frame.$B$6])*COS([.$I$2]*PI()/180) + [Frame.$B$6]" office:value-type="float" office:value="68" calcext:value-type="float">
            <text:p>68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table:formula="of:=128-[.A36]" office:value-type="float" office:value="68" calcext:value-type="float">
            <text:p>68</text:p>
          </table:table-cell>
          <table:table-cell table:formula="of:=[.B36]" office:value-type="float" office:value="60" calcext:value-type="float">
            <text:p>60</text:p>
          </table:table-cell>
          <table:table-cell table:formula="of:=([.A36]-[Frame.$A$6])*COS([.$I$2]*PI()/180) - ([.B36] - [Frame.$B$6])*SIN([.$I$2]*PI()/180) + [Frame.$A$6]" office:value-type="float" office:value="68" calcext:value-type="float">
            <text:p>68</text:p>
          </table:table-cell>
          <table:table-cell table:formula="of:=([.A36]-[Frame.$A$6])*SIN([.$I$2]*PI()/180) + ([.B36] - [Frame.$B$6])*COS([.$I$2]*PI()/180) + [Frame.$B$6]" office:value-type="float" office:value="60" calcext:value-type="float">
            <text:p>60</text:p>
          </table:table-cell>
          <table:table-cell table:formula="of:=([.C36]-[Frame.$A$6])*COS([.$I$2]*PI()/180) - ([.D36] - [Frame.$B$6])*SIN([.$I$2]*PI()/180) + [Frame.$A$6]" office:value-type="float" office:value="68" calcext:value-type="float">
            <text:p>68</text:p>
          </table:table-cell>
          <table:table-cell table:formula="of:=([.C36]-[Frame.$A$6])*SIN([.$I$2]*PI()/180) + ([.D36] - [Frame.$B$6])*COS([.$I$2]*PI()/180) + [Frame.$B$6]" office:value-type="float" office:value="68" calcext:value-type="float">
            <text:p>68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formula="of:=128-[.A37]" office:value-type="float" office:value="68" calcext:value-type="float">
            <text:p>68</text:p>
          </table:table-cell>
          <table:table-cell table:formula="of:=[.B37]" office:value-type="float" office:value="61" calcext:value-type="float">
            <text:p>61</text:p>
          </table:table-cell>
          <table:table-cell table:formula="of:=([.A37]-[Frame.$A$6])*COS([.$I$2]*PI()/180) - ([.B37] - [Frame.$B$6])*SIN([.$I$2]*PI()/180) + [Frame.$A$6]" office:value-type="float" office:value="67" calcext:value-type="float">
            <text:p>67</text:p>
          </table:table-cell>
          <table:table-cell table:formula="of:=([.A37]-[Frame.$A$6])*SIN([.$I$2]*PI()/180) + ([.B37] - [Frame.$B$6])*COS([.$I$2]*PI()/180) + [Frame.$B$6]" office:value-type="float" office:value="60" calcext:value-type="float">
            <text:p>60</text:p>
          </table:table-cell>
          <table:table-cell table:formula="of:=([.C37]-[Frame.$A$6])*COS([.$I$2]*PI()/180) - ([.D37] - [Frame.$B$6])*SIN([.$I$2]*PI()/180) + [Frame.$A$6]" office:value-type="float" office:value="67" calcext:value-type="float">
            <text:p>67</text:p>
          </table:table-cell>
          <table:table-cell table:formula="of:=([.C37]-[Frame.$A$6])*SIN([.$I$2]*PI()/180) + ([.D37] - [Frame.$B$6])*COS([.$I$2]*PI()/180) + [Frame.$B$6]" office:value-type="float" office:value="68" calcext:value-type="float">
            <text:p>68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table:formula="of:=128-[.A38]" office:value-type="float" office:value="68" calcext:value-type="float">
            <text:p>68</text:p>
          </table:table-cell>
          <table:table-cell table:formula="of:=[.B38]" office:value-type="float" office:value="62" calcext:value-type="float">
            <text:p>62</text:p>
          </table:table-cell>
          <table:table-cell table:formula="of:=([.A38]-[Frame.$A$6])*COS([.$I$2]*PI()/180) - ([.B38] - [Frame.$B$6])*SIN([.$I$2]*PI()/180) + [Frame.$A$6]" office:value-type="float" office:value="66" calcext:value-type="float">
            <text:p>66</text:p>
          </table:table-cell>
          <table:table-cell table:formula="of:=([.A38]-[Frame.$A$6])*SIN([.$I$2]*PI()/180) + ([.B38] - [Frame.$B$6])*COS([.$I$2]*PI()/180) + [Frame.$B$6]" office:value-type="float" office:value="60" calcext:value-type="float">
            <text:p>60</text:p>
          </table:table-cell>
          <table:table-cell table:formula="of:=([.C38]-[Frame.$A$6])*COS([.$I$2]*PI()/180) - ([.D38] - [Frame.$B$6])*SIN([.$I$2]*PI()/180) + [Frame.$A$6]" office:value-type="float" office:value="66" calcext:value-type="float">
            <text:p>66</text:p>
          </table:table-cell>
          <table:table-cell table:formula="of:=([.C38]-[Frame.$A$6])*SIN([.$I$2]*PI()/180) + ([.D38] - [Frame.$B$6])*COS([.$I$2]*PI()/180) + [Frame.$B$6]" office:value-type="float" office:value="68" calcext:value-type="float">
            <text:p>68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table:formula="of:=128-[.A39]" office:value-type="float" office:value="68" calcext:value-type="float">
            <text:p>68</text:p>
          </table:table-cell>
          <table:table-cell table:formula="of:=[.B39]" office:value-type="float" office:value="63" calcext:value-type="float">
            <text:p>63</text:p>
          </table:table-cell>
          <table:table-cell table:formula="of:=([.A39]-[Frame.$A$6])*COS([.$I$2]*PI()/180) - ([.B39] - [Frame.$B$6])*SIN([.$I$2]*PI()/180) + [Frame.$A$6]" office:value-type="float" office:value="65" calcext:value-type="float">
            <text:p>65</text:p>
          </table:table-cell>
          <table:table-cell table:formula="of:=([.A39]-[Frame.$A$6])*SIN([.$I$2]*PI()/180) + ([.B39] - [Frame.$B$6])*COS([.$I$2]*PI()/180) + [Frame.$B$6]" office:value-type="float" office:value="60" calcext:value-type="float">
            <text:p>60</text:p>
          </table:table-cell>
          <table:table-cell table:formula="of:=([.C39]-[Frame.$A$6])*COS([.$I$2]*PI()/180) - ([.D39] - [Frame.$B$6])*SIN([.$I$2]*PI()/180) + [Frame.$A$6]" office:value-type="float" office:value="65" calcext:value-type="float">
            <text:p>65</text:p>
          </table:table-cell>
          <table:table-cell table:formula="of:=([.C39]-[Frame.$A$6])*SIN([.$I$2]*PI()/180) + ([.D39] - [Frame.$B$6])*COS([.$I$2]*PI()/180) + [Frame.$B$6]" office:value-type="float" office:value="68" calcext:value-type="float">
            <text:p>68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table:formula="of:=128-[.A40]" office:value-type="float" office:value="68" calcext:value-type="float">
            <text:p>68</text:p>
          </table:table-cell>
          <table:table-cell table:formula="of:=[.B40]" office:value-type="float" office:value="64" calcext:value-type="float">
            <text:p>64</text:p>
          </table:table-cell>
          <table:table-cell table:formula="of:=([.A40]-[Frame.$A$6])*COS([.$I$2]*PI()/180) - ([.B40] - [Frame.$B$6])*SIN([.$I$2]*PI()/180) + [Frame.$A$6]" office:value-type="float" office:value="64" calcext:value-type="float">
            <text:p>64</text:p>
          </table:table-cell>
          <table:table-cell table:formula="of:=([.A40]-[Frame.$A$6])*SIN([.$I$2]*PI()/180) + ([.B40] - [Frame.$B$6])*COS([.$I$2]*PI()/180) + [Frame.$B$6]" office:value-type="float" office:value="60" calcext:value-type="float">
            <text:p>60</text:p>
          </table:table-cell>
          <table:table-cell table:formula="of:=([.C40]-[Frame.$A$6])*COS([.$I$2]*PI()/180) - ([.D40] - [Frame.$B$6])*SIN([.$I$2]*PI()/180) + [Frame.$A$6]" office:value-type="float" office:value="64" calcext:value-type="float">
            <text:p>64</text:p>
          </table:table-cell>
          <table:table-cell table:formula="of:=([.C40]-[Frame.$A$6])*SIN([.$I$2]*PI()/180) + ([.D40] - [Frame.$B$6])*COS([.$I$2]*PI()/180) + [Frame.$B$6]" office:value-type="float" office:value="68" calcext:value-type="float">
            <text:p>68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table:formula="of:=128-[.A41]" office:value-type="float" office:value="68" calcext:value-type="float">
            <text:p>68</text:p>
          </table:table-cell>
          <table:table-cell table:formula="of:=[.B41]" office:value-type="float" office:value="65" calcext:value-type="float">
            <text:p>65</text:p>
          </table:table-cell>
          <table:table-cell table:formula="of:=([.A41]-[Frame.$A$6])*COS([.$I$2]*PI()/180) - ([.B41] - [Frame.$B$6])*SIN([.$I$2]*PI()/180) + [Frame.$A$6]" office:value-type="float" office:value="63" calcext:value-type="float">
            <text:p>63</text:p>
          </table:table-cell>
          <table:table-cell table:formula="of:=([.A41]-[Frame.$A$6])*SIN([.$I$2]*PI()/180) + ([.B41] - [Frame.$B$6])*COS([.$I$2]*PI()/180) + [Frame.$B$6]" office:value-type="float" office:value="60" calcext:value-type="float">
            <text:p>60</text:p>
          </table:table-cell>
          <table:table-cell table:formula="of:=([.C41]-[Frame.$A$6])*COS([.$I$2]*PI()/180) - ([.D41] - [Frame.$B$6])*SIN([.$I$2]*PI()/180) + [Frame.$A$6]" office:value-type="float" office:value="63" calcext:value-type="float">
            <text:p>63</text:p>
          </table:table-cell>
          <table:table-cell table:formula="of:=([.C41]-[Frame.$A$6])*SIN([.$I$2]*PI()/180) + ([.D41] - [Frame.$B$6])*COS([.$I$2]*PI()/180) + [Frame.$B$6]" office:value-type="float" office:value="68" calcext:value-type="float">
            <text:p>68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table:formula="of:=128-[.A42]" office:value-type="float" office:value="68" calcext:value-type="float">
            <text:p>68</text:p>
          </table:table-cell>
          <table:table-cell table:formula="of:=[.B42]" office:value-type="float" office:value="66" calcext:value-type="float">
            <text:p>66</text:p>
          </table:table-cell>
          <table:table-cell table:formula="of:=([.A42]-[Frame.$A$6])*COS([.$I$2]*PI()/180) - ([.B42] - [Frame.$B$6])*SIN([.$I$2]*PI()/180) + [Frame.$A$6]" office:value-type="float" office:value="62" calcext:value-type="float">
            <text:p>62</text:p>
          </table:table-cell>
          <table:table-cell table:formula="of:=([.A42]-[Frame.$A$6])*SIN([.$I$2]*PI()/180) + ([.B42] - [Frame.$B$6])*COS([.$I$2]*PI()/180) + [Frame.$B$6]" office:value-type="float" office:value="60" calcext:value-type="float">
            <text:p>60</text:p>
          </table:table-cell>
          <table:table-cell table:formula="of:=([.C42]-[Frame.$A$6])*COS([.$I$2]*PI()/180) - ([.D42] - [Frame.$B$6])*SIN([.$I$2]*PI()/180) + [Frame.$A$6]" office:value-type="float" office:value="62" calcext:value-type="float">
            <text:p>62</text:p>
          </table:table-cell>
          <table:table-cell table:formula="of:=([.C42]-[Frame.$A$6])*SIN([.$I$2]*PI()/180) + ([.D42] - [Frame.$B$6])*COS([.$I$2]*PI()/180) + [Frame.$B$6]" office:value-type="float" office:value="68" calcext:value-type="float">
            <text:p>68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table:formula="of:=128-[.A43]" office:value-type="float" office:value="68" calcext:value-type="float">
            <text:p>68</text:p>
          </table:table-cell>
          <table:table-cell table:formula="of:=[.B43]" office:value-type="float" office:value="67" calcext:value-type="float">
            <text:p>67</text:p>
          </table:table-cell>
          <table:table-cell table:formula="of:=([.A43]-[Frame.$A$6])*COS([.$I$2]*PI()/180) - ([.B43] - [Frame.$B$6])*SIN([.$I$2]*PI()/180) + [Frame.$A$6]" office:value-type="float" office:value="61" calcext:value-type="float">
            <text:p>61</text:p>
          </table:table-cell>
          <table:table-cell table:formula="of:=([.A43]-[Frame.$A$6])*SIN([.$I$2]*PI()/180) + ([.B43] - [Frame.$B$6])*COS([.$I$2]*PI()/180) + [Frame.$B$6]" office:value-type="float" office:value="60" calcext:value-type="float">
            <text:p>60</text:p>
          </table:table-cell>
          <table:table-cell table:formula="of:=([.C43]-[Frame.$A$6])*COS([.$I$2]*PI()/180) - ([.D43] - [Frame.$B$6])*SIN([.$I$2]*PI()/180) + [Frame.$A$6]" office:value-type="float" office:value="61" calcext:value-type="float">
            <text:p>61</text:p>
          </table:table-cell>
          <table:table-cell table:formula="of:=([.C43]-[Frame.$A$6])*SIN([.$I$2]*PI()/180) + ([.D43] - [Frame.$B$6])*COS([.$I$2]*PI()/180) + [Frame.$B$6]" office:value-type="float" office:value="68" calcext:value-type="float">
            <text:p>68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table:formula="of:=128-[.A44]" office:value-type="float" office:value="68" calcext:value-type="float">
            <text:p>68</text:p>
          </table:table-cell>
          <table:table-cell table:formula="of:=[.B44]" office:value-type="float" office:value="68" calcext:value-type="float">
            <text:p>68</text:p>
          </table:table-cell>
          <table:table-cell table:formula="of:=([.A44]-[Frame.$A$6])*COS([.$I$2]*PI()/180) - ([.B44] - [Frame.$B$6])*SIN([.$I$2]*PI()/180) + [Frame.$A$6]" office:value-type="float" office:value="60" calcext:value-type="float">
            <text:p>60</text:p>
          </table:table-cell>
          <table:table-cell table:formula="of:=([.A44]-[Frame.$A$6])*SIN([.$I$2]*PI()/180) + ([.B44] - [Frame.$B$6])*COS([.$I$2]*PI()/180) + [Frame.$B$6]" office:value-type="float" office:value="60" calcext:value-type="float">
            <text:p>60</text:p>
          </table:table-cell>
          <table:table-cell table:formula="of:=([.C44]-[Frame.$A$6])*COS([.$I$2]*PI()/180) - ([.D44] - [Frame.$B$6])*SIN([.$I$2]*PI()/180) + [Frame.$A$6]" office:value-type="float" office:value="60" calcext:value-type="float">
            <text:p>60</text:p>
          </table:table-cell>
          <table:table-cell table:formula="of:=([.C44]-[Frame.$A$6])*SIN([.$I$2]*PI()/180) + ([.D44] - [Frame.$B$6])*COS([.$I$2]*PI()/180) + [Frame.$B$6]" office:value-type="float" office:value="68" calcext:value-type="float">
            <text:p>68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table:formula="of:=128-[.A45]" office:value-type="float" office:value="68" calcext:value-type="float">
            <text:p>68</text:p>
          </table:table-cell>
          <table:table-cell table:formula="of:=[.B45]" office:value-type="float" office:value="69" calcext:value-type="float">
            <text:p>69</text:p>
          </table:table-cell>
          <table:table-cell table:formula="of:=([.A45]-[Frame.$A$6])*COS([.$I$2]*PI()/180) - ([.B45] - [Frame.$B$6])*SIN([.$I$2]*PI()/180) + [Frame.$A$6]" office:value-type="float" office:value="59" calcext:value-type="float">
            <text:p>59</text:p>
          </table:table-cell>
          <table:table-cell table:formula="of:=([.A45]-[Frame.$A$6])*SIN([.$I$2]*PI()/180) + ([.B45] - [Frame.$B$6])*COS([.$I$2]*PI()/180) + [Frame.$B$6]" office:value-type="float" office:value="60" calcext:value-type="float">
            <text:p>60</text:p>
          </table:table-cell>
          <table:table-cell table:formula="of:=([.C45]-[Frame.$A$6])*COS([.$I$2]*PI()/180) - ([.D45] - [Frame.$B$6])*SIN([.$I$2]*PI()/180) + [Frame.$A$6]" office:value-type="float" office:value="59" calcext:value-type="float">
            <text:p>59</text:p>
          </table:table-cell>
          <table:table-cell table:formula="of:=([.C45]-[Frame.$A$6])*SIN([.$I$2]*PI()/180) + ([.D45] - [Frame.$B$6])*COS([.$I$2]*PI()/180) + [Frame.$B$6]" office:value-type="float" office:value="68" calcext:value-type="float">
            <text:p>68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formula="of:=128-[.A46]" office:value-type="float" office:value="68" calcext:value-type="float">
            <text:p>68</text:p>
          </table:table-cell>
          <table:table-cell table:formula="of:=[.B46]" office:value-type="float" office:value="70" calcext:value-type="float">
            <text:p>70</text:p>
          </table:table-cell>
          <table:table-cell table:formula="of:=([.A46]-[Frame.$A$6])*COS([.$I$2]*PI()/180) - ([.B46] - [Frame.$B$6])*SIN([.$I$2]*PI()/180) + [Frame.$A$6]" office:value-type="float" office:value="58" calcext:value-type="float">
            <text:p>58</text:p>
          </table:table-cell>
          <table:table-cell table:formula="of:=([.A46]-[Frame.$A$6])*SIN([.$I$2]*PI()/180) + ([.B46] - [Frame.$B$6])*COS([.$I$2]*PI()/180) + [Frame.$B$6]" office:value-type="float" office:value="60" calcext:value-type="float">
            <text:p>60</text:p>
          </table:table-cell>
          <table:table-cell table:formula="of:=([.C46]-[Frame.$A$6])*COS([.$I$2]*PI()/180) - ([.D46] - [Frame.$B$6])*SIN([.$I$2]*PI()/180) + [Frame.$A$6]" office:value-type="float" office:value="58" calcext:value-type="float">
            <text:p>58</text:p>
          </table:table-cell>
          <table:table-cell table:formula="of:=([.C46]-[Frame.$A$6])*SIN([.$I$2]*PI()/180) + ([.D46] - [Frame.$B$6])*COS([.$I$2]*PI()/180) + [Frame.$B$6]" office:value-type="float" office:value="68" calcext:value-type="float">
            <text:p>68</text:p>
          </table:table-cell>
          <table:table-cell table:number-columns-repeated="101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table:formula="of:=128-[.A47]" office:value-type="float" office:value="67" calcext:value-type="float">
            <text:p>67</text:p>
          </table:table-cell>
          <table:table-cell table:formula="of:=[.B47]" office:value-type="float" office:value="70" calcext:value-type="float">
            <text:p>70</text:p>
          </table:table-cell>
          <table:table-cell table:formula="of:=([.A47]-[Frame.$A$6])*COS([.$I$2]*PI()/180) - ([.B47] - [Frame.$B$6])*SIN([.$I$2]*PI()/180) + [Frame.$A$6]" office:value-type="float" office:value="58" calcext:value-type="float">
            <text:p>58</text:p>
          </table:table-cell>
          <table:table-cell table:formula="of:=([.A47]-[Frame.$A$6])*SIN([.$I$2]*PI()/180) + ([.B47] - [Frame.$B$6])*COS([.$I$2]*PI()/180) + [Frame.$B$6]" office:value-type="float" office:value="61" calcext:value-type="float">
            <text:p>61</text:p>
          </table:table-cell>
          <table:table-cell table:formula="of:=([.C47]-[Frame.$A$6])*COS([.$I$2]*PI()/180) - ([.D47] - [Frame.$B$6])*SIN([.$I$2]*PI()/180) + [Frame.$A$6]" office:value-type="float" office:value="58" calcext:value-type="float">
            <text:p>58</text:p>
          </table:table-cell>
          <table:table-cell table:formula="of:=([.C47]-[Frame.$A$6])*SIN([.$I$2]*PI()/180) + ([.D47] - [Frame.$B$6])*COS([.$I$2]*PI()/180) + [Frame.$B$6]" office:value-type="float" office:value="67" calcext:value-type="float">
            <text:p>67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table:formula="of:=128-[.A48]" office:value-type="float" office:value="66" calcext:value-type="float">
            <text:p>66</text:p>
          </table:table-cell>
          <table:table-cell table:formula="of:=[.B48]" office:value-type="float" office:value="70" calcext:value-type="float">
            <text:p>70</text:p>
          </table:table-cell>
          <table:table-cell table:formula="of:=([.A48]-[Frame.$A$6])*COS([.$I$2]*PI()/180) - ([.B48] - [Frame.$B$6])*SIN([.$I$2]*PI()/180) + [Frame.$A$6]" office:value-type="float" office:value="58" calcext:value-type="float">
            <text:p>58</text:p>
          </table:table-cell>
          <table:table-cell table:formula="of:=([.A48]-[Frame.$A$6])*SIN([.$I$2]*PI()/180) + ([.B48] - [Frame.$B$6])*COS([.$I$2]*PI()/180) + [Frame.$B$6]" office:value-type="float" office:value="62" calcext:value-type="float">
            <text:p>62</text:p>
          </table:table-cell>
          <table:table-cell table:formula="of:=([.C48]-[Frame.$A$6])*COS([.$I$2]*PI()/180) - ([.D48] - [Frame.$B$6])*SIN([.$I$2]*PI()/180) + [Frame.$A$6]" office:value-type="float" office:value="58" calcext:value-type="float">
            <text:p>58</text:p>
          </table:table-cell>
          <table:table-cell table:formula="of:=([.C48]-[Frame.$A$6])*SIN([.$I$2]*PI()/180) + ([.D48] - [Frame.$B$6])*COS([.$I$2]*PI()/180) + [Frame.$B$6]" office:value-type="float" office:value="66" calcext:value-type="float">
            <text:p>66</text:p>
          </table:table-cell>
          <table:table-cell table:number-columns-repeated="101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table:formula="of:=128-[.A49]" office:value-type="float" office:value="65" calcext:value-type="float">
            <text:p>65</text:p>
          </table:table-cell>
          <table:table-cell table:formula="of:=[.B49]" office:value-type="float" office:value="70" calcext:value-type="float">
            <text:p>70</text:p>
          </table:table-cell>
          <table:table-cell table:formula="of:=([.A49]-[Frame.$A$6])*COS([.$I$2]*PI()/180) - ([.B49] - [Frame.$B$6])*SIN([.$I$2]*PI()/180) + [Frame.$A$6]" office:value-type="float" office:value="58" calcext:value-type="float">
            <text:p>58</text:p>
          </table:table-cell>
          <table:table-cell table:formula="of:=([.A49]-[Frame.$A$6])*SIN([.$I$2]*PI()/180) + ([.B49] - [Frame.$B$6])*COS([.$I$2]*PI()/180) + [Frame.$B$6]" office:value-type="float" office:value="63" calcext:value-type="float">
            <text:p>63</text:p>
          </table:table-cell>
          <table:table-cell table:formula="of:=([.C49]-[Frame.$A$6])*COS([.$I$2]*PI()/180) - ([.D49] - [Frame.$B$6])*SIN([.$I$2]*PI()/180) + [Frame.$A$6]" office:value-type="float" office:value="58" calcext:value-type="float">
            <text:p>58</text:p>
          </table:table-cell>
          <table:table-cell table:formula="of:=([.C49]-[Frame.$A$6])*SIN([.$I$2]*PI()/180) + ([.D49] - [Frame.$B$6])*COS([.$I$2]*PI()/180) + [Frame.$B$6]" office:value-type="float" office:value="65" calcext:value-type="float">
            <text:p>65</text:p>
          </table:table-cell>
          <table:table-cell table:number-columns-repeated="101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table:formula="of:=128-[.A50]" office:value-type="float" office:value="64" calcext:value-type="float">
            <text:p>64</text:p>
          </table:table-cell>
          <table:table-cell table:formula="of:=[.B50]" office:value-type="float" office:value="70" calcext:value-type="float">
            <text:p>70</text:p>
          </table:table-cell>
          <table:table-cell table:formula="of:=([.A50]-[Frame.$A$6])*COS([.$I$2]*PI()/180) - ([.B50] - [Frame.$B$6])*SIN([.$I$2]*PI()/180) + [Frame.$A$6]" office:value-type="float" office:value="58" calcext:value-type="float">
            <text:p>58</text:p>
          </table:table-cell>
          <table:table-cell table:formula="of:=([.A50]-[Frame.$A$6])*SIN([.$I$2]*PI()/180) + ([.B50] - [Frame.$B$6])*COS([.$I$2]*PI()/180) + [Frame.$B$6]" office:value-type="float" office:value="64" calcext:value-type="float">
            <text:p>64</text:p>
          </table:table-cell>
          <table:table-cell table:formula="of:=([.C50]-[Frame.$A$6])*COS([.$I$2]*PI()/180) - ([.D50] - [Frame.$B$6])*SIN([.$I$2]*PI()/180) + [Frame.$A$6]" office:value-type="float" office:value="58" calcext:value-type="float">
            <text:p>58</text:p>
          </table:table-cell>
          <table:table-cell table:formula="of:=([.C50]-[Frame.$A$6])*SIN([.$I$2]*PI()/180) + ([.D50] - [Frame.$B$6])*COS([.$I$2]*PI()/180) + [Frame.$B$6]" office:value-type="float" office:value="64" calcext:value-type="float">
            <text:p>64</text:p>
          </table:table-cell>
          <table:table-cell table:number-columns-repeated="1016"/>
        </table:table-row>
      </table:table>
      <table:table table:name="Minute Hand" table:style-name="ta1" table:print="false">
        <table:table-column table:style-name="co2" table:number-columns-repeated="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y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y2</text:p>
          </table:table-cell>
          <table:table-cell table:style-name="ce1" office:value-type="string" calcext:value-type="string">
            <text:p>x3</text:p>
          </table:table-cell>
          <table:table-cell table:style-name="ce1" office:value-type="string" calcext:value-type="string">
            <text:p>y3</text:p>
          </table:table-cell>
          <table:table-cell table:style-name="ce1" office:value-type="string" calcext:value-type="string">
            <text:p>x4</text:p>
          </table:table-cell>
          <table:table-cell table:style-name="ce1" office:value-type="string" calcext:value-type="string">
            <text:p>y4</text:p>
          </table:table-cell>
          <table:table-cell table:style-name="ce1" office:value-type="string" calcext:value-type="string">
            <text:p>rot</text:p>
          </table:table-cell>
          <table:table-cell table:style-name="ce1" table:number-columns-repeated="101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formula="of:=128-[.A2]" office:value-type="float" office:value="64" calcext:value-type="float">
            <text:p>64</text:p>
          </table:table-cell>
          <table:table-cell table:formula="of:=[.B2]" office:value-type="float" office:value="20" calcext:value-type="float">
            <text:p>20</text:p>
          </table:table-cell>
          <table:table-cell table:formula="of:=([.A2]-[Frame.$A$6])*COS([.$I$2]*PI()/180) - ([.B2] - [Frame.$B$6])*SIN([.$I$2]*PI()/180) + [Frame.$A$6]" office:value-type="float" office:value="107.038494432287" calcext:value-type="float">
            <text:p>107.0384944323</text:p>
          </table:table-cell>
          <table:table-cell table:formula="of:=([.A2]-[Frame.$A$6])*SIN([.$I$2]*PI()/180) + ([.B2] - [Frame.$B$6])*COS([.$I$2]*PI()/180) + [Frame.$B$6]" office:value-type="float" office:value="73.1481143959814" calcext:value-type="float">
            <text:p>73.148114396</text:p>
          </table:table-cell>
          <table:table-cell table:formula="of:=([.C2]-[Frame.$A$6])*COS([.$I$2]*PI()/180) - ([.D2] - [Frame.$B$6])*SIN([.$I$2]*PI()/180) + [Frame.$A$6]" office:value-type="float" office:value="107.038494432287" calcext:value-type="float">
            <text:p>107.0384944323</text:p>
          </table:table-cell>
          <table:table-cell table:style-name="ce25" table:formula="of:=([.C2]-[Frame.$A$6])*SIN([.$I$2]*PI()/180) + ([.D2] - [Frame.$B$6])*COS([.$I$2]*PI()/180) + [Frame.$B$6]" office:value-type="float" office:value="73.1481143959814" calcext:value-type="float">
            <text:p>73.148114396</text:p>
          </table:table-cell>
          <table:table-cell table:formula="of:=['Hands Drawing'.B2]*360/60" office:value-type="float" office:value="102" calcext:value-type="float">
            <text:p>102</text:p>
          </table:table-cell>
          <table:table-cell table:number-columns-repeated="101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table:formula="of:=128-[.A3]" office:value-type="float" office:value="65" calcext:value-type="float">
            <text:p>65</text:p>
          </table:table-cell>
          <table:table-cell table:formula="of:=[.B3]" office:value-type="float" office:value="20" calcext:value-type="float">
            <text:p>20</text:p>
          </table:table-cell>
          <table:table-cell table:formula="of:=([.A3]-[Frame.$A$6])*COS([.$I$2]*PI()/180) - ([.B3] - [Frame.$B$6])*SIN([.$I$2]*PI()/180) + [Frame.$A$6]" office:value-type="float" office:value="107.246406123105" calcext:value-type="float">
            <text:p>107.2464061231</text:p>
          </table:table-cell>
          <table:table-cell table:formula="of:=([.A3]-[Frame.$A$6])*SIN([.$I$2]*PI()/180) + ([.B3] - [Frame.$B$6])*COS([.$I$2]*PI()/180) + [Frame.$B$6]" office:value-type="float" office:value="72.1699667952476" calcext:value-type="float">
            <text:p>72.1699667952</text:p>
          </table:table-cell>
          <table:table-cell table:formula="of:=([.C3]-[Frame.$A$6])*COS([.$I$2]*PI()/180) - ([.D3] - [Frame.$B$6])*SIN([.$I$2]*PI()/180) + [Frame.$A$6]" office:value-type="float" office:value="106.83058274147" calcext:value-type="float">
            <text:p>106.8305827415</text:p>
          </table:table-cell>
          <table:table-cell table:style-name="ce25" table:formula="of:=([.C3]-[Frame.$A$6])*SIN([.$I$2]*PI()/180) + ([.D3] - [Frame.$B$6])*COS([.$I$2]*PI()/180) + [Frame.$B$6]" office:value-type="float" office:value="74.1262619967152" calcext:value-type="float">
            <text:p>74.1262619967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table:formula="of:=128-[.A4]" office:value-type="float" office:value="66" calcext:value-type="float">
            <text:p>66</text:p>
          </table:table-cell>
          <table:table-cell table:formula="of:=[.B4]" office:value-type="float" office:value="20" calcext:value-type="float">
            <text:p>20</text:p>
          </table:table-cell>
          <table:table-cell table:formula="of:=([.A4]-[Frame.$A$6])*COS([.$I$2]*PI()/180) - ([.B4] - [Frame.$B$6])*SIN([.$I$2]*PI()/180) + [Frame.$A$6]" office:value-type="float" office:value="107.454317813923" calcext:value-type="float">
            <text:p>107.4543178139</text:p>
          </table:table-cell>
          <table:table-cell table:formula="of:=([.A4]-[Frame.$A$6])*SIN([.$I$2]*PI()/180) + ([.B4] - [Frame.$B$6])*COS([.$I$2]*PI()/180) + [Frame.$B$6]" office:value-type="float" office:value="71.1918191945138" calcext:value-type="float">
            <text:p>71.1918191945</text:p>
          </table:table-cell>
          <table:table-cell table:formula="of:=([.C4]-[Frame.$A$6])*COS([.$I$2]*PI()/180) - ([.D4] - [Frame.$B$6])*SIN([.$I$2]*PI()/180) + [Frame.$A$6]" office:value-type="float" office:value="106.622671050652" calcext:value-type="float">
            <text:p>106.6226710507</text:p>
          </table:table-cell>
          <table:table-cell table:style-name="ce25" table:formula="of:=([.C4]-[Frame.$A$6])*SIN([.$I$2]*PI()/180) + ([.D4] - [Frame.$B$6])*COS([.$I$2]*PI()/180) + [Frame.$B$6]" office:value-type="float" office:value="75.104409597449" calcext:value-type="float">
            <text:p>75.1044095974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table:formula="of:=128-[.A5]" office:value-type="float" office:value="66" calcext:value-type="float">
            <text:p>66</text:p>
          </table:table-cell>
          <table:table-cell table:formula="of:=[.B5]" office:value-type="float" office:value="21" calcext:value-type="float">
            <text:p>21</text:p>
          </table:table-cell>
          <table:table-cell table:formula="of:=([.A5]-[Frame.$A$6])*COS([.$I$2]*PI()/180) - ([.B5] - [Frame.$B$6])*SIN([.$I$2]*PI()/180) + [Frame.$A$6]" office:value-type="float" office:value="106.476170213189" calcext:value-type="float">
            <text:p>106.4761702132</text:p>
          </table:table-cell>
          <table:table-cell table:formula="of:=([.A5]-[Frame.$A$6])*SIN([.$I$2]*PI()/180) + ([.B5] - [Frame.$B$6])*COS([.$I$2]*PI()/180) + [Frame.$B$6]" office:value-type="float" office:value="70.983907503696" calcext:value-type="float">
            <text:p>70.9839075037</text:p>
          </table:table-cell>
          <table:table-cell table:formula="of:=([.C5]-[Frame.$A$6])*COS([.$I$2]*PI()/180) - ([.D5] - [Frame.$B$6])*SIN([.$I$2]*PI()/180) + [Frame.$A$6]" office:value-type="float" office:value="105.644523449918" calcext:value-type="float">
            <text:p>105.6445234499</text:p>
          </table:table-cell>
          <table:table-cell table:formula="of:=([.C5]-[Frame.$A$6])*SIN([.$I$2]*PI()/180) + ([.D5] - [Frame.$B$6])*COS([.$I$2]*PI()/180) + [Frame.$B$6]" office:value-type="float" office:value="74.8964979066313" calcext:value-type="float">
            <text:p>74.8964979066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table:formula="of:=128-[.A6]" office:value-type="float" office:value="66" calcext:value-type="float">
            <text:p>66</text:p>
          </table:table-cell>
          <table:table-cell table:formula="of:=[.B6]" office:value-type="float" office:value="22" calcext:value-type="float">
            <text:p>22</text:p>
          </table:table-cell>
          <table:table-cell table:formula="of:=([.A6]-[Frame.$A$6])*COS([.$I$2]*PI()/180) - ([.B6] - [Frame.$B$6])*SIN([.$I$2]*PI()/180) + [Frame.$A$6]" office:value-type="float" office:value="105.498022612455" calcext:value-type="float">
            <text:p>105.4980226125</text:p>
          </table:table-cell>
          <table:table-cell table:formula="of:=([.A6]-[Frame.$A$6])*SIN([.$I$2]*PI()/180) + ([.B6] - [Frame.$B$6])*COS([.$I$2]*PI()/180) + [Frame.$B$6]" office:value-type="float" office:value="70.7759958128783" calcext:value-type="float">
            <text:p>70.7759958129</text:p>
          </table:table-cell>
          <table:table-cell table:formula="of:=([.C6]-[Frame.$A$6])*COS([.$I$2]*PI()/180) - ([.D6] - [Frame.$B$6])*SIN([.$I$2]*PI()/180) + [Frame.$A$6]" office:value-type="float" office:value="104.666375849184" calcext:value-type="float">
            <text:p>104.6663758492</text:p>
          </table:table-cell>
          <table:table-cell table:formula="of:=([.C6]-[Frame.$A$6])*SIN([.$I$2]*PI()/180) + ([.D6] - [Frame.$B$6])*COS([.$I$2]*PI()/180) + [Frame.$B$6]" office:value-type="float" office:value="74.6885862158135" calcext:value-type="float">
            <text:p>74.6885862158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table:formula="of:=128-[.A7]" office:value-type="float" office:value="66" calcext:value-type="float">
            <text:p>66</text:p>
          </table:table-cell>
          <table:table-cell table:formula="of:=[.B7]" office:value-type="float" office:value="23" calcext:value-type="float">
            <text:p>23</text:p>
          </table:table-cell>
          <table:table-cell table:formula="of:=([.A7]-[Frame.$A$6])*COS([.$I$2]*PI()/180) - ([.B7] - [Frame.$B$6])*SIN([.$I$2]*PI()/180) + [Frame.$A$6]" office:value-type="float" office:value="104.519875011722" calcext:value-type="float">
            <text:p>104.5198750117</text:p>
          </table:table-cell>
          <table:table-cell table:formula="of:=([.A7]-[Frame.$A$6])*SIN([.$I$2]*PI()/180) + ([.B7] - [Frame.$B$6])*COS([.$I$2]*PI()/180) + [Frame.$B$6]" office:value-type="float" office:value="70.5680841220605" calcext:value-type="float">
            <text:p>70.5680841221</text:p>
          </table:table-cell>
          <table:table-cell table:formula="of:=([.C7]-[Frame.$A$6])*COS([.$I$2]*PI()/180) - ([.D7] - [Frame.$B$6])*SIN([.$I$2]*PI()/180) + [Frame.$A$6]" office:value-type="float" office:value="103.688228248451" calcext:value-type="float">
            <text:p>103.6882282485</text:p>
          </table:table-cell>
          <table:table-cell table:formula="of:=([.C7]-[Frame.$A$6])*SIN([.$I$2]*PI()/180) + ([.D7] - [Frame.$B$6])*COS([.$I$2]*PI()/180) + [Frame.$B$6]" office:value-type="float" office:value="74.4806745249957" calcext:value-type="float">
            <text:p>74.480674525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 table:formula="of:=128-[.A8]" office:value-type="float" office:value="66" calcext:value-type="float">
            <text:p>66</text:p>
          </table:table-cell>
          <table:table-cell table:formula="of:=[.B8]" office:value-type="float" office:value="24" calcext:value-type="float">
            <text:p>24</text:p>
          </table:table-cell>
          <table:table-cell table:formula="of:=([.A8]-[Frame.$A$6])*COS([.$I$2]*PI()/180) - ([.B8] - [Frame.$B$6])*SIN([.$I$2]*PI()/180) + [Frame.$A$6]" office:value-type="float" office:value="103.541727410988" calcext:value-type="float">
            <text:p>103.541727411</text:p>
          </table:table-cell>
          <table:table-cell table:formula="of:=([.A8]-[Frame.$A$6])*SIN([.$I$2]*PI()/180) + ([.B8] - [Frame.$B$6])*COS([.$I$2]*PI()/180) + [Frame.$B$6]" office:value-type="float" office:value="70.3601724312428" calcext:value-type="float">
            <text:p>70.3601724312</text:p>
          </table:table-cell>
          <table:table-cell table:formula="of:=([.C8]-[Frame.$A$6])*COS([.$I$2]*PI()/180) - ([.D8] - [Frame.$B$6])*SIN([.$I$2]*PI()/180) + [Frame.$A$6]" office:value-type="float" office:value="102.710080647717" calcext:value-type="float">
            <text:p>102.7100806477</text:p>
          </table:table-cell>
          <table:table-cell table:formula="of:=([.C8]-[Frame.$A$6])*SIN([.$I$2]*PI()/180) + ([.D8] - [Frame.$B$6])*COS([.$I$2]*PI()/180) + [Frame.$B$6]" office:value-type="float" office:value="74.272762834178" calcext:value-type="float">
            <text:p>74.2727628342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table:formula="of:=128-[.A9]" office:value-type="float" office:value="66" calcext:value-type="float">
            <text:p>66</text:p>
          </table:table-cell>
          <table:table-cell table:formula="of:=[.B9]" office:value-type="float" office:value="25" calcext:value-type="float">
            <text:p>25</text:p>
          </table:table-cell>
          <table:table-cell table:formula="of:=([.A9]-[Frame.$A$6])*COS([.$I$2]*PI()/180) - ([.B9] - [Frame.$B$6])*SIN([.$I$2]*PI()/180) + [Frame.$A$6]" office:value-type="float" office:value="102.563579810254" calcext:value-type="float">
            <text:p>102.5635798103</text:p>
          </table:table-cell>
          <table:table-cell table:formula="of:=([.A9]-[Frame.$A$6])*SIN([.$I$2]*PI()/180) + ([.B9] - [Frame.$B$6])*COS([.$I$2]*PI()/180) + [Frame.$B$6]" office:value-type="float" office:value="70.152260740425" calcext:value-type="float">
            <text:p>70.1522607404</text:p>
          </table:table-cell>
          <table:table-cell table:formula="of:=([.C9]-[Frame.$A$6])*COS([.$I$2]*PI()/180) - ([.D9] - [Frame.$B$6])*SIN([.$I$2]*PI()/180) + [Frame.$A$6]" office:value-type="float" office:value="101.731933046983" calcext:value-type="float">
            <text:p>101.731933047</text:p>
          </table:table-cell>
          <table:table-cell table:formula="of:=([.C9]-[Frame.$A$6])*SIN([.$I$2]*PI()/180) + ([.D9] - [Frame.$B$6])*COS([.$I$2]*PI()/180) + [Frame.$B$6]" office:value-type="float" office:value="74.0648511433602" calcext:value-type="float">
            <text:p>74.0648511434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table:formula="of:=128-[.A10]" office:value-type="float" office:value="66" calcext:value-type="float">
            <text:p>66</text:p>
          </table:table-cell>
          <table:table-cell table:formula="of:=[.B10]" office:value-type="float" office:value="26" calcext:value-type="float">
            <text:p>26</text:p>
          </table:table-cell>
          <table:table-cell table:formula="of:=([.A10]-[Frame.$A$6])*COS([.$I$2]*PI()/180) - ([.B10] - [Frame.$B$6])*SIN([.$I$2]*PI()/180) + [Frame.$A$6]" office:value-type="float" office:value="101.58543220952" calcext:value-type="float">
            <text:p>101.5854322095</text:p>
          </table:table-cell>
          <table:table-cell table:formula="of:=([.A10]-[Frame.$A$6])*SIN([.$I$2]*PI()/180) + ([.B10] - [Frame.$B$6])*COS([.$I$2]*PI()/180) + [Frame.$B$6]" office:value-type="float" office:value="69.9443490496072" calcext:value-type="float">
            <text:p>69.9443490496</text:p>
          </table:table-cell>
          <table:table-cell table:formula="of:=([.C10]-[Frame.$A$6])*COS([.$I$2]*PI()/180) - ([.D10] - [Frame.$B$6])*SIN([.$I$2]*PI()/180) + [Frame.$A$6]" office:value-type="float" office:value="100.753785446249" calcext:value-type="float">
            <text:p>100.7537854462</text:p>
          </table:table-cell>
          <table:table-cell table:formula="of:=([.C10]-[Frame.$A$6])*SIN([.$I$2]*PI()/180) + ([.D10] - [Frame.$B$6])*COS([.$I$2]*PI()/180) + [Frame.$B$6]" office:value-type="float" office:value="73.8569394525425" calcext:value-type="float">
            <text:p>73.8569394525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table:formula="of:=128-[.A11]" office:value-type="float" office:value="66" calcext:value-type="float">
            <text:p>66</text:p>
          </table:table-cell>
          <table:table-cell table:formula="of:=[.B11]" office:value-type="float" office:value="27" calcext:value-type="float">
            <text:p>27</text:p>
          </table:table-cell>
          <table:table-cell table:formula="of:=([.A11]-[Frame.$A$6])*COS([.$I$2]*PI()/180) - ([.B11] - [Frame.$B$6])*SIN([.$I$2]*PI()/180) + [Frame.$A$6]" office:value-type="float" office:value="100.607284608786" calcext:value-type="float">
            <text:p>100.6072846088</text:p>
          </table:table-cell>
          <table:table-cell table:formula="of:=([.A11]-[Frame.$A$6])*SIN([.$I$2]*PI()/180) + ([.B11] - [Frame.$B$6])*COS([.$I$2]*PI()/180) + [Frame.$B$6]" office:value-type="float" office:value="69.7364373587895" calcext:value-type="float">
            <text:p>69.7364373588</text:p>
          </table:table-cell>
          <table:table-cell table:formula="of:=([.C11]-[Frame.$A$6])*COS([.$I$2]*PI()/180) - ([.D11] - [Frame.$B$6])*SIN([.$I$2]*PI()/180) + [Frame.$A$6]" office:value-type="float" office:value="99.7756378455153" calcext:value-type="float">
            <text:p>99.7756378455</text:p>
          </table:table-cell>
          <table:table-cell table:formula="of:=([.C11]-[Frame.$A$6])*SIN([.$I$2]*PI()/180) + ([.D11] - [Frame.$B$6])*COS([.$I$2]*PI()/180) + [Frame.$B$6]" office:value-type="float" office:value="73.6490277617247" calcext:value-type="float">
            <text:p>73.6490277617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table:formula="of:=128-[.A12]" office:value-type="float" office:value="66" calcext:value-type="float">
            <text:p>66</text:p>
          </table:table-cell>
          <table:table-cell table:formula="of:=[.B12]" office:value-type="float" office:value="28" calcext:value-type="float">
            <text:p>28</text:p>
          </table:table-cell>
          <table:table-cell table:formula="of:=([.A12]-[Frame.$A$6])*COS([.$I$2]*PI()/180) - ([.B12] - [Frame.$B$6])*SIN([.$I$2]*PI()/180) + [Frame.$A$6]" office:value-type="float" office:value="99.6291370080525" calcext:value-type="float">
            <text:p>99.6291370081</text:p>
          </table:table-cell>
          <table:table-cell table:formula="of:=([.A12]-[Frame.$A$6])*SIN([.$I$2]*PI()/180) + ([.B12] - [Frame.$B$6])*COS([.$I$2]*PI()/180) + [Frame.$B$6]" office:value-type="float" office:value="69.5285256679717" calcext:value-type="float">
            <text:p>69.528525668</text:p>
          </table:table-cell>
          <table:table-cell table:formula="of:=([.C12]-[Frame.$A$6])*COS([.$I$2]*PI()/180) - ([.D12] - [Frame.$B$6])*SIN([.$I$2]*PI()/180) + [Frame.$A$6]" office:value-type="float" office:value="98.7974902447815" calcext:value-type="float">
            <text:p>98.7974902448</text:p>
          </table:table-cell>
          <table:table-cell table:formula="of:=([.C12]-[Frame.$A$6])*SIN([.$I$2]*PI()/180) + ([.D12] - [Frame.$B$6])*COS([.$I$2]*PI()/180) + [Frame.$B$6]" office:value-type="float" office:value="73.4411160709069" calcext:value-type="float">
            <text:p>73.4411160709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9" calcext:value-type="float">
            <text:p>29</text:p>
          </table:table-cell>
          <table:table-cell table:formula="of:=128-[.A13]" office:value-type="float" office:value="66" calcext:value-type="float">
            <text:p>66</text:p>
          </table:table-cell>
          <table:table-cell table:formula="of:=[.B13]" office:value-type="float" office:value="29" calcext:value-type="float">
            <text:p>29</text:p>
          </table:table-cell>
          <table:table-cell table:formula="of:=([.A13]-[Frame.$A$6])*COS([.$I$2]*PI()/180) - ([.B13] - [Frame.$B$6])*SIN([.$I$2]*PI()/180) + [Frame.$A$6]" office:value-type="float" office:value="98.6509894073187" calcext:value-type="float">
            <text:p>98.6509894073</text:p>
          </table:table-cell>
          <table:table-cell table:formula="of:=([.A13]-[Frame.$A$6])*SIN([.$I$2]*PI()/180) + ([.B13] - [Frame.$B$6])*COS([.$I$2]*PI()/180) + [Frame.$B$6]" office:value-type="float" office:value="69.320613977154" calcext:value-type="float">
            <text:p>69.3206139772</text:p>
          </table:table-cell>
          <table:table-cell table:formula="of:=([.C13]-[Frame.$A$6])*COS([.$I$2]*PI()/180) - ([.D13] - [Frame.$B$6])*SIN([.$I$2]*PI()/180) + [Frame.$A$6]" office:value-type="float" office:value="97.8193426440477" calcext:value-type="float">
            <text:p>97.819342644</text:p>
          </table:table-cell>
          <table:table-cell table:formula="of:=([.C13]-[Frame.$A$6])*SIN([.$I$2]*PI()/180) + ([.D13] - [Frame.$B$6])*COS([.$I$2]*PI()/180) + [Frame.$B$6]" office:value-type="float" office:value="73.2332043800892" calcext:value-type="float">
            <text:p>73.2332043801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table:formula="of:=128-[.A14]" office:value-type="float" office:value="66" calcext:value-type="float">
            <text:p>66</text:p>
          </table:table-cell>
          <table:table-cell table:formula="of:=[.B14]" office:value-type="float" office:value="30" calcext:value-type="float">
            <text:p>30</text:p>
          </table:table-cell>
          <table:table-cell table:formula="of:=([.A14]-[Frame.$A$6])*COS([.$I$2]*PI()/180) - ([.B14] - [Frame.$B$6])*SIN([.$I$2]*PI()/180) + [Frame.$A$6]" office:value-type="float" office:value="97.6728418065849" calcext:value-type="float">
            <text:p>97.6728418066</text:p>
          </table:table-cell>
          <table:table-cell table:formula="of:=([.A14]-[Frame.$A$6])*SIN([.$I$2]*PI()/180) + ([.B14] - [Frame.$B$6])*COS([.$I$2]*PI()/180) + [Frame.$B$6]" office:value-type="float" office:value="69.1127022863362" calcext:value-type="float">
            <text:p>69.1127022863</text:p>
          </table:table-cell>
          <table:table-cell table:formula="of:=([.C14]-[Frame.$A$6])*COS([.$I$2]*PI()/180) - ([.D14] - [Frame.$B$6])*SIN([.$I$2]*PI()/180) + [Frame.$A$6]" office:value-type="float" office:value="96.8411950433139" calcext:value-type="float">
            <text:p>96.8411950433</text:p>
          </table:table-cell>
          <table:table-cell table:formula="of:=([.C14]-[Frame.$A$6])*SIN([.$I$2]*PI()/180) + ([.D14] - [Frame.$B$6])*COS([.$I$2]*PI()/180) + [Frame.$B$6]" office:value-type="float" office:value="73.0252926892714" calcext:value-type="float">
            <text:p>73.0252926893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table:formula="of:=128-[.A15]" office:value-type="float" office:value="66" calcext:value-type="float">
            <text:p>66</text:p>
          </table:table-cell>
          <table:table-cell table:formula="of:=[.B15]" office:value-type="float" office:value="30" calcext:value-type="float">
            <text:p>30</text:p>
          </table:table-cell>
          <table:table-cell table:formula="of:=([.A15]-[Frame.$A$6])*COS([.$I$2]*PI()/180) - ([.B15] - [Frame.$B$6])*SIN([.$I$2]*PI()/180) + [Frame.$A$6]" office:value-type="float" office:value="97.6728418065849" calcext:value-type="float">
            <text:p>97.6728418066</text:p>
          </table:table-cell>
          <table:table-cell table:formula="of:=([.A15]-[Frame.$A$6])*SIN([.$I$2]*PI()/180) + ([.B15] - [Frame.$B$6])*COS([.$I$2]*PI()/180) + [Frame.$B$6]" office:value-type="float" office:value="69.1127022863362" calcext:value-type="float">
            <text:p>69.1127022863</text:p>
          </table:table-cell>
          <table:table-cell table:formula="of:=([.C15]-[Frame.$A$6])*COS([.$I$2]*PI()/180) - ([.D15] - [Frame.$B$6])*SIN([.$I$2]*PI()/180) + [Frame.$A$6]" office:value-type="float" office:value="96.8411950433139" calcext:value-type="float">
            <text:p>96.8411950433</text:p>
          </table:table-cell>
          <table:table-cell table:formula="of:=([.C15]-[Frame.$A$6])*SIN([.$I$2]*PI()/180) + ([.D15] - [Frame.$B$6])*COS([.$I$2]*PI()/180) + [Frame.$B$6]" office:value-type="float" office:value="73.0252926892714" calcext:value-type="float">
            <text:p>73.0252926893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formula="of:=128-[.A16]" office:value-type="float" office:value="66" calcext:value-type="float">
            <text:p>66</text:p>
          </table:table-cell>
          <table:table-cell table:formula="of:=[.B16]" office:value-type="float" office:value="31" calcext:value-type="float">
            <text:p>31</text:p>
          </table:table-cell>
          <table:table-cell table:formula="of:=([.A16]-[Frame.$A$6])*COS([.$I$2]*PI()/180) - ([.B16] - [Frame.$B$6])*SIN([.$I$2]*PI()/180) + [Frame.$A$6]" office:value-type="float" office:value="96.6946942058511" calcext:value-type="float">
            <text:p>96.6946942059</text:p>
          </table:table-cell>
          <table:table-cell table:formula="of:=([.A16]-[Frame.$A$6])*SIN([.$I$2]*PI()/180) + ([.B16] - [Frame.$B$6])*COS([.$I$2]*PI()/180) + [Frame.$B$6]" office:value-type="float" office:value="68.9047905955184" calcext:value-type="float">
            <text:p>68.9047905955</text:p>
          </table:table-cell>
          <table:table-cell table:formula="of:=([.C16]-[Frame.$A$6])*COS([.$I$2]*PI()/180) - ([.D16] - [Frame.$B$6])*SIN([.$I$2]*PI()/180) + [Frame.$A$6]" office:value-type="float" office:value="95.8630474425801" calcext:value-type="float">
            <text:p>95.8630474426</text:p>
          </table:table-cell>
          <table:table-cell table:formula="of:=([.C16]-[Frame.$A$6])*SIN([.$I$2]*PI()/180) + ([.D16] - [Frame.$B$6])*COS([.$I$2]*PI()/180) + [Frame.$B$6]" office:value-type="float" office:value="72.8173809984537" calcext:value-type="float">
            <text:p>72.8173809985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table:formula="of:=128-[.A17]" office:value-type="float" office:value="66" calcext:value-type="float">
            <text:p>66</text:p>
          </table:table-cell>
          <table:table-cell table:formula="of:=[.B17]" office:value-type="float" office:value="32" calcext:value-type="float">
            <text:p>32</text:p>
          </table:table-cell>
          <table:table-cell table:formula="of:=([.A17]-[Frame.$A$6])*COS([.$I$2]*PI()/180) - ([.B17] - [Frame.$B$6])*SIN([.$I$2]*PI()/180) + [Frame.$A$6]" office:value-type="float" office:value="95.7165466051173" calcext:value-type="float">
            <text:p>95.7165466051</text:p>
          </table:table-cell>
          <table:table-cell table:formula="of:=([.A17]-[Frame.$A$6])*SIN([.$I$2]*PI()/180) + ([.B17] - [Frame.$B$6])*COS([.$I$2]*PI()/180) + [Frame.$B$6]" office:value-type="float" office:value="68.6968789047007" calcext:value-type="float">
            <text:p>68.6968789047</text:p>
          </table:table-cell>
          <table:table-cell table:formula="of:=([.C17]-[Frame.$A$6])*COS([.$I$2]*PI()/180) - ([.D17] - [Frame.$B$6])*SIN([.$I$2]*PI()/180) + [Frame.$A$6]" office:value-type="float" office:value="94.8848998418463" calcext:value-type="float">
            <text:p>94.8848998418</text:p>
          </table:table-cell>
          <table:table-cell table:formula="of:=([.C17]-[Frame.$A$6])*SIN([.$I$2]*PI()/180) + ([.D17] - [Frame.$B$6])*COS([.$I$2]*PI()/180) + [Frame.$B$6]" office:value-type="float" office:value="72.6094693076359" calcext:value-type="float">
            <text:p>72.6094693076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3" calcext:value-type="float">
            <text:p>33</text:p>
          </table:table-cell>
          <table:table-cell table:formula="of:=128-[.A18]" office:value-type="float" office:value="66" calcext:value-type="float">
            <text:p>66</text:p>
          </table:table-cell>
          <table:table-cell table:formula="of:=[.B18]" office:value-type="float" office:value="33" calcext:value-type="float">
            <text:p>33</text:p>
          </table:table-cell>
          <table:table-cell table:formula="of:=([.A18]-[Frame.$A$6])*COS([.$I$2]*PI()/180) - ([.B18] - [Frame.$B$6])*SIN([.$I$2]*PI()/180) + [Frame.$A$6]" office:value-type="float" office:value="94.7383990043835" calcext:value-type="float">
            <text:p>94.7383990044</text:p>
          </table:table-cell>
          <table:table-cell table:formula="of:=([.A18]-[Frame.$A$6])*SIN([.$I$2]*PI()/180) + ([.B18] - [Frame.$B$6])*COS([.$I$2]*PI()/180) + [Frame.$B$6]" office:value-type="float" office:value="68.4889672138829" calcext:value-type="float">
            <text:p>68.4889672139</text:p>
          </table:table-cell>
          <table:table-cell table:formula="of:=([.C18]-[Frame.$A$6])*COS([.$I$2]*PI()/180) - ([.D18] - [Frame.$B$6])*SIN([.$I$2]*PI()/180) + [Frame.$A$6]" office:value-type="float" office:value="93.9067522411125" calcext:value-type="float">
            <text:p>93.9067522411</text:p>
          </table:table-cell>
          <table:table-cell table:formula="of:=([.C18]-[Frame.$A$6])*SIN([.$I$2]*PI()/180) + ([.D18] - [Frame.$B$6])*COS([.$I$2]*PI()/180) + [Frame.$B$6]" office:value-type="float" office:value="72.4015576168181" calcext:value-type="float">
            <text:p>72.4015576168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4" calcext:value-type="float">
            <text:p>34</text:p>
          </table:table-cell>
          <table:table-cell table:formula="of:=128-[.A19]" office:value-type="float" office:value="66" calcext:value-type="float">
            <text:p>66</text:p>
          </table:table-cell>
          <table:table-cell table:formula="of:=[.B19]" office:value-type="float" office:value="34" calcext:value-type="float">
            <text:p>34</text:p>
          </table:table-cell>
          <table:table-cell table:formula="of:=([.A19]-[Frame.$A$6])*COS([.$I$2]*PI()/180) - ([.B19] - [Frame.$B$6])*SIN([.$I$2]*PI()/180) + [Frame.$A$6]" office:value-type="float" office:value="93.7602514036497" calcext:value-type="float">
            <text:p>93.7602514036</text:p>
          </table:table-cell>
          <table:table-cell table:formula="of:=([.A19]-[Frame.$A$6])*SIN([.$I$2]*PI()/180) + ([.B19] - [Frame.$B$6])*COS([.$I$2]*PI()/180) + [Frame.$B$6]" office:value-type="float" office:value="68.2810555230652" calcext:value-type="float">
            <text:p>68.2810555231</text:p>
          </table:table-cell>
          <table:table-cell table:formula="of:=([.C19]-[Frame.$A$6])*COS([.$I$2]*PI()/180) - ([.D19] - [Frame.$B$6])*SIN([.$I$2]*PI()/180) + [Frame.$A$6]" office:value-type="float" office:value="92.9286046403787" calcext:value-type="float">
            <text:p>92.9286046404</text:p>
          </table:table-cell>
          <table:table-cell table:formula="of:=([.C19]-[Frame.$A$6])*SIN([.$I$2]*PI()/180) + ([.D19] - [Frame.$B$6])*COS([.$I$2]*PI()/180) + [Frame.$B$6]" office:value-type="float" office:value="72.1936459260004" calcext:value-type="float">
            <text:p>72.193645926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table:formula="of:=128-[.A20]" office:value-type="float" office:value="66" calcext:value-type="float">
            <text:p>66</text:p>
          </table:table-cell>
          <table:table-cell table:formula="of:=[.B20]" office:value-type="float" office:value="35" calcext:value-type="float">
            <text:p>35</text:p>
          </table:table-cell>
          <table:table-cell table:formula="of:=([.A20]-[Frame.$A$6])*COS([.$I$2]*PI()/180) - ([.B20] - [Frame.$B$6])*SIN([.$I$2]*PI()/180) + [Frame.$A$6]" office:value-type="float" office:value="92.7821038029159" calcext:value-type="float">
            <text:p>92.7821038029</text:p>
          </table:table-cell>
          <table:table-cell table:formula="of:=([.A20]-[Frame.$A$6])*SIN([.$I$2]*PI()/180) + ([.B20] - [Frame.$B$6])*COS([.$I$2]*PI()/180) + [Frame.$B$6]" office:value-type="float" office:value="68.0731438322474" calcext:value-type="float">
            <text:p>68.0731438322</text:p>
          </table:table-cell>
          <table:table-cell table:formula="of:=([.C20]-[Frame.$A$6])*COS([.$I$2]*PI()/180) - ([.D20] - [Frame.$B$6])*SIN([.$I$2]*PI()/180) + [Frame.$A$6]" office:value-type="float" office:value="91.9504570396449" calcext:value-type="float">
            <text:p>91.9504570396</text:p>
          </table:table-cell>
          <table:table-cell table:formula="of:=([.C20]-[Frame.$A$6])*SIN([.$I$2]*PI()/180) + ([.D20] - [Frame.$B$6])*COS([.$I$2]*PI()/180) + [Frame.$B$6]" office:value-type="float" office:value="71.9857342351826" calcext:value-type="float">
            <text:p>71.9857342352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table:formula="of:=128-[.A21]" office:value-type="float" office:value="66" calcext:value-type="float">
            <text:p>66</text:p>
          </table:table-cell>
          <table:table-cell table:formula="of:=[.B21]" office:value-type="float" office:value="36" calcext:value-type="float">
            <text:p>36</text:p>
          </table:table-cell>
          <table:table-cell table:formula="of:=([.A21]-[Frame.$A$6])*COS([.$I$2]*PI()/180) - ([.B21] - [Frame.$B$6])*SIN([.$I$2]*PI()/180) + [Frame.$A$6]" office:value-type="float" office:value="91.8039562021821" calcext:value-type="float">
            <text:p>91.8039562022</text:p>
          </table:table-cell>
          <table:table-cell table:formula="of:=([.A21]-[Frame.$A$6])*SIN([.$I$2]*PI()/180) + ([.B21] - [Frame.$B$6])*COS([.$I$2]*PI()/180) + [Frame.$B$6]" office:value-type="float" office:value="67.8652321414296" calcext:value-type="float">
            <text:p>67.8652321414</text:p>
          </table:table-cell>
          <table:table-cell table:formula="of:=([.C21]-[Frame.$A$6])*COS([.$I$2]*PI()/180) - ([.D21] - [Frame.$B$6])*SIN([.$I$2]*PI()/180) + [Frame.$A$6]" office:value-type="float" office:value="90.972309438911" calcext:value-type="float">
            <text:p>90.9723094389</text:p>
          </table:table-cell>
          <table:table-cell table:formula="of:=([.C21]-[Frame.$A$6])*SIN([.$I$2]*PI()/180) + ([.D21] - [Frame.$B$6])*COS([.$I$2]*PI()/180) + [Frame.$B$6]" office:value-type="float" office:value="71.7778225443649" calcext:value-type="float">
            <text:p>71.7778225444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  <table:table-cell table:formula="of:=128-[.A22]" office:value-type="float" office:value="66" calcext:value-type="float">
            <text:p>66</text:p>
          </table:table-cell>
          <table:table-cell table:formula="of:=[.B22]" office:value-type="float" office:value="37" calcext:value-type="float">
            <text:p>37</text:p>
          </table:table-cell>
          <table:table-cell table:formula="of:=([.A22]-[Frame.$A$6])*COS([.$I$2]*PI()/180) - ([.B22] - [Frame.$B$6])*SIN([.$I$2]*PI()/180) + [Frame.$A$6]" office:value-type="float" office:value="90.8258086014483" calcext:value-type="float">
            <text:p>90.8258086014</text:p>
          </table:table-cell>
          <table:table-cell table:formula="of:=([.A22]-[Frame.$A$6])*SIN([.$I$2]*PI()/180) + ([.B22] - [Frame.$B$6])*COS([.$I$2]*PI()/180) + [Frame.$B$6]" office:value-type="float" office:value="67.6573204506119" calcext:value-type="float">
            <text:p>67.6573204506</text:p>
          </table:table-cell>
          <table:table-cell table:formula="of:=([.C22]-[Frame.$A$6])*COS([.$I$2]*PI()/180) - ([.D22] - [Frame.$B$6])*SIN([.$I$2]*PI()/180) + [Frame.$A$6]" office:value-type="float" office:value="89.9941618381772" calcext:value-type="float">
            <text:p>89.9941618382</text:p>
          </table:table-cell>
          <table:table-cell table:formula="of:=([.C22]-[Frame.$A$6])*SIN([.$I$2]*PI()/180) + ([.D22] - [Frame.$B$6])*COS([.$I$2]*PI()/180) + [Frame.$B$6]" office:value-type="float" office:value="71.5699108535471" calcext:value-type="float">
            <text:p>71.5699108535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table:formula="of:=128-[.A23]" office:value-type="float" office:value="66" calcext:value-type="float">
            <text:p>66</text:p>
          </table:table-cell>
          <table:table-cell table:formula="of:=[.B23]" office:value-type="float" office:value="38" calcext:value-type="float">
            <text:p>38</text:p>
          </table:table-cell>
          <table:table-cell table:formula="of:=([.A23]-[Frame.$A$6])*COS([.$I$2]*PI()/180) - ([.B23] - [Frame.$B$6])*SIN([.$I$2]*PI()/180) + [Frame.$A$6]" office:value-type="float" office:value="89.8476610007145" calcext:value-type="float">
            <text:p>89.8476610007</text:p>
          </table:table-cell>
          <table:table-cell table:formula="of:=([.A23]-[Frame.$A$6])*SIN([.$I$2]*PI()/180) + ([.B23] - [Frame.$B$6])*COS([.$I$2]*PI()/180) + [Frame.$B$6]" office:value-type="float" office:value="67.4494087597941" calcext:value-type="float">
            <text:p>67.4494087598</text:p>
          </table:table-cell>
          <table:table-cell table:formula="of:=([.C23]-[Frame.$A$6])*COS([.$I$2]*PI()/180) - ([.D23] - [Frame.$B$6])*SIN([.$I$2]*PI()/180) + [Frame.$A$6]" office:value-type="float" office:value="89.0160142374434" calcext:value-type="float">
            <text:p>89.0160142374</text:p>
          </table:table-cell>
          <table:table-cell table:formula="of:=([.C23]-[Frame.$A$6])*SIN([.$I$2]*PI()/180) + ([.D23] - [Frame.$B$6])*COS([.$I$2]*PI()/180) + [Frame.$B$6]" office:value-type="float" office:value="71.3619991627293" calcext:value-type="float">
            <text:p>71.3619991627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table:formula="of:=128-[.A24]" office:value-type="float" office:value="66" calcext:value-type="float">
            <text:p>66</text:p>
          </table:table-cell>
          <table:table-cell table:formula="of:=[.B24]" office:value-type="float" office:value="39" calcext:value-type="float">
            <text:p>39</text:p>
          </table:table-cell>
          <table:table-cell table:formula="of:=([.A24]-[Frame.$A$6])*COS([.$I$2]*PI()/180) - ([.B24] - [Frame.$B$6])*SIN([.$I$2]*PI()/180) + [Frame.$A$6]" office:value-type="float" office:value="88.8695133999807" calcext:value-type="float">
            <text:p>88.8695134</text:p>
          </table:table-cell>
          <table:table-cell table:formula="of:=([.A24]-[Frame.$A$6])*SIN([.$I$2]*PI()/180) + ([.B24] - [Frame.$B$6])*COS([.$I$2]*PI()/180) + [Frame.$B$6]" office:value-type="float" office:value="67.2414970689764" calcext:value-type="float">
            <text:p>67.241497069</text:p>
          </table:table-cell>
          <table:table-cell table:formula="of:=([.C24]-[Frame.$A$6])*COS([.$I$2]*PI()/180) - ([.D24] - [Frame.$B$6])*SIN([.$I$2]*PI()/180) + [Frame.$A$6]" office:value-type="float" office:value="88.0378666367096" calcext:value-type="float">
            <text:p>88.0378666367</text:p>
          </table:table-cell>
          <table:table-cell table:formula="of:=([.C24]-[Frame.$A$6])*SIN([.$I$2]*PI()/180) + ([.D24] - [Frame.$B$6])*COS([.$I$2]*PI()/180) + [Frame.$B$6]" office:value-type="float" office:value="71.1540874719116" calcext:value-type="float">
            <text:p>71.1540874719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table:formula="of:=128-[.A25]" office:value-type="float" office:value="66" calcext:value-type="float">
            <text:p>66</text:p>
          </table:table-cell>
          <table:table-cell table:formula="of:=[.B25]" office:value-type="float" office:value="40" calcext:value-type="float">
            <text:p>40</text:p>
          </table:table-cell>
          <table:table-cell table:formula="of:=([.A25]-[Frame.$A$6])*COS([.$I$2]*PI()/180) - ([.B25] - [Frame.$B$6])*SIN([.$I$2]*PI()/180) + [Frame.$A$6]" office:value-type="float" office:value="87.8913657992469" calcext:value-type="float">
            <text:p>87.8913657992</text:p>
          </table:table-cell>
          <table:table-cell table:formula="of:=([.A25]-[Frame.$A$6])*SIN([.$I$2]*PI()/180) + ([.B25] - [Frame.$B$6])*COS([.$I$2]*PI()/180) + [Frame.$B$6]" office:value-type="float" office:value="67.0335853781586" calcext:value-type="float">
            <text:p>67.0335853782</text:p>
          </table:table-cell>
          <table:table-cell table:formula="of:=([.C25]-[Frame.$A$6])*COS([.$I$2]*PI()/180) - ([.D25] - [Frame.$B$6])*SIN([.$I$2]*PI()/180) + [Frame.$A$6]" office:value-type="float" office:value="87.0597190359758" calcext:value-type="float">
            <text:p>87.059719036</text:p>
          </table:table-cell>
          <table:table-cell table:formula="of:=([.C25]-[Frame.$A$6])*SIN([.$I$2]*PI()/180) + ([.D25] - [Frame.$B$6])*COS([.$I$2]*PI()/180) + [Frame.$B$6]" office:value-type="float" office:value="70.9461757810938" calcext:value-type="float">
            <text:p>70.9461757811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table:formula="of:=128-[.A26]" office:value-type="float" office:value="66" calcext:value-type="float">
            <text:p>66</text:p>
          </table:table-cell>
          <table:table-cell table:formula="of:=[.B26]" office:value-type="float" office:value="41" calcext:value-type="float">
            <text:p>41</text:p>
          </table:table-cell>
          <table:table-cell table:formula="of:=([.A26]-[Frame.$A$6])*COS([.$I$2]*PI()/180) - ([.B26] - [Frame.$B$6])*SIN([.$I$2]*PI()/180) + [Frame.$A$6]" office:value-type="float" office:value="86.9132181985131" calcext:value-type="float">
            <text:p>86.9132181985</text:p>
          </table:table-cell>
          <table:table-cell table:formula="of:=([.A26]-[Frame.$A$6])*SIN([.$I$2]*PI()/180) + ([.B26] - [Frame.$B$6])*COS([.$I$2]*PI()/180) + [Frame.$B$6]" office:value-type="float" office:value="66.8256736873409" calcext:value-type="float">
            <text:p>66.8256736873</text:p>
          </table:table-cell>
          <table:table-cell table:formula="of:=([.C26]-[Frame.$A$6])*COS([.$I$2]*PI()/180) - ([.D26] - [Frame.$B$6])*SIN([.$I$2]*PI()/180) + [Frame.$A$6]" office:value-type="float" office:value="86.081571435242" calcext:value-type="float">
            <text:p>86.0815714352</text:p>
          </table:table-cell>
          <table:table-cell table:formula="of:=([.C26]-[Frame.$A$6])*SIN([.$I$2]*PI()/180) + ([.D26] - [Frame.$B$6])*COS([.$I$2]*PI()/180) + [Frame.$B$6]" office:value-type="float" office:value="70.7382640902761" calcext:value-type="float">
            <text:p>70.7382640903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table:formula="of:=128-[.A27]" office:value-type="float" office:value="66" calcext:value-type="float">
            <text:p>66</text:p>
          </table:table-cell>
          <table:table-cell table:formula="of:=[.B27]" office:value-type="float" office:value="42" calcext:value-type="float">
            <text:p>42</text:p>
          </table:table-cell>
          <table:table-cell table:formula="of:=([.A27]-[Frame.$A$6])*COS([.$I$2]*PI()/180) - ([.B27] - [Frame.$B$6])*SIN([.$I$2]*PI()/180) + [Frame.$A$6]" office:value-type="float" office:value="85.9350705977792" calcext:value-type="float">
            <text:p>85.9350705978</text:p>
          </table:table-cell>
          <table:table-cell table:formula="of:=([.A27]-[Frame.$A$6])*SIN([.$I$2]*PI()/180) + ([.B27] - [Frame.$B$6])*COS([.$I$2]*PI()/180) + [Frame.$B$6]" office:value-type="float" office:value="66.6177619965231" calcext:value-type="float">
            <text:p>66.6177619965</text:p>
          </table:table-cell>
          <table:table-cell table:formula="of:=([.C27]-[Frame.$A$6])*COS([.$I$2]*PI()/180) - ([.D27] - [Frame.$B$6])*SIN([.$I$2]*PI()/180) + [Frame.$A$6]" office:value-type="float" office:value="85.1034238345082" calcext:value-type="float">
            <text:p>85.1034238345</text:p>
          </table:table-cell>
          <table:table-cell table:formula="of:=([.C27]-[Frame.$A$6])*SIN([.$I$2]*PI()/180) + ([.D27] - [Frame.$B$6])*COS([.$I$2]*PI()/180) + [Frame.$B$6]" office:value-type="float" office:value="70.5303523994583" calcext:value-type="float">
            <text:p>70.5303523995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table:formula="of:=128-[.A28]" office:value-type="float" office:value="66" calcext:value-type="float">
            <text:p>66</text:p>
          </table:table-cell>
          <table:table-cell table:formula="of:=[.B28]" office:value-type="float" office:value="43" calcext:value-type="float">
            <text:p>43</text:p>
          </table:table-cell>
          <table:table-cell table:formula="of:=([.A28]-[Frame.$A$6])*COS([.$I$2]*PI()/180) - ([.B28] - [Frame.$B$6])*SIN([.$I$2]*PI()/180) + [Frame.$A$6]" office:value-type="float" office:value="84.9569229970454" calcext:value-type="float">
            <text:p>84.956922997</text:p>
          </table:table-cell>
          <table:table-cell table:formula="of:=([.A28]-[Frame.$A$6])*SIN([.$I$2]*PI()/180) + ([.B28] - [Frame.$B$6])*COS([.$I$2]*PI()/180) + [Frame.$B$6]" office:value-type="float" office:value="66.4098503057053" calcext:value-type="float">
            <text:p>66.4098503057</text:p>
          </table:table-cell>
          <table:table-cell table:formula="of:=([.C28]-[Frame.$A$6])*COS([.$I$2]*PI()/180) - ([.D28] - [Frame.$B$6])*SIN([.$I$2]*PI()/180) + [Frame.$A$6]" office:value-type="float" office:value="84.1252762337744" calcext:value-type="float">
            <text:p>84.1252762338</text:p>
          </table:table-cell>
          <table:table-cell table:formula="of:=([.C28]-[Frame.$A$6])*SIN([.$I$2]*PI()/180) + ([.D28] - [Frame.$B$6])*COS([.$I$2]*PI()/180) + [Frame.$B$6]" office:value-type="float" office:value="70.3224407086406" calcext:value-type="float">
            <text:p>70.3224407086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  <table:table-cell table:formula="of:=128-[.A29]" office:value-type="float" office:value="66" calcext:value-type="float">
            <text:p>66</text:p>
          </table:table-cell>
          <table:table-cell table:formula="of:=[.B29]" office:value-type="float" office:value="44" calcext:value-type="float">
            <text:p>44</text:p>
          </table:table-cell>
          <table:table-cell table:formula="of:=([.A29]-[Frame.$A$6])*COS([.$I$2]*PI()/180) - ([.B29] - [Frame.$B$6])*SIN([.$I$2]*PI()/180) + [Frame.$A$6]" office:value-type="float" office:value="83.9787753963116" calcext:value-type="float">
            <text:p>83.9787753963</text:p>
          </table:table-cell>
          <table:table-cell table:formula="of:=([.A29]-[Frame.$A$6])*SIN([.$I$2]*PI()/180) + ([.B29] - [Frame.$B$6])*COS([.$I$2]*PI()/180) + [Frame.$B$6]" office:value-type="float" office:value="66.2019386148876" calcext:value-type="float">
            <text:p>66.2019386149</text:p>
          </table:table-cell>
          <table:table-cell table:formula="of:=([.C29]-[Frame.$A$6])*COS([.$I$2]*PI()/180) - ([.D29] - [Frame.$B$6])*SIN([.$I$2]*PI()/180) + [Frame.$A$6]" office:value-type="float" office:value="83.1471286330406" calcext:value-type="float">
            <text:p>83.147128633</text:p>
          </table:table-cell>
          <table:table-cell table:formula="of:=([.C29]-[Frame.$A$6])*SIN([.$I$2]*PI()/180) + ([.D29] - [Frame.$B$6])*COS([.$I$2]*PI()/180) + [Frame.$B$6]" office:value-type="float" office:value="70.1145290178228" calcext:value-type="float">
            <text:p>70.1145290178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table:formula="of:=128-[.A30]" office:value-type="float" office:value="66" calcext:value-type="float">
            <text:p>66</text:p>
          </table:table-cell>
          <table:table-cell table:formula="of:=[.B30]" office:value-type="float" office:value="45" calcext:value-type="float">
            <text:p>45</text:p>
          </table:table-cell>
          <table:table-cell table:formula="of:=([.A30]-[Frame.$A$6])*COS([.$I$2]*PI()/180) - ([.B30] - [Frame.$B$6])*SIN([.$I$2]*PI()/180) + [Frame.$A$6]" office:value-type="float" office:value="83.0006277955778" calcext:value-type="float">
            <text:p>83.0006277956</text:p>
          </table:table-cell>
          <table:table-cell table:formula="of:=([.A30]-[Frame.$A$6])*SIN([.$I$2]*PI()/180) + ([.B30] - [Frame.$B$6])*COS([.$I$2]*PI()/180) + [Frame.$B$6]" office:value-type="float" office:value="65.9940269240698" calcext:value-type="float">
            <text:p>65.9940269241</text:p>
          </table:table-cell>
          <table:table-cell table:formula="of:=([.C30]-[Frame.$A$6])*COS([.$I$2]*PI()/180) - ([.D30] - [Frame.$B$6])*SIN([.$I$2]*PI()/180) + [Frame.$A$6]" office:value-type="float" office:value="82.1689810323068" calcext:value-type="float">
            <text:p>82.1689810323</text:p>
          </table:table-cell>
          <table:table-cell table:formula="of:=([.C30]-[Frame.$A$6])*SIN([.$I$2]*PI()/180) + ([.D30] - [Frame.$B$6])*COS([.$I$2]*PI()/180) + [Frame.$B$6]" office:value-type="float" office:value="69.906617327005" calcext:value-type="float">
            <text:p>69.906617327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table:formula="of:=128-[.A31]" office:value-type="float" office:value="66" calcext:value-type="float">
            <text:p>66</text:p>
          </table:table-cell>
          <table:table-cell table:formula="of:=[.B31]" office:value-type="float" office:value="46" calcext:value-type="float">
            <text:p>46</text:p>
          </table:table-cell>
          <table:table-cell table:formula="of:=([.A31]-[Frame.$A$6])*COS([.$I$2]*PI()/180) - ([.B31] - [Frame.$B$6])*SIN([.$I$2]*PI()/180) + [Frame.$A$6]" office:value-type="float" office:value="82.022480194844" calcext:value-type="float">
            <text:p>82.0224801948</text:p>
          </table:table-cell>
          <table:table-cell table:formula="of:=([.A31]-[Frame.$A$6])*SIN([.$I$2]*PI()/180) + ([.B31] - [Frame.$B$6])*COS([.$I$2]*PI()/180) + [Frame.$B$6]" office:value-type="float" office:value="65.7861152332521" calcext:value-type="float">
            <text:p>65.7861152333</text:p>
          </table:table-cell>
          <table:table-cell table:formula="of:=([.C31]-[Frame.$A$6])*COS([.$I$2]*PI()/180) - ([.D31] - [Frame.$B$6])*SIN([.$I$2]*PI()/180) + [Frame.$A$6]" office:value-type="float" office:value="81.190833431573" calcext:value-type="float">
            <text:p>81.1908334316</text:p>
          </table:table-cell>
          <table:table-cell table:formula="of:=([.C31]-[Frame.$A$6])*SIN([.$I$2]*PI()/180) + ([.D31] - [Frame.$B$6])*COS([.$I$2]*PI()/180) + [Frame.$B$6]" office:value-type="float" office:value="69.6987056361873" calcext:value-type="float">
            <text:p>69.6987056362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table:formula="of:=128-[.A32]" office:value-type="float" office:value="66" calcext:value-type="float">
            <text:p>66</text:p>
          </table:table-cell>
          <table:table-cell table:formula="of:=[.B32]" office:value-type="float" office:value="47" calcext:value-type="float">
            <text:p>47</text:p>
          </table:table-cell>
          <table:table-cell table:formula="of:=([.A32]-[Frame.$A$6])*COS([.$I$2]*PI()/180) - ([.B32] - [Frame.$B$6])*SIN([.$I$2]*PI()/180) + [Frame.$A$6]" office:value-type="float" office:value="81.0443325941102" calcext:value-type="float">
            <text:p>81.0443325941</text:p>
          </table:table-cell>
          <table:table-cell table:formula="of:=([.A32]-[Frame.$A$6])*SIN([.$I$2]*PI()/180) + ([.B32] - [Frame.$B$6])*COS([.$I$2]*PI()/180) + [Frame.$B$6]" office:value-type="float" office:value="65.5782035424343" calcext:value-type="float">
            <text:p>65.5782035424</text:p>
          </table:table-cell>
          <table:table-cell table:formula="of:=([.C32]-[Frame.$A$6])*COS([.$I$2]*PI()/180) - ([.D32] - [Frame.$B$6])*SIN([.$I$2]*PI()/180) + [Frame.$A$6]" office:value-type="float" office:value="80.2126858308392" calcext:value-type="float">
            <text:p>80.2126858308</text:p>
          </table:table-cell>
          <table:table-cell table:formula="of:=([.C32]-[Frame.$A$6])*SIN([.$I$2]*PI()/180) + ([.D32] - [Frame.$B$6])*COS([.$I$2]*PI()/180) + [Frame.$B$6]" office:value-type="float" office:value="69.4907939453695" calcext:value-type="float">
            <text:p>69.4907939454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table:formula="of:=128-[.A33]" office:value-type="float" office:value="66" calcext:value-type="float">
            <text:p>66</text:p>
          </table:table-cell>
          <table:table-cell table:formula="of:=[.B33]" office:value-type="float" office:value="48" calcext:value-type="float">
            <text:p>48</text:p>
          </table:table-cell>
          <table:table-cell table:formula="of:=([.A33]-[Frame.$A$6])*COS([.$I$2]*PI()/180) - ([.B33] - [Frame.$B$6])*SIN([.$I$2]*PI()/180) + [Frame.$A$6]" office:value-type="float" office:value="80.0661849933764" calcext:value-type="float">
            <text:p>80.0661849934</text:p>
          </table:table-cell>
          <table:table-cell table:formula="of:=([.A33]-[Frame.$A$6])*SIN([.$I$2]*PI()/180) + ([.B33] - [Frame.$B$6])*COS([.$I$2]*PI()/180) + [Frame.$B$6]" office:value-type="float" office:value="65.3702918516165" calcext:value-type="float">
            <text:p>65.3702918516</text:p>
          </table:table-cell>
          <table:table-cell table:formula="of:=([.C33]-[Frame.$A$6])*COS([.$I$2]*PI()/180) - ([.D33] - [Frame.$B$6])*SIN([.$I$2]*PI()/180) + [Frame.$A$6]" office:value-type="float" office:value="79.2345382301054" calcext:value-type="float">
            <text:p>79.2345382301</text:p>
          </table:table-cell>
          <table:table-cell table:formula="of:=([.C33]-[Frame.$A$6])*SIN([.$I$2]*PI()/180) + ([.D33] - [Frame.$B$6])*COS([.$I$2]*PI()/180) + [Frame.$B$6]" office:value-type="float" office:value="69.2828822545518" calcext:value-type="float">
            <text:p>69.2828822546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table:formula="of:=128-[.A34]" office:value-type="float" office:value="66" calcext:value-type="float">
            <text:p>66</text:p>
          </table:table-cell>
          <table:table-cell table:formula="of:=[.B34]" office:value-type="float" office:value="49" calcext:value-type="float">
            <text:p>49</text:p>
          </table:table-cell>
          <table:table-cell table:formula="of:=([.A34]-[Frame.$A$6])*COS([.$I$2]*PI()/180) - ([.B34] - [Frame.$B$6])*SIN([.$I$2]*PI()/180) + [Frame.$A$6]" office:value-type="float" office:value="79.0880373926426" calcext:value-type="float">
            <text:p>79.0880373926</text:p>
          </table:table-cell>
          <table:table-cell table:formula="of:=([.A34]-[Frame.$A$6])*SIN([.$I$2]*PI()/180) + ([.B34] - [Frame.$B$6])*COS([.$I$2]*PI()/180) + [Frame.$B$6]" office:value-type="float" office:value="65.1623801607988" calcext:value-type="float">
            <text:p>65.1623801608</text:p>
          </table:table-cell>
          <table:table-cell table:formula="of:=([.C34]-[Frame.$A$6])*COS([.$I$2]*PI()/180) - ([.D34] - [Frame.$B$6])*SIN([.$I$2]*PI()/180) + [Frame.$A$6]" office:value-type="float" office:value="78.2563906293716" calcext:value-type="float">
            <text:p>78.2563906294</text:p>
          </table:table-cell>
          <table:table-cell table:formula="of:=([.C34]-[Frame.$A$6])*SIN([.$I$2]*PI()/180) + ([.D34] - [Frame.$B$6])*COS([.$I$2]*PI()/180) + [Frame.$B$6]" office:value-type="float" office:value="69.074970563734" calcext:value-type="float">
            <text:p>69.0749705637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table:formula="of:=128-[.A35]" office:value-type="float" office:value="66" calcext:value-type="float">
            <text:p>66</text:p>
          </table:table-cell>
          <table:table-cell table:formula="of:=[.B35]" office:value-type="float" office:value="50" calcext:value-type="float">
            <text:p>50</text:p>
          </table:table-cell>
          <table:table-cell table:formula="of:=([.A35]-[Frame.$A$6])*COS([.$I$2]*PI()/180) - ([.B35] - [Frame.$B$6])*SIN([.$I$2]*PI()/180) + [Frame.$A$6]" office:value-type="float" office:value="78.1098897919088" calcext:value-type="float">
            <text:p>78.1098897919</text:p>
          </table:table-cell>
          <table:table-cell table:formula="of:=([.A35]-[Frame.$A$6])*SIN([.$I$2]*PI()/180) + ([.B35] - [Frame.$B$6])*COS([.$I$2]*PI()/180) + [Frame.$B$6]" office:value-type="float" office:value="64.954468469981" calcext:value-type="float">
            <text:p>64.95446847</text:p>
          </table:table-cell>
          <table:table-cell table:formula="of:=([.C35]-[Frame.$A$6])*COS([.$I$2]*PI()/180) - ([.D35] - [Frame.$B$6])*SIN([.$I$2]*PI()/180) + [Frame.$A$6]" office:value-type="float" office:value="77.2782430286378" calcext:value-type="float">
            <text:p>77.2782430286</text:p>
          </table:table-cell>
          <table:table-cell table:formula="of:=([.C35]-[Frame.$A$6])*SIN([.$I$2]*PI()/180) + ([.D35] - [Frame.$B$6])*COS([.$I$2]*PI()/180) + [Frame.$B$6]" office:value-type="float" office:value="68.8670588729162" calcext:value-type="float">
            <text:p>68.8670588729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table:formula="of:=128-[.A36]" office:value-type="float" office:value="66" calcext:value-type="float">
            <text:p>66</text:p>
          </table:table-cell>
          <table:table-cell table:formula="of:=[.B36]" office:value-type="float" office:value="51" calcext:value-type="float">
            <text:p>51</text:p>
          </table:table-cell>
          <table:table-cell table:formula="of:=([.A36]-[Frame.$A$6])*COS([.$I$2]*PI()/180) - ([.B36] - [Frame.$B$6])*SIN([.$I$2]*PI()/180) + [Frame.$A$6]" office:value-type="float" office:value="77.131742191175" calcext:value-type="float">
            <text:p>77.1317421912</text:p>
          </table:table-cell>
          <table:table-cell table:formula="of:=([.A36]-[Frame.$A$6])*SIN([.$I$2]*PI()/180) + ([.B36] - [Frame.$B$6])*COS([.$I$2]*PI()/180) + [Frame.$B$6]" office:value-type="float" office:value="64.7465567791633" calcext:value-type="float">
            <text:p>64.7465567792</text:p>
          </table:table-cell>
          <table:table-cell table:formula="of:=([.C36]-[Frame.$A$6])*COS([.$I$2]*PI()/180) - ([.D36] - [Frame.$B$6])*SIN([.$I$2]*PI()/180) + [Frame.$A$6]" office:value-type="float" office:value="76.300095427904" calcext:value-type="float">
            <text:p>76.3000954279</text:p>
          </table:table-cell>
          <table:table-cell table:formula="of:=([.C36]-[Frame.$A$6])*SIN([.$I$2]*PI()/180) + ([.D36] - [Frame.$B$6])*COS([.$I$2]*PI()/180) + [Frame.$B$6]" office:value-type="float" office:value="68.6591471820985" calcext:value-type="float">
            <text:p>68.6591471821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table:formula="of:=128-[.A37]" office:value-type="float" office:value="66" calcext:value-type="float">
            <text:p>66</text:p>
          </table:table-cell>
          <table:table-cell table:formula="of:=[.B37]" office:value-type="float" office:value="52" calcext:value-type="float">
            <text:p>52</text:p>
          </table:table-cell>
          <table:table-cell table:formula="of:=([.A37]-[Frame.$A$6])*COS([.$I$2]*PI()/180) - ([.B37] - [Frame.$B$6])*SIN([.$I$2]*PI()/180) + [Frame.$A$6]" office:value-type="float" office:value="76.1535945904412" calcext:value-type="float">
            <text:p>76.1535945904</text:p>
          </table:table-cell>
          <table:table-cell table:formula="of:=([.A37]-[Frame.$A$6])*SIN([.$I$2]*PI()/180) + ([.B37] - [Frame.$B$6])*COS([.$I$2]*PI()/180) + [Frame.$B$6]" office:value-type="float" office:value="64.5386450883455" calcext:value-type="float">
            <text:p>64.5386450883</text:p>
          </table:table-cell>
          <table:table-cell table:formula="of:=([.C37]-[Frame.$A$6])*COS([.$I$2]*PI()/180) - ([.D37] - [Frame.$B$6])*SIN([.$I$2]*PI()/180) + [Frame.$A$6]" office:value-type="float" office:value="75.3219478271702" calcext:value-type="float">
            <text:p>75.3219478272</text:p>
          </table:table-cell>
          <table:table-cell table:formula="of:=([.C37]-[Frame.$A$6])*SIN([.$I$2]*PI()/180) + ([.D37] - [Frame.$B$6])*COS([.$I$2]*PI()/180) + [Frame.$B$6]" office:value-type="float" office:value="68.4512354912807" calcext:value-type="float">
            <text:p>68.4512354913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table:formula="of:=128-[.A38]" office:value-type="float" office:value="66" calcext:value-type="float">
            <text:p>66</text:p>
          </table:table-cell>
          <table:table-cell table:formula="of:=[.B38]" office:value-type="float" office:value="53" calcext:value-type="float">
            <text:p>53</text:p>
          </table:table-cell>
          <table:table-cell table:formula="of:=([.A38]-[Frame.$A$6])*COS([.$I$2]*PI()/180) - ([.B38] - [Frame.$B$6])*SIN([.$I$2]*PI()/180) + [Frame.$A$6]" office:value-type="float" office:value="75.1754469897074" calcext:value-type="float">
            <text:p>75.1754469897</text:p>
          </table:table-cell>
          <table:table-cell table:formula="of:=([.A38]-[Frame.$A$6])*SIN([.$I$2]*PI()/180) + ([.B38] - [Frame.$B$6])*COS([.$I$2]*PI()/180) + [Frame.$B$6]" office:value-type="float" office:value="64.3307333975277" calcext:value-type="float">
            <text:p>64.3307333975</text:p>
          </table:table-cell>
          <table:table-cell table:formula="of:=([.C38]-[Frame.$A$6])*COS([.$I$2]*PI()/180) - ([.D38] - [Frame.$B$6])*SIN([.$I$2]*PI()/180) + [Frame.$A$6]" office:value-type="float" office:value="74.3438002264363" calcext:value-type="float">
            <text:p>74.3438002264</text:p>
          </table:table-cell>
          <table:table-cell table:formula="of:=([.C38]-[Frame.$A$6])*SIN([.$I$2]*PI()/180) + ([.D38] - [Frame.$B$6])*COS([.$I$2]*PI()/180) + [Frame.$B$6]" office:value-type="float" office:value="68.243323800463" calcext:value-type="float">
            <text:p>68.2433238005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table:formula="of:=128-[.A39]" office:value-type="float" office:value="66" calcext:value-type="float">
            <text:p>66</text:p>
          </table:table-cell>
          <table:table-cell table:formula="of:=[.B39]" office:value-type="float" office:value="54" calcext:value-type="float">
            <text:p>54</text:p>
          </table:table-cell>
          <table:table-cell table:formula="of:=([.A39]-[Frame.$A$6])*COS([.$I$2]*PI()/180) - ([.B39] - [Frame.$B$6])*SIN([.$I$2]*PI()/180) + [Frame.$A$6]" office:value-type="float" office:value="74.1972993889736" calcext:value-type="float">
            <text:p>74.197299389</text:p>
          </table:table-cell>
          <table:table-cell table:formula="of:=([.A39]-[Frame.$A$6])*SIN([.$I$2]*PI()/180) + ([.B39] - [Frame.$B$6])*COS([.$I$2]*PI()/180) + [Frame.$B$6]" office:value-type="float" office:value="64.12282170671" calcext:value-type="float">
            <text:p>64.1228217067</text:p>
          </table:table-cell>
          <table:table-cell table:formula="of:=([.C39]-[Frame.$A$6])*COS([.$I$2]*PI()/180) - ([.D39] - [Frame.$B$6])*SIN([.$I$2]*PI()/180) + [Frame.$A$6]" office:value-type="float" office:value="73.3656526257025" calcext:value-type="float">
            <text:p>73.3656526257</text:p>
          </table:table-cell>
          <table:table-cell table:formula="of:=([.C39]-[Frame.$A$6])*SIN([.$I$2]*PI()/180) + ([.D39] - [Frame.$B$6])*COS([.$I$2]*PI()/180) + [Frame.$B$6]" office:value-type="float" office:value="68.0354121096452" calcext:value-type="float">
            <text:p>68.0354121096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table:formula="of:=128-[.A40]" office:value-type="float" office:value="66" calcext:value-type="float">
            <text:p>66</text:p>
          </table:table-cell>
          <table:table-cell table:formula="of:=[.B40]" office:value-type="float" office:value="55" calcext:value-type="float">
            <text:p>55</text:p>
          </table:table-cell>
          <table:table-cell table:formula="of:=([.A40]-[Frame.$A$6])*COS([.$I$2]*PI()/180) - ([.B40] - [Frame.$B$6])*SIN([.$I$2]*PI()/180) + [Frame.$A$6]" office:value-type="float" office:value="73.2191517882398" calcext:value-type="float">
            <text:p>73.2191517882</text:p>
          </table:table-cell>
          <table:table-cell table:formula="of:=([.A40]-[Frame.$A$6])*SIN([.$I$2]*PI()/180) + ([.B40] - [Frame.$B$6])*COS([.$I$2]*PI()/180) + [Frame.$B$6]" office:value-type="float" office:value="63.9149100158922" calcext:value-type="float">
            <text:p>63.9149100159</text:p>
          </table:table-cell>
          <table:table-cell table:formula="of:=([.C40]-[Frame.$A$6])*COS([.$I$2]*PI()/180) - ([.D40] - [Frame.$B$6])*SIN([.$I$2]*PI()/180) + [Frame.$A$6]" office:value-type="float" office:value="72.3875050249687" calcext:value-type="float">
            <text:p>72.387505025</text:p>
          </table:table-cell>
          <table:table-cell table:formula="of:=([.C40]-[Frame.$A$6])*SIN([.$I$2]*PI()/180) + ([.D40] - [Frame.$B$6])*COS([.$I$2]*PI()/180) + [Frame.$B$6]" office:value-type="float" office:value="67.8275004188274" calcext:value-type="float">
            <text:p>67.8275004188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table:formula="of:=128-[.A41]" office:value-type="float" office:value="66" calcext:value-type="float">
            <text:p>66</text:p>
          </table:table-cell>
          <table:table-cell table:formula="of:=[.B41]" office:value-type="float" office:value="56" calcext:value-type="float">
            <text:p>56</text:p>
          </table:table-cell>
          <table:table-cell table:formula="of:=([.A41]-[Frame.$A$6])*COS([.$I$2]*PI()/180) - ([.B41] - [Frame.$B$6])*SIN([.$I$2]*PI()/180) + [Frame.$A$6]" office:value-type="float" office:value="72.241004187506" calcext:value-type="float">
            <text:p>72.2410041875</text:p>
          </table:table-cell>
          <table:table-cell table:formula="of:=([.A41]-[Frame.$A$6])*SIN([.$I$2]*PI()/180) + ([.B41] - [Frame.$B$6])*COS([.$I$2]*PI()/180) + [Frame.$B$6]" office:value-type="float" office:value="63.7069983250745" calcext:value-type="float">
            <text:p>63.7069983251</text:p>
          </table:table-cell>
          <table:table-cell table:formula="of:=([.C41]-[Frame.$A$6])*COS([.$I$2]*PI()/180) - ([.D41] - [Frame.$B$6])*SIN([.$I$2]*PI()/180) + [Frame.$A$6]" office:value-type="float" office:value="71.4093574242349" calcext:value-type="float">
            <text:p>71.4093574242</text:p>
          </table:table-cell>
          <table:table-cell table:formula="of:=([.C41]-[Frame.$A$6])*SIN([.$I$2]*PI()/180) + ([.D41] - [Frame.$B$6])*COS([.$I$2]*PI()/180) + [Frame.$B$6]" office:value-type="float" office:value="67.6195887280097" calcext:value-type="float">
            <text:p>67.619588728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table:formula="of:=128-[.A42]" office:value-type="float" office:value="66" calcext:value-type="float">
            <text:p>66</text:p>
          </table:table-cell>
          <table:table-cell table:formula="of:=[.B42]" office:value-type="float" office:value="57" calcext:value-type="float">
            <text:p>57</text:p>
          </table:table-cell>
          <table:table-cell table:formula="of:=([.A42]-[Frame.$A$6])*COS([.$I$2]*PI()/180) - ([.B42] - [Frame.$B$6])*SIN([.$I$2]*PI()/180) + [Frame.$A$6]" office:value-type="float" office:value="71.2628565867722" calcext:value-type="float">
            <text:p>71.2628565868</text:p>
          </table:table-cell>
          <table:table-cell table:formula="of:=([.A42]-[Frame.$A$6])*SIN([.$I$2]*PI()/180) + ([.B42] - [Frame.$B$6])*COS([.$I$2]*PI()/180) + [Frame.$B$6]" office:value-type="float" office:value="63.4990866342567" calcext:value-type="float">
            <text:p>63.4990866343</text:p>
          </table:table-cell>
          <table:table-cell table:formula="of:=([.C42]-[Frame.$A$6])*COS([.$I$2]*PI()/180) - ([.D42] - [Frame.$B$6])*SIN([.$I$2]*PI()/180) + [Frame.$A$6]" office:value-type="float" office:value="70.4312098235011" calcext:value-type="float">
            <text:p>70.4312098235</text:p>
          </table:table-cell>
          <table:table-cell table:formula="of:=([.C42]-[Frame.$A$6])*SIN([.$I$2]*PI()/180) + ([.D42] - [Frame.$B$6])*COS([.$I$2]*PI()/180) + [Frame.$B$6]" office:value-type="float" office:value="67.4116770371919" calcext:value-type="float">
            <text:p>67.4116770372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table:formula="of:=128-[.A43]" office:value-type="float" office:value="66" calcext:value-type="float">
            <text:p>66</text:p>
          </table:table-cell>
          <table:table-cell table:formula="of:=[.B43]" office:value-type="float" office:value="58" calcext:value-type="float">
            <text:p>58</text:p>
          </table:table-cell>
          <table:table-cell table:formula="of:=([.A43]-[Frame.$A$6])*COS([.$I$2]*PI()/180) - ([.B43] - [Frame.$B$6])*SIN([.$I$2]*PI()/180) + [Frame.$A$6]" office:value-type="float" office:value="70.2847089860384" calcext:value-type="float">
            <text:p>70.284708986</text:p>
          </table:table-cell>
          <table:table-cell table:formula="of:=([.A43]-[Frame.$A$6])*SIN([.$I$2]*PI()/180) + ([.B43] - [Frame.$B$6])*COS([.$I$2]*PI()/180) + [Frame.$B$6]" office:value-type="float" office:value="63.291174943439" calcext:value-type="float">
            <text:p>63.2911749434</text:p>
          </table:table-cell>
          <table:table-cell table:formula="of:=([.C43]-[Frame.$A$6])*COS([.$I$2]*PI()/180) - ([.D43] - [Frame.$B$6])*SIN([.$I$2]*PI()/180) + [Frame.$A$6]" office:value-type="float" office:value="69.4530622227673" calcext:value-type="float">
            <text:p>69.4530622228</text:p>
          </table:table-cell>
          <table:table-cell table:formula="of:=([.C43]-[Frame.$A$6])*SIN([.$I$2]*PI()/180) + ([.D43] - [Frame.$B$6])*COS([.$I$2]*PI()/180) + [Frame.$B$6]" office:value-type="float" office:value="67.2037653463742" calcext:value-type="float">
            <text:p>67.2037653464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table:formula="of:=128-[.A44]" office:value-type="float" office:value="66" calcext:value-type="float">
            <text:p>66</text:p>
          </table:table-cell>
          <table:table-cell table:formula="of:=[.B44]" office:value-type="float" office:value="59" calcext:value-type="float">
            <text:p>59</text:p>
          </table:table-cell>
          <table:table-cell table:formula="of:=([.A44]-[Frame.$A$6])*COS([.$I$2]*PI()/180) - ([.B44] - [Frame.$B$6])*SIN([.$I$2]*PI()/180) + [Frame.$A$6]" office:value-type="float" office:value="69.3065613853045" calcext:value-type="float">
            <text:p>69.3065613853</text:p>
          </table:table-cell>
          <table:table-cell table:formula="of:=([.A44]-[Frame.$A$6])*SIN([.$I$2]*PI()/180) + ([.B44] - [Frame.$B$6])*COS([.$I$2]*PI()/180) + [Frame.$B$6]" office:value-type="float" office:value="63.0832632526212" calcext:value-type="float">
            <text:p>63.0832632526</text:p>
          </table:table-cell>
          <table:table-cell table:formula="of:=([.C44]-[Frame.$A$6])*COS([.$I$2]*PI()/180) - ([.D44] - [Frame.$B$6])*SIN([.$I$2]*PI()/180) + [Frame.$A$6]" office:value-type="float" office:value="68.4749146220335" calcext:value-type="float">
            <text:p>68.474914622</text:p>
          </table:table-cell>
          <table:table-cell table:formula="of:=([.C44]-[Frame.$A$6])*SIN([.$I$2]*PI()/180) + ([.D44] - [Frame.$B$6])*COS([.$I$2]*PI()/180) + [Frame.$B$6]" office:value-type="float" office:value="66.9958536555564" calcext:value-type="float">
            <text:p>66.9958536556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table:formula="of:=128-[.A45]" office:value-type="float" office:value="66" calcext:value-type="float">
            <text:p>66</text:p>
          </table:table-cell>
          <table:table-cell table:formula="of:=[.B45]" office:value-type="float" office:value="60" calcext:value-type="float">
            <text:p>60</text:p>
          </table:table-cell>
          <table:table-cell table:formula="of:=([.A45]-[Frame.$A$6])*COS([.$I$2]*PI()/180) - ([.B45] - [Frame.$B$6])*SIN([.$I$2]*PI()/180) + [Frame.$A$6]" office:value-type="float" office:value="68.3284137845707" calcext:value-type="float">
            <text:p>68.3284137846</text:p>
          </table:table-cell>
          <table:table-cell table:formula="of:=([.A45]-[Frame.$A$6])*SIN([.$I$2]*PI()/180) + ([.B45] - [Frame.$B$6])*COS([.$I$2]*PI()/180) + [Frame.$B$6]" office:value-type="float" office:value="62.8753515618034" calcext:value-type="float">
            <text:p>62.8753515618</text:p>
          </table:table-cell>
          <table:table-cell table:formula="of:=([.C45]-[Frame.$A$6])*COS([.$I$2]*PI()/180) - ([.D45] - [Frame.$B$6])*SIN([.$I$2]*PI()/180) + [Frame.$A$6]" office:value-type="float" office:value="67.4967670212997" calcext:value-type="float">
            <text:p>67.4967670213</text:p>
          </table:table-cell>
          <table:table-cell table:formula="of:=([.C45]-[Frame.$A$6])*SIN([.$I$2]*PI()/180) + ([.D45] - [Frame.$B$6])*COS([.$I$2]*PI()/180) + [Frame.$B$6]" office:value-type="float" office:value="66.7879419647386" calcext:value-type="float">
            <text:p>66.7879419647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table:formula="of:=128-[.A46]" office:value-type="float" office:value="66" calcext:value-type="float">
            <text:p>66</text:p>
          </table:table-cell>
          <table:table-cell table:formula="of:=[.B46]" office:value-type="float" office:value="61" calcext:value-type="float">
            <text:p>61</text:p>
          </table:table-cell>
          <table:table-cell table:formula="of:=([.A46]-[Frame.$A$6])*COS([.$I$2]*PI()/180) - ([.B46] - [Frame.$B$6])*SIN([.$I$2]*PI()/180) + [Frame.$A$6]" office:value-type="float" office:value="67.3502661838369" calcext:value-type="float">
            <text:p>67.3502661838</text:p>
          </table:table-cell>
          <table:table-cell table:formula="of:=([.A46]-[Frame.$A$6])*SIN([.$I$2]*PI()/180) + ([.B46] - [Frame.$B$6])*COS([.$I$2]*PI()/180) + [Frame.$B$6]" office:value-type="float" office:value="62.6674398709857" calcext:value-type="float">
            <text:p>62.667439871</text:p>
          </table:table-cell>
          <table:table-cell table:formula="of:=([.C46]-[Frame.$A$6])*COS([.$I$2]*PI()/180) - ([.D46] - [Frame.$B$6])*SIN([.$I$2]*PI()/180) + [Frame.$A$6]" office:value-type="float" office:value="66.5186194205659" calcext:value-type="float">
            <text:p>66.5186194206</text:p>
          </table:table-cell>
          <table:table-cell table:formula="of:=([.C46]-[Frame.$A$6])*SIN([.$I$2]*PI()/180) + ([.D46] - [Frame.$B$6])*COS([.$I$2]*PI()/180) + [Frame.$B$6]" office:value-type="float" office:value="66.5800302739209" calcext:value-type="float">
            <text:p>66.5800302739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2" calcext:value-type="float">
            <text:p>62</text:p>
          </table:table-cell>
          <table:table-cell table:formula="of:=128-[.A47]" office:value-type="float" office:value="66" calcext:value-type="float">
            <text:p>66</text:p>
          </table:table-cell>
          <table:table-cell table:formula="of:=[.B47]" office:value-type="float" office:value="62" calcext:value-type="float">
            <text:p>62</text:p>
          </table:table-cell>
          <table:table-cell table:formula="of:=([.A47]-[Frame.$A$6])*COS([.$I$2]*PI()/180) - ([.B47] - [Frame.$B$6])*SIN([.$I$2]*PI()/180) + [Frame.$A$6]" office:value-type="float" office:value="66.3721185831031" calcext:value-type="float">
            <text:p>66.3721185831</text:p>
          </table:table-cell>
          <table:table-cell table:formula="of:=([.A47]-[Frame.$A$6])*SIN([.$I$2]*PI()/180) + ([.B47] - [Frame.$B$6])*COS([.$I$2]*PI()/180) + [Frame.$B$6]" office:value-type="float" office:value="62.4595281801679" calcext:value-type="float">
            <text:p>62.4595281802</text:p>
          </table:table-cell>
          <table:table-cell table:formula="of:=([.C47]-[Frame.$A$6])*COS([.$I$2]*PI()/180) - ([.D47] - [Frame.$B$6])*SIN([.$I$2]*PI()/180) + [Frame.$A$6]" office:value-type="float" office:value="65.5404718198321" calcext:value-type="float">
            <text:p>65.5404718198</text:p>
          </table:table-cell>
          <table:table-cell table:formula="of:=([.C47]-[Frame.$A$6])*SIN([.$I$2]*PI()/180) + ([.D47] - [Frame.$B$6])*COS([.$I$2]*PI()/180) + [Frame.$B$6]" office:value-type="float" office:value="66.3721185831031" calcext:value-type="float">
            <text:p>66.3721185831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formula="of:=128-[.A48]" office:value-type="float" office:value="66" calcext:value-type="float">
            <text:p>66</text:p>
          </table:table-cell>
          <table:table-cell table:formula="of:=[.B48]" office:value-type="float" office:value="63" calcext:value-type="float">
            <text:p>63</text:p>
          </table:table-cell>
          <table:table-cell table:formula="of:=([.A48]-[Frame.$A$6])*COS([.$I$2]*PI()/180) - ([.B48] - [Frame.$B$6])*SIN([.$I$2]*PI()/180) + [Frame.$A$6]" office:value-type="float" office:value="65.3939709823693" calcext:value-type="float">
            <text:p>65.3939709824</text:p>
          </table:table-cell>
          <table:table-cell table:formula="of:=([.A48]-[Frame.$A$6])*SIN([.$I$2]*PI()/180) + ([.B48] - [Frame.$B$6])*COS([.$I$2]*PI()/180) + [Frame.$B$6]" office:value-type="float" office:value="62.2516164893502" calcext:value-type="float">
            <text:p>62.2516164894</text:p>
          </table:table-cell>
          <table:table-cell table:formula="of:=([.C48]-[Frame.$A$6])*COS([.$I$2]*PI()/180) - ([.D48] - [Frame.$B$6])*SIN([.$I$2]*PI()/180) + [Frame.$A$6]" office:value-type="float" office:value="64.5623242190983" calcext:value-type="float">
            <text:p>64.5623242191</text:p>
          </table:table-cell>
          <table:table-cell table:formula="of:=([.C48]-[Frame.$A$6])*SIN([.$I$2]*PI()/180) + ([.D48] - [Frame.$B$6])*COS([.$I$2]*PI()/180) + [Frame.$B$6]" office:value-type="float" office:value="66.1642068922854" calcext:value-type="float">
            <text:p>66.1642068923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table:formula="of:=128-[.A49]" office:value-type="float" office:value="66" calcext:value-type="float">
            <text:p>66</text:p>
          </table:table-cell>
          <table:table-cell table:formula="of:=[.B49]" office:value-type="float" office:value="64" calcext:value-type="float">
            <text:p>64</text:p>
          </table:table-cell>
          <table:table-cell table:formula="of:=([.A49]-[Frame.$A$6])*COS([.$I$2]*PI()/180) - ([.B49] - [Frame.$B$6])*SIN([.$I$2]*PI()/180) + [Frame.$A$6]" office:value-type="float" office:value="64.4158233816355" calcext:value-type="float">
            <text:p>64.4158233816</text:p>
          </table:table-cell>
          <table:table-cell table:formula="of:=([.A49]-[Frame.$A$6])*SIN([.$I$2]*PI()/180) + ([.B49] - [Frame.$B$6])*COS([.$I$2]*PI()/180) + [Frame.$B$6]" office:value-type="float" office:value="62.0437047985324" calcext:value-type="float">
            <text:p>62.0437047985</text:p>
          </table:table-cell>
          <table:table-cell table:formula="of:=([.C49]-[Frame.$A$6])*COS([.$I$2]*PI()/180) - ([.D49] - [Frame.$B$6])*SIN([.$I$2]*PI()/180) + [Frame.$A$6]" office:value-type="float" office:value="63.5841766183645" calcext:value-type="float">
            <text:p>63.5841766184</text:p>
          </table:table-cell>
          <table:table-cell table:formula="of:=([.C49]-[Frame.$A$6])*SIN([.$I$2]*PI()/180) + ([.D49] - [Frame.$B$6])*COS([.$I$2]*PI()/180) + [Frame.$B$6]" office:value-type="float" office:value="65.9562952014676" calcext:value-type="float">
            <text:p>65.9562952015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table:formula="of:=128-[.A50]" office:value-type="float" office:value="66" calcext:value-type="float">
            <text:p>66</text:p>
          </table:table-cell>
          <table:table-cell table:formula="of:=[.B50]" office:value-type="float" office:value="65" calcext:value-type="float">
            <text:p>65</text:p>
          </table:table-cell>
          <table:table-cell table:formula="of:=([.A50]-[Frame.$A$6])*COS([.$I$2]*PI()/180) - ([.B50] - [Frame.$B$6])*SIN([.$I$2]*PI()/180) + [Frame.$A$6]" office:value-type="float" office:value="63.4376757809017" calcext:value-type="float">
            <text:p>63.4376757809</text:p>
          </table:table-cell>
          <table:table-cell table:formula="of:=([.A50]-[Frame.$A$6])*SIN([.$I$2]*PI()/180) + ([.B50] - [Frame.$B$6])*COS([.$I$2]*PI()/180) + [Frame.$B$6]" office:value-type="float" office:value="61.8357931077146" calcext:value-type="float">
            <text:p>61.8357931077</text:p>
          </table:table-cell>
          <table:table-cell table:formula="of:=([.C50]-[Frame.$A$6])*COS([.$I$2]*PI()/180) - ([.D50] - [Frame.$B$6])*SIN([.$I$2]*PI()/180) + [Frame.$A$6]" office:value-type="float" office:value="62.6060290176307" calcext:value-type="float">
            <text:p>62.6060290176</text:p>
          </table:table-cell>
          <table:table-cell table:formula="of:=([.C50]-[Frame.$A$6])*SIN([.$I$2]*PI()/180) + ([.D50] - [Frame.$B$6])*COS([.$I$2]*PI()/180) + [Frame.$B$6]" office:value-type="float" office:value="65.7483835106499" calcext:value-type="float">
            <text:p>65.7483835106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table:formula="of:=128-[.A51]" office:value-type="float" office:value="66" calcext:value-type="float">
            <text:p>66</text:p>
          </table:table-cell>
          <table:table-cell table:formula="of:=[.B51]" office:value-type="float" office:value="66" calcext:value-type="float">
            <text:p>66</text:p>
          </table:table-cell>
          <table:table-cell table:formula="of:=([.A51]-[Frame.$A$6])*COS([.$I$2]*PI()/180) - ([.B51] - [Frame.$B$6])*SIN([.$I$2]*PI()/180) + [Frame.$A$6]" office:value-type="float" office:value="62.4595281801679" calcext:value-type="float">
            <text:p>62.4595281802</text:p>
          </table:table-cell>
          <table:table-cell table:formula="of:=([.A51]-[Frame.$A$6])*SIN([.$I$2]*PI()/180) + ([.B51] - [Frame.$B$6])*COS([.$I$2]*PI()/180) + [Frame.$B$6]" office:value-type="float" office:value="61.6278814168969" calcext:value-type="float">
            <text:p>61.6278814169</text:p>
          </table:table-cell>
          <table:table-cell table:formula="of:=([.C51]-[Frame.$A$6])*COS([.$I$2]*PI()/180) - ([.D51] - [Frame.$B$6])*SIN([.$I$2]*PI()/180) + [Frame.$A$6]" office:value-type="float" office:value="61.6278814168969" calcext:value-type="float">
            <text:p>61.6278814169</text:p>
          </table:table-cell>
          <table:table-cell table:formula="of:=([.C51]-[Frame.$A$6])*SIN([.$I$2]*PI()/180) + ([.D51] - [Frame.$B$6])*COS([.$I$2]*PI()/180) + [Frame.$B$6]" office:value-type="float" office:value="65.5404718198321" calcext:value-type="float">
            <text:p>65.5404718198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formula="of:=128-[.A52]" office:value-type="float" office:value="66" calcext:value-type="float">
            <text:p>66</text:p>
          </table:table-cell>
          <table:table-cell table:formula="of:=[.B52]" office:value-type="float" office:value="67" calcext:value-type="float">
            <text:p>67</text:p>
          </table:table-cell>
          <table:table-cell table:formula="of:=([.A52]-[Frame.$A$6])*COS([.$I$2]*PI()/180) - ([.B52] - [Frame.$B$6])*SIN([.$I$2]*PI()/180) + [Frame.$A$6]" office:value-type="float" office:value="61.4813805794341" calcext:value-type="float">
            <text:p>61.4813805794</text:p>
          </table:table-cell>
          <table:table-cell table:formula="of:=([.A52]-[Frame.$A$6])*SIN([.$I$2]*PI()/180) + ([.B52] - [Frame.$B$6])*COS([.$I$2]*PI()/180) + [Frame.$B$6]" office:value-type="float" office:value="61.4199697260791" calcext:value-type="float">
            <text:p>61.4199697261</text:p>
          </table:table-cell>
          <table:table-cell table:formula="of:=([.C52]-[Frame.$A$6])*COS([.$I$2]*PI()/180) - ([.D52] - [Frame.$B$6])*SIN([.$I$2]*PI()/180) + [Frame.$A$6]" office:value-type="float" office:value="60.6497338161631" calcext:value-type="float">
            <text:p>60.6497338162</text:p>
          </table:table-cell>
          <table:table-cell table:formula="of:=([.C52]-[Frame.$A$6])*SIN([.$I$2]*PI()/180) + ([.D52] - [Frame.$B$6])*COS([.$I$2]*PI()/180) + [Frame.$B$6]" office:value-type="float" office:value="65.3325601290143" calcext:value-type="float">
            <text:p>65.332560129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table:formula="of:=128-[.A53]" office:value-type="float" office:value="66" calcext:value-type="float">
            <text:p>66</text:p>
          </table:table-cell>
          <table:table-cell table:formula="of:=[.B53]" office:value-type="float" office:value="68" calcext:value-type="float">
            <text:p>68</text:p>
          </table:table-cell>
          <table:table-cell table:formula="of:=([.A53]-[Frame.$A$6])*COS([.$I$2]*PI()/180) - ([.B53] - [Frame.$B$6])*SIN([.$I$2]*PI()/180) + [Frame.$A$6]" office:value-type="float" office:value="60.5032329787003" calcext:value-type="float">
            <text:p>60.5032329787</text:p>
          </table:table-cell>
          <table:table-cell table:formula="of:=([.A53]-[Frame.$A$6])*SIN([.$I$2]*PI()/180) + ([.B53] - [Frame.$B$6])*COS([.$I$2]*PI()/180) + [Frame.$B$6]" office:value-type="float" office:value="61.2120580352614" calcext:value-type="float">
            <text:p>61.2120580353</text:p>
          </table:table-cell>
          <table:table-cell table:formula="of:=([.C53]-[Frame.$A$6])*COS([.$I$2]*PI()/180) - ([.D53] - [Frame.$B$6])*SIN([.$I$2]*PI()/180) + [Frame.$A$6]" office:value-type="float" office:value="59.6715862154293" calcext:value-type="float">
            <text:p>59.6715862154</text:p>
          </table:table-cell>
          <table:table-cell table:formula="of:=([.C53]-[Frame.$A$6])*SIN([.$I$2]*PI()/180) + ([.D53] - [Frame.$B$6])*COS([.$I$2]*PI()/180) + [Frame.$B$6]" office:value-type="float" office:value="65.1246484381966" calcext:value-type="float">
            <text:p>65.1246484382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table:formula="of:=128-[.A54]" office:value-type="float" office:value="66" calcext:value-type="float">
            <text:p>66</text:p>
          </table:table-cell>
          <table:table-cell table:formula="of:=[.B54]" office:value-type="float" office:value="69" calcext:value-type="float">
            <text:p>69</text:p>
          </table:table-cell>
          <table:table-cell table:formula="of:=([.A54]-[Frame.$A$6])*COS([.$I$2]*PI()/180) - ([.B54] - [Frame.$B$6])*SIN([.$I$2]*PI()/180) + [Frame.$A$6]" office:value-type="float" office:value="59.5250853779665" calcext:value-type="float">
            <text:p>59.525085378</text:p>
          </table:table-cell>
          <table:table-cell table:formula="of:=([.A54]-[Frame.$A$6])*SIN([.$I$2]*PI()/180) + ([.B54] - [Frame.$B$6])*COS([.$I$2]*PI()/180) + [Frame.$B$6]" office:value-type="float" office:value="61.0041463444436" calcext:value-type="float">
            <text:p>61.0041463444</text:p>
          </table:table-cell>
          <table:table-cell table:formula="of:=([.C54]-[Frame.$A$6])*COS([.$I$2]*PI()/180) - ([.D54] - [Frame.$B$6])*SIN([.$I$2]*PI()/180) + [Frame.$A$6]" office:value-type="float" office:value="58.6934386146955" calcext:value-type="float">
            <text:p>58.6934386147</text:p>
          </table:table-cell>
          <table:table-cell table:formula="of:=([.C54]-[Frame.$A$6])*SIN([.$I$2]*PI()/180) + ([.D54] - [Frame.$B$6])*COS([.$I$2]*PI()/180) + [Frame.$B$6]" office:value-type="float" office:value="64.9167367473788" calcext:value-type="float">
            <text:p>64.9167367474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table:formula="of:=128-[.A55]" office:value-type="float" office:value="66" calcext:value-type="float">
            <text:p>66</text:p>
          </table:table-cell>
          <table:table-cell table:formula="of:=[.B55]" office:value-type="float" office:value="70" calcext:value-type="float">
            <text:p>70</text:p>
          </table:table-cell>
          <table:table-cell table:formula="of:=([.A55]-[Frame.$A$6])*COS([.$I$2]*PI()/180) - ([.B55] - [Frame.$B$6])*SIN([.$I$2]*PI()/180) + [Frame.$A$6]" office:value-type="float" office:value="58.5469377772327" calcext:value-type="float">
            <text:p>58.5469377772</text:p>
          </table:table-cell>
          <table:table-cell table:formula="of:=([.A55]-[Frame.$A$6])*SIN([.$I$2]*PI()/180) + ([.B55] - [Frame.$B$6])*COS([.$I$2]*PI()/180) + [Frame.$B$6]" office:value-type="float" office:value="60.7962346536258" calcext:value-type="float">
            <text:p>60.7962346536</text:p>
          </table:table-cell>
          <table:table-cell table:formula="of:=([.C55]-[Frame.$A$6])*COS([.$I$2]*PI()/180) - ([.D55] - [Frame.$B$6])*SIN([.$I$2]*PI()/180) + [Frame.$A$6]" office:value-type="float" office:value="57.7152910139616" calcext:value-type="float">
            <text:p>57.715291014</text:p>
          </table:table-cell>
          <table:table-cell table:formula="of:=([.C55]-[Frame.$A$6])*SIN([.$I$2]*PI()/180) + ([.D55] - [Frame.$B$6])*COS([.$I$2]*PI()/180) + [Frame.$B$6]" office:value-type="float" office:value="64.7088250565611" calcext:value-type="float">
            <text:p>64.7088250566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table:formula="of:=128-[.A56]" office:value-type="float" office:value="66" calcext:value-type="float">
            <text:p>66</text:p>
          </table:table-cell>
          <table:table-cell table:formula="of:=[.B56]" office:value-type="float" office:value="70" calcext:value-type="float">
            <text:p>70</text:p>
          </table:table-cell>
          <table:table-cell table:formula="of:=([.A56]-[Frame.$A$6])*COS([.$I$2]*PI()/180) - ([.B56] - [Frame.$B$6])*SIN([.$I$2]*PI()/180) + [Frame.$A$6]" office:value-type="float" office:value="58.5469377772327" calcext:value-type="float">
            <text:p>58.5469377772</text:p>
          </table:table-cell>
          <table:table-cell table:formula="of:=([.A56]-[Frame.$A$6])*SIN([.$I$2]*PI()/180) + ([.B56] - [Frame.$B$6])*COS([.$I$2]*PI()/180) + [Frame.$B$6]" office:value-type="float" office:value="60.7962346536258" calcext:value-type="float">
            <text:p>60.7962346536</text:p>
          </table:table-cell>
          <table:table-cell table:formula="of:=([.C56]-[Frame.$A$6])*COS([.$I$2]*PI()/180) - ([.D56] - [Frame.$B$6])*SIN([.$I$2]*PI()/180) + [Frame.$A$6]" office:value-type="float" office:value="57.7152910139616" calcext:value-type="float">
            <text:p>57.715291014</text:p>
          </table:table-cell>
          <table:table-cell table:formula="of:=([.C56]-[Frame.$A$6])*SIN([.$I$2]*PI()/180) + ([.D56] - [Frame.$B$6])*COS([.$I$2]*PI()/180) + [Frame.$B$6]" office:value-type="float" office:value="64.7088250565611" calcext:value-type="float">
            <text:p>64.7088250566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table:formula="of:=128-[.A57]" office:value-type="float" office:value="66" calcext:value-type="float">
            <text:p>66</text:p>
          </table:table-cell>
          <table:table-cell table:formula="of:=[.B57]" office:value-type="float" office:value="70" calcext:value-type="float">
            <text:p>70</text:p>
          </table:table-cell>
          <table:table-cell table:formula="of:=([.A57]-[Frame.$A$6])*COS([.$I$2]*PI()/180) - ([.B57] - [Frame.$B$6])*SIN([.$I$2]*PI()/180) + [Frame.$A$6]" office:value-type="float" office:value="58.5469377772327" calcext:value-type="float">
            <text:p>58.5469377772</text:p>
          </table:table-cell>
          <table:table-cell table:formula="of:=([.A57]-[Frame.$A$6])*SIN([.$I$2]*PI()/180) + ([.B57] - [Frame.$B$6])*COS([.$I$2]*PI()/180) + [Frame.$B$6]" office:value-type="float" office:value="60.7962346536258" calcext:value-type="float">
            <text:p>60.7962346536</text:p>
          </table:table-cell>
          <table:table-cell table:formula="of:=([.C57]-[Frame.$A$6])*COS([.$I$2]*PI()/180) - ([.D57] - [Frame.$B$6])*SIN([.$I$2]*PI()/180) + [Frame.$A$6]" office:value-type="float" office:value="57.7152910139616" calcext:value-type="float">
            <text:p>57.715291014</text:p>
          </table:table-cell>
          <table:table-cell table:formula="of:=([.C57]-[Frame.$A$6])*SIN([.$I$2]*PI()/180) + ([.D57] - [Frame.$B$6])*COS([.$I$2]*PI()/180) + [Frame.$B$6]" office:value-type="float" office:value="64.7088250565611" calcext:value-type="float">
            <text:p>64.7088250566</text:p>
          </table:table-cell>
          <table:table-cell table:number-columns-repeated="101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table:formula="of:=128-[.A58]" office:value-type="float" office:value="65" calcext:value-type="float">
            <text:p>65</text:p>
          </table:table-cell>
          <table:table-cell table:formula="of:=[.B58]" office:value-type="float" office:value="70" calcext:value-type="float">
            <text:p>70</text:p>
          </table:table-cell>
          <table:table-cell table:formula="of:=([.A58]-[Frame.$A$6])*COS([.$I$2]*PI()/180) - ([.B58] - [Frame.$B$6])*SIN([.$I$2]*PI()/180) + [Frame.$A$6]" office:value-type="float" office:value="58.3390260864149" calcext:value-type="float">
            <text:p>58.3390260864</text:p>
          </table:table-cell>
          <table:table-cell table:formula="of:=([.A58]-[Frame.$A$6])*SIN([.$I$2]*PI()/180) + ([.B58] - [Frame.$B$6])*COS([.$I$2]*PI()/180) + [Frame.$B$6]" office:value-type="float" office:value="61.7743822543596" calcext:value-type="float">
            <text:p>61.7743822544</text:p>
          </table:table-cell>
          <table:table-cell table:formula="of:=([.C58]-[Frame.$A$6])*COS([.$I$2]*PI()/180) - ([.D58] - [Frame.$B$6])*SIN([.$I$2]*PI()/180) + [Frame.$A$6]" office:value-type="float" office:value="57.9232027047794" calcext:value-type="float">
            <text:p>57.9232027048</text:p>
          </table:table-cell>
          <table:table-cell table:formula="of:=([.C58]-[Frame.$A$6])*SIN([.$I$2]*PI()/180) + ([.D58] - [Frame.$B$6])*COS([.$I$2]*PI()/180) + [Frame.$B$6]" office:value-type="float" office:value="63.7306774558273" calcext:value-type="float">
            <text:p>63.7306774558</text:p>
          </table:table-cell>
          <table:table-cell table:number-columns-repeated="101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table:formula="of:=128-[.A59]" office:value-type="float" office:value="64" calcext:value-type="float">
            <text:p>64</text:p>
          </table:table-cell>
          <table:table-cell table:formula="of:=[.B59]" office:value-type="float" office:value="70" calcext:value-type="float">
            <text:p>70</text:p>
          </table:table-cell>
          <table:table-cell table:formula="of:=([.A59]-[Frame.$A$6])*COS([.$I$2]*PI()/180) - ([.B59] - [Frame.$B$6])*SIN([.$I$2]*PI()/180) + [Frame.$A$6]" office:value-type="float" office:value="58.1311143955972" calcext:value-type="float">
            <text:p>58.1311143956</text:p>
          </table:table-cell>
          <table:table-cell table:formula="of:=([.A59]-[Frame.$A$6])*SIN([.$I$2]*PI()/180) + ([.B59] - [Frame.$B$6])*COS([.$I$2]*PI()/180) + [Frame.$B$6]" office:value-type="float" office:value="62.7525298550934" calcext:value-type="float">
            <text:p>62.7525298551</text:p>
          </table:table-cell>
          <table:table-cell table:formula="of:=([.C59]-[Frame.$A$6])*COS([.$I$2]*PI()/180) - ([.D59] - [Frame.$B$6])*SIN([.$I$2]*PI()/180) + [Frame.$A$6]" office:value-type="float" office:value="58.1311143955972" calcext:value-type="float">
            <text:p>58.1311143956</text:p>
          </table:table-cell>
          <table:table-cell table:formula="of:=([.C59]-[Frame.$A$6])*SIN([.$I$2]*PI()/180) + ([.D59] - [Frame.$B$6])*COS([.$I$2]*PI()/180) + [Frame.$B$6]" office:value-type="float" office:value="62.7525298550934" calcext:value-type="float">
            <text:p>62.7525298551</text:p>
          </table:table-cell>
          <table:table-cell table:number-columns-repeated="1016"/>
        </table:table-row>
      </table:table>
      <table:table table:name="Hands Drawing" table:style-name="ta1" table:print="false">
        <table:table-column table:style-name="co1" table:number-columns-repeated="5" table:default-cell-style-name="Default"/>
        <table:table-row table:style-name="ro2">
          <table:table-cell office:value-type="string" calcext:value-type="string">
            <text:p>hour</text:p>
          </table:table-cell>
          <table:table-cell office:value-type="float" office:value="3" calcext:value-type="float">
            <text:p>3</text:p>
          </table:table-cell>
          <table:table-cell/>
          <table:table-cell table:formula="of:=MOD(MINUTE(NOW());12)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min</text:p>
          </table:table-cell>
          <table:table-cell table:formula="of:=[.D2]" office:value-type="float" office:value="17" calcext:value-type="float">
            <text:p>17</text:p>
          </table:table-cell>
          <table:table-cell/>
          <table:table-cell table:formula="of:=SECOND(NOW())" office:value-type="float" office:value="17" calcext:value-type="float">
            <text:p>17</text:p>
          </table:table-cell>
          <table:table-cell/>
        </table:table-row>
        <table:table-row table:style-name="ro2">
          <table:table-cell table:number-columns-repeated="3"/>
          <table:table-cell table:style-name="ce26"/>
          <table:table-cell/>
        </table:table-row>
        <table:table-row table:style-name="ro2">
          <table:table-cell table:number-columns-repeated="4"/>
          <table:table-cell>
            <draw:frame table:end-cell-address="'Hands Drawing'.J30" table:end-x="0.8736in" table:end-y="0.1039in" draw:z-index="0" draw:style-name="gr1" draw:text-style-name="P1" svg:width="5.2827in" svg:height="4.6756in" svg:x="0.039in" svg:y="0.0118in">
              <draw:object draw:notify-on-update-of-ranges="Frame.A3:Frame.A6 'Hour Hand'.E2:'Hour Hand'.E94 'Hour Hand'.E1:'Hour Hand'.F1 'Hour Hand'.F2:'Hour Hand'.F94 'Hour Hand'.G2:'Hour Hand'.G94 'Hour Hand'.G1:'Hour Hand'.H1 'Hour Hand'.H2:'Hour Hand'.H94 'Minute Hand'.E2:'Minute Hand'.E103 'Minute Hand'.E1:'Minute Hand'.F1 'Minute Hand'.F2:'Minute Hand'.F103 'Minute Hand'.G2:'Minute Hand'.G103 'Minute Hand'.G1:'Minute Hand'.H1 'Minute Hand'.H2:'Minute Hand'.H10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  <table:table table:name="Minute circle" table:style-name="ta1">
        <table:table-column table:style-name="co2" table:number-columns-repeated="2" table:default-cell-style-name="Default"/>
        <table:table-column table:style-name="co2" table:number-columns-repeated="2" table:default-cell-style-name="ce28"/>
        <table:table-column table:style-name="co2" table:number-columns-repeated="1020" table:default-cell-style-name="Default"/>
        <table:table-row table:style-name="ro2"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min</text:p>
          </table:table-cell>
          <table:table-cell table:style-name="ce27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table:number-columns-repeated="102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Frame.$A$6]+[.$A$2]*SIN([.B2]*2*PI()/[.$A$5])" office:value-type="float" office:value="64" calcext:value-type="float">
            <text:p>64</text:p>
          </table:table-cell>
          <table:table-cell table:formula="of:=[Frame.$B$6]-[.$A$2]*COS([.B2]*2*PI()/[.$A$5])" office:value-type="float" office:value="24" calcext:value-type="float">
            <text:p>24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formula="of:=[Frame.$A$6]+[.$A$2]*SIN([.B3]*2*PI()/[.$A$5])" office:value-type="float" office:value="68.1811385307061" calcext:value-type="float">
            <text:p>68</text:p>
          </table:table-cell>
          <table:table-cell table:formula="of:=[Frame.$B$6]-[.$A$2]*COS([.B3]*2*PI()/[.$A$5])" office:value-type="float" office:value="24.2191241852691" calcext:value-type="float">
            <text:p>2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ivisions</text:p>
          </table:table-cell>
          <table:table-cell office:value-type="float" office:value="2" calcext:value-type="float">
            <text:p>2</text:p>
          </table:table-cell>
          <table:table-cell table:formula="of:=[Frame.$A$6]+[.$A$2]*SIN([.B4]*2*PI()/[.$A$5])" office:value-type="float" office:value="72.3164676327104" calcext:value-type="float">
            <text:p>72</text:p>
          </table:table-cell>
          <table:table-cell table:formula="of:=[Frame.$B$6]-[.$A$2]*COS([.B4]*2*PI()/[.$A$5])" office:value-type="float" office:value="24.8740959706478" calcext:value-type="float">
            <text:p>25</text:p>
          </table:table-cell>
          <table:table-cell table:number-columns-repeated="102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Frame.$A$6]+[.$A$2]*SIN([.B5]*2*PI()/[.$A$5])" office:value-type="float" office:value="76.3606797749979" calcext:value-type="float">
            <text:p>76</text:p>
          </table:table-cell>
          <table:table-cell table:formula="of:=[Frame.$B$6]-[.$A$2]*COS([.B5]*2*PI()/[.$A$5])" office:value-type="float" office:value="25.9577393481939" calcext:value-type="float">
            <text:p>26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formula="of:=[Frame.$A$6]+[.$A$2]*SIN([.B6]*2*PI()/[.$A$5])" office:value-type="float" office:value="80.269465723032" calcext:value-type="float">
            <text:p>80</text:p>
          </table:table-cell>
          <table:table-cell table:formula="of:=[Frame.$B$6]-[.$A$2]*COS([.B6]*2*PI()/[.$A$5])" office:value-type="float" office:value="27.458181694296" calcext:value-type="float">
            <text:p>27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formula="of:=[Frame.$A$6]+[.$A$2]*SIN([.B7]*2*PI()/[.$A$5])" office:value-type="float" office:value="84" calcext:value-type="float">
            <text:p>84</text:p>
          </table:table-cell>
          <table:table-cell table:formula="of:=[Frame.$B$6]-[.$A$2]*COS([.B7]*2*PI()/[.$A$5])" office:value-type="float" office:value="29.3589838486225" calcext:value-type="float">
            <text:p>29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formula="of:=[Frame.$A$6]+[.$A$2]*SIN([.B8]*2*PI()/[.$A$5])" office:value-type="float" office:value="87.5114100916989" calcext:value-type="float">
            <text:p>88</text:p>
          </table:table-cell>
          <table:table-cell table:formula="of:=[Frame.$B$6]-[.$A$2]*COS([.B8]*2*PI()/[.$A$5])" office:value-type="float" office:value="31.6393202250021" calcext:value-type="float">
            <text:p>32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formula="of:=[Frame.$A$6]+[.$A$2]*SIN([.B9]*2*PI()/[.$A$5])" office:value-type="float" office:value="90.7652242543543" calcext:value-type="float">
            <text:p>91</text:p>
          </table:table-cell>
          <table:table-cell table:formula="of:=[Frame.$B$6]-[.$A$2]*COS([.B9]*2*PI()/[.$A$5])" office:value-type="float" office:value="34.2742069809042" calcext:value-type="float">
            <text:p>34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formula="of:=[Frame.$A$6]+[.$A$2]*SIN([.B10]*2*PI()/[.$A$5])" office:value-type="float" office:value="93.7257930190958" calcext:value-type="float">
            <text:p>94</text:p>
          </table:table-cell>
          <table:table-cell table:formula="of:=[Frame.$B$6]-[.$A$2]*COS([.B10]*2*PI()/[.$A$5])" office:value-type="float" office:value="37.2347757456457" calcext:value-type="float">
            <text:p>37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[Frame.$A$6]+[.$A$2]*SIN([.B11]*2*PI()/[.$A$5])" office:value-type="float" office:value="96.3606797749979" calcext:value-type="float">
            <text:p>96</text:p>
          </table:table-cell>
          <table:table-cell table:formula="of:=[Frame.$B$6]-[.$A$2]*COS([.B11]*2*PI()/[.$A$5])" office:value-type="float" office:value="40.4885899083011" calcext:value-type="float">
            <text:p>4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formula="of:=[Frame.$A$6]+[.$A$2]*SIN([.B12]*2*PI()/[.$A$5])" office:value-type="float" office:value="98.6410161513775" calcext:value-type="float">
            <text:p>99</text:p>
          </table:table-cell>
          <table:table-cell table:formula="of:=[Frame.$B$6]-[.$A$2]*COS([.B12]*2*PI()/[.$A$5])" office:value-type="float" office:value="44" calcext:value-type="float">
            <text:p>44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[Frame.$A$6]+[.$A$2]*SIN([.B13]*2*PI()/[.$A$5])" office:value-type="float" office:value="100.541818305704" calcext:value-type="float">
            <text:p>101</text:p>
          </table:table-cell>
          <table:table-cell table:formula="of:=[Frame.$B$6]-[.$A$2]*COS([.B13]*2*PI()/[.$A$5])" office:value-type="float" office:value="47.730534276968" calcext:value-type="float">
            <text:p>48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formula="of:=[Frame.$A$6]+[.$A$2]*SIN([.B14]*2*PI()/[.$A$5])" office:value-type="float" office:value="102.042260651806" calcext:value-type="float">
            <text:p>102</text:p>
          </table:table-cell>
          <table:table-cell table:formula="of:=[Frame.$B$6]-[.$A$2]*COS([.B14]*2*PI()/[.$A$5])" office:value-type="float" office:value="51.6393202250021" calcext:value-type="float">
            <text:p>52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formula="of:=[Frame.$A$6]+[.$A$2]*SIN([.B15]*2*PI()/[.$A$5])" office:value-type="float" office:value="103.125904029352" calcext:value-type="float">
            <text:p>103</text:p>
          </table:table-cell>
          <table:table-cell table:formula="of:=[Frame.$B$6]-[.$A$2]*COS([.B15]*2*PI()/[.$A$5])" office:value-type="float" office:value="55.6835323672896" calcext:value-type="float">
            <text:p>56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[Frame.$A$6]+[.$A$2]*SIN([.B16]*2*PI()/[.$A$5])" office:value-type="float" office:value="103.780875814731" calcext:value-type="float">
            <text:p>104</text:p>
          </table:table-cell>
          <table:table-cell table:formula="of:=[Frame.$B$6]-[.$A$2]*COS([.B16]*2*PI()/[.$A$5])" office:value-type="float" office:value="59.8188614692939" calcext:value-type="float">
            <text:p>6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[Frame.$A$6]+[.$A$2]*SIN([.B17]*2*PI()/[.$A$5])" office:value-type="float" office:value="104" calcext:value-type="float">
            <text:p>104</text:p>
          </table:table-cell>
          <table:table-cell table:formula="of:=[Frame.$B$6]-[.$A$2]*COS([.B17]*2*PI()/[.$A$5])" office:value-type="float" office:value="64" calcext:value-type="float">
            <text:p>64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formula="of:=[Frame.$A$6]+[.$A$2]*SIN([.B18]*2*PI()/[.$A$5])" office:value-type="float" office:value="103.780875814731" calcext:value-type="float">
            <text:p>104</text:p>
          </table:table-cell>
          <table:table-cell table:formula="of:=[Frame.$B$6]-[.$A$2]*COS([.B18]*2*PI()/[.$A$5])" office:value-type="float" office:value="68.1811385307061" calcext:value-type="float">
            <text:p>68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[Frame.$A$6]+[.$A$2]*SIN([.B19]*2*PI()/[.$A$5])" office:value-type="float" office:value="103.125904029352" calcext:value-type="float">
            <text:p>103</text:p>
          </table:table-cell>
          <table:table-cell table:formula="of:=[Frame.$B$6]-[.$A$2]*COS([.B19]*2*PI()/[.$A$5])" office:value-type="float" office:value="72.3164676327104" calcext:value-type="float">
            <text:p>72</text:p>
          </table:table-cell>
          <table:table-cell table:number-columns-repeated="4"/>
          <table:table-cell>
            <draw:frame table:end-cell-address="'Minute circle'.N45" table:end-x="0.8382in" table:end-y="0.0535in" draw:z-index="0" draw:style-name="gr1" draw:text-style-name="P1" svg:width="5.2827in" svg:height="4.6756in" svg:x="0in" svg:y="0in">
              <draw:object draw:notify-on-update-of-ranges="'Minute circle'.C2:'Minute circle'.C61 'Minute circle'.D2:'Minute circle'.D6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5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formula="of:=[Frame.$A$6]+[.$A$2]*SIN([.B20]*2*PI()/[.$A$5])" office:value-type="float" office:value="102.042260651806" calcext:value-type="float">
            <text:p>102</text:p>
          </table:table-cell>
          <table:table-cell table:formula="of:=[Frame.$B$6]-[.$A$2]*COS([.B20]*2*PI()/[.$A$5])" office:value-type="float" office:value="76.3606797749979" calcext:value-type="float">
            <text:p>76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formula="of:=[Frame.$A$6]+[.$A$2]*SIN([.B21]*2*PI()/[.$A$5])" office:value-type="float" office:value="100.541818305704" calcext:value-type="float">
            <text:p>101</text:p>
          </table:table-cell>
          <table:table-cell table:formula="of:=[Frame.$B$6]-[.$A$2]*COS([.B21]*2*PI()/[.$A$5])" office:value-type="float" office:value="80.269465723032" calcext:value-type="float">
            <text:p>8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formula="of:=[Frame.$A$6]+[.$A$2]*SIN([.B22]*2*PI()/[.$A$5])" office:value-type="float" office:value="98.6410161513776" calcext:value-type="float">
            <text:p>99</text:p>
          </table:table-cell>
          <table:table-cell table:formula="of:=[Frame.$B$6]-[.$A$2]*COS([.B22]*2*PI()/[.$A$5])" office:value-type="float" office:value="84" calcext:value-type="float">
            <text:p>84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formula="of:=[Frame.$A$6]+[.$A$2]*SIN([.B23]*2*PI()/[.$A$5])" office:value-type="float" office:value="96.3606797749979" calcext:value-type="float">
            <text:p>96</text:p>
          </table:table-cell>
          <table:table-cell table:formula="of:=[Frame.$B$6]-[.$A$2]*COS([.B23]*2*PI()/[.$A$5])" office:value-type="float" office:value="87.5114100916989" calcext:value-type="float">
            <text:p>88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formula="of:=[Frame.$A$6]+[.$A$2]*SIN([.B24]*2*PI()/[.$A$5])" office:value-type="float" office:value="93.7257930190958" calcext:value-type="float">
            <text:p>94</text:p>
          </table:table-cell>
          <table:table-cell table:formula="of:=[Frame.$B$6]-[.$A$2]*COS([.B24]*2*PI()/[.$A$5])" office:value-type="float" office:value="90.7652242543543" calcext:value-type="float">
            <text:p>9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table:formula="of:=[Frame.$A$6]+[.$A$2]*SIN([.B25]*2*PI()/[.$A$5])" office:value-type="float" office:value="90.7652242543543" calcext:value-type="float">
            <text:p>91</text:p>
          </table:table-cell>
          <table:table-cell table:formula="of:=[Frame.$B$6]-[.$A$2]*COS([.B25]*2*PI()/[.$A$5])" office:value-type="float" office:value="93.7257930190958" calcext:value-type="float">
            <text:p>94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table:formula="of:=[Frame.$A$6]+[.$A$2]*SIN([.B26]*2*PI()/[.$A$5])" office:value-type="float" office:value="87.5114100916989" calcext:value-type="float">
            <text:p>88</text:p>
          </table:table-cell>
          <table:table-cell table:formula="of:=[Frame.$B$6]-[.$A$2]*COS([.B26]*2*PI()/[.$A$5])" office:value-type="float" office:value="96.3606797749979" calcext:value-type="float">
            <text:p>96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formula="of:=[Frame.$A$6]+[.$A$2]*SIN([.B27]*2*PI()/[.$A$5])" office:value-type="float" office:value="84" calcext:value-type="float">
            <text:p>84</text:p>
          </table:table-cell>
          <table:table-cell table:formula="of:=[Frame.$B$6]-[.$A$2]*COS([.B27]*2*PI()/[.$A$5])" office:value-type="float" office:value="98.6410161513776" calcext:value-type="float">
            <text:p>99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formula="of:=[Frame.$A$6]+[.$A$2]*SIN([.B28]*2*PI()/[.$A$5])" office:value-type="float" office:value="80.269465723032" calcext:value-type="float">
            <text:p>80</text:p>
          </table:table-cell>
          <table:table-cell table:formula="of:=[Frame.$B$6]-[.$A$2]*COS([.B28]*2*PI()/[.$A$5])" office:value-type="float" office:value="100.541818305704" calcext:value-type="float">
            <text:p>10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formula="of:=[Frame.$A$6]+[.$A$2]*SIN([.B29]*2*PI()/[.$A$5])" office:value-type="float" office:value="76.3606797749979" calcext:value-type="float">
            <text:p>76</text:p>
          </table:table-cell>
          <table:table-cell table:formula="of:=[Frame.$B$6]-[.$A$2]*COS([.B29]*2*PI()/[.$A$5])" office:value-type="float" office:value="102.042260651806" calcext:value-type="float">
            <text:p>102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formula="of:=[Frame.$A$6]+[.$A$2]*SIN([.B30]*2*PI()/[.$A$5])" office:value-type="float" office:value="72.3164676327104" calcext:value-type="float">
            <text:p>72</text:p>
          </table:table-cell>
          <table:table-cell table:formula="of:=[Frame.$B$6]-[.$A$2]*COS([.B30]*2*PI()/[.$A$5])" office:value-type="float" office:value="103.125904029352" calcext:value-type="float">
            <text:p>103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[Frame.$A$6]+[.$A$2]*SIN([.B31]*2*PI()/[.$A$5])" office:value-type="float" office:value="68.1811385307061" calcext:value-type="float">
            <text:p>68</text:p>
          </table:table-cell>
          <table:table-cell table:formula="of:=[Frame.$B$6]-[.$A$2]*COS([.B31]*2*PI()/[.$A$5])" office:value-type="float" office:value="103.780875814731" calcext:value-type="float">
            <text:p>104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formula="of:=[Frame.$A$6]+[.$A$2]*SIN([.B32]*2*PI()/[.$A$5])" office:value-type="float" office:value="64" calcext:value-type="float">
            <text:p>64</text:p>
          </table:table-cell>
          <table:table-cell table:formula="of:=[Frame.$B$6]-[.$A$2]*COS([.B32]*2*PI()/[.$A$5])" office:value-type="float" office:value="104" calcext:value-type="float">
            <text:p>104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formula="of:=[Frame.$A$6]+[.$A$2]*SIN([.B33]*2*PI()/[.$A$5])" office:value-type="float" office:value="59.8188614692939" calcext:value-type="float">
            <text:p>60</text:p>
          </table:table-cell>
          <table:table-cell table:formula="of:=[Frame.$B$6]-[.$A$2]*COS([.B33]*2*PI()/[.$A$5])" office:value-type="float" office:value="103.780875814731" calcext:value-type="float">
            <text:p>104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formula="of:=[Frame.$A$6]+[.$A$2]*SIN([.B34]*2*PI()/[.$A$5])" office:value-type="float" office:value="55.6835323672896" calcext:value-type="float">
            <text:p>56</text:p>
          </table:table-cell>
          <table:table-cell table:formula="of:=[Frame.$B$6]-[.$A$2]*COS([.B34]*2*PI()/[.$A$5])" office:value-type="float" office:value="103.125904029352" calcext:value-type="float">
            <text:p>103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formula="of:=[Frame.$A$6]+[.$A$2]*SIN([.B35]*2*PI()/[.$A$5])" office:value-type="float" office:value="51.6393202250021" calcext:value-type="float">
            <text:p>52</text:p>
          </table:table-cell>
          <table:table-cell table:formula="of:=[Frame.$B$6]-[.$A$2]*COS([.B35]*2*PI()/[.$A$5])" office:value-type="float" office:value="102.042260651806" calcext:value-type="float">
            <text:p>102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formula="of:=[Frame.$A$6]+[.$A$2]*SIN([.B36]*2*PI()/[.$A$5])" office:value-type="float" office:value="47.730534276968" calcext:value-type="float">
            <text:p>48</text:p>
          </table:table-cell>
          <table:table-cell table:formula="of:=[Frame.$B$6]-[.$A$2]*COS([.B36]*2*PI()/[.$A$5])" office:value-type="float" office:value="100.541818305704" calcext:value-type="float">
            <text:p>10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table:formula="of:=[Frame.$A$6]+[.$A$2]*SIN([.B37]*2*PI()/[.$A$5])" office:value-type="float" office:value="44" calcext:value-type="float">
            <text:p>44</text:p>
          </table:table-cell>
          <table:table-cell table:formula="of:=[Frame.$B$6]-[.$A$2]*COS([.B37]*2*PI()/[.$A$5])" office:value-type="float" office:value="98.6410161513776" calcext:value-type="float">
            <text:p>99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table:formula="of:=[Frame.$A$6]+[.$A$2]*SIN([.B38]*2*PI()/[.$A$5])" office:value-type="float" office:value="40.4885899083011" calcext:value-type="float">
            <text:p>40</text:p>
          </table:table-cell>
          <table:table-cell table:formula="of:=[Frame.$B$6]-[.$A$2]*COS([.B38]*2*PI()/[.$A$5])" office:value-type="float" office:value="96.3606797749979" calcext:value-type="float">
            <text:p>96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formula="of:=[Frame.$A$6]+[.$A$2]*SIN([.B39]*2*PI()/[.$A$5])" office:value-type="float" office:value="37.2347757456457" calcext:value-type="float">
            <text:p>37</text:p>
          </table:table-cell>
          <table:table-cell table:formula="of:=[Frame.$B$6]-[.$A$2]*COS([.B39]*2*PI()/[.$A$5])" office:value-type="float" office:value="93.7257930190958" calcext:value-type="float">
            <text:p>94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formula="of:=[Frame.$A$6]+[.$A$2]*SIN([.B40]*2*PI()/[.$A$5])" office:value-type="float" office:value="34.2742069809042" calcext:value-type="float">
            <text:p>34</text:p>
          </table:table-cell>
          <table:table-cell table:formula="of:=[Frame.$B$6]-[.$A$2]*COS([.B40]*2*PI()/[.$A$5])" office:value-type="float" office:value="90.7652242543543" calcext:value-type="float">
            <text:p>91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formula="of:=[Frame.$A$6]+[.$A$2]*SIN([.B41]*2*PI()/[.$A$5])" office:value-type="float" office:value="31.6393202250021" calcext:value-type="float">
            <text:p>32</text:p>
          </table:table-cell>
          <table:table-cell table:formula="of:=[Frame.$B$6]-[.$A$2]*COS([.B41]*2*PI()/[.$A$5])" office:value-type="float" office:value="87.5114100916989" calcext:value-type="float">
            <text:p>88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formula="of:=[Frame.$A$6]+[.$A$2]*SIN([.B42]*2*PI()/[.$A$5])" office:value-type="float" office:value="29.3589838486225" calcext:value-type="float">
            <text:p>29</text:p>
          </table:table-cell>
          <table:table-cell table:formula="of:=[Frame.$B$6]-[.$A$2]*COS([.B42]*2*PI()/[.$A$5])" office:value-type="float" office:value="84" calcext:value-type="float">
            <text:p>84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formula="of:=[Frame.$A$6]+[.$A$2]*SIN([.B43]*2*PI()/[.$A$5])" office:value-type="float" office:value="27.458181694296" calcext:value-type="float">
            <text:p>27</text:p>
          </table:table-cell>
          <table:table-cell table:formula="of:=[Frame.$B$6]-[.$A$2]*COS([.B43]*2*PI()/[.$A$5])" office:value-type="float" office:value="80.269465723032" calcext:value-type="float">
            <text:p>8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formula="of:=[Frame.$A$6]+[.$A$2]*SIN([.B44]*2*PI()/[.$A$5])" office:value-type="float" office:value="25.9577393481939" calcext:value-type="float">
            <text:p>26</text:p>
          </table:table-cell>
          <table:table-cell table:formula="of:=[Frame.$B$6]-[.$A$2]*COS([.B44]*2*PI()/[.$A$5])" office:value-type="float" office:value="76.3606797749979" calcext:value-type="float">
            <text:p>76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formula="of:=[Frame.$A$6]+[.$A$2]*SIN([.B45]*2*PI()/[.$A$5])" office:value-type="float" office:value="24.8740959706478" calcext:value-type="float">
            <text:p>25</text:p>
          </table:table-cell>
          <table:table-cell table:formula="of:=[Frame.$B$6]-[.$A$2]*COS([.B45]*2*PI()/[.$A$5])" office:value-type="float" office:value="72.3164676327104" calcext:value-type="float">
            <text:p>72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formula="of:=[Frame.$A$6]+[.$A$2]*SIN([.B46]*2*PI()/[.$A$5])" office:value-type="float" office:value="24.2191241852691" calcext:value-type="float">
            <text:p>24</text:p>
          </table:table-cell>
          <table:table-cell table:formula="of:=[Frame.$B$6]-[.$A$2]*COS([.B46]*2*PI()/[.$A$5])" office:value-type="float" office:value="68.1811385307062" calcext:value-type="float">
            <text:p>68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table:formula="of:=[Frame.$A$6]+[.$A$2]*SIN([.B47]*2*PI()/[.$A$5])" office:value-type="float" office:value="24" calcext:value-type="float">
            <text:p>24</text:p>
          </table:table-cell>
          <table:table-cell table:formula="of:=[Frame.$B$6]-[.$A$2]*COS([.B47]*2*PI()/[.$A$5])" office:value-type="float" office:value="64" calcext:value-type="float">
            <text:p>64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formula="of:=[Frame.$A$6]+[.$A$2]*SIN([.B48]*2*PI()/[.$A$5])" office:value-type="float" office:value="24.2191241852691" calcext:value-type="float">
            <text:p>24</text:p>
          </table:table-cell>
          <table:table-cell table:formula="of:=[Frame.$B$6]-[.$A$2]*COS([.B48]*2*PI()/[.$A$5])" office:value-type="float" office:value="59.8188614692939" calcext:value-type="float">
            <text:p>6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table:formula="of:=[Frame.$A$6]+[.$A$2]*SIN([.B49]*2*PI()/[.$A$5])" office:value-type="float" office:value="24.8740959706478" calcext:value-type="float">
            <text:p>25</text:p>
          </table:table-cell>
          <table:table-cell table:formula="of:=[Frame.$B$6]-[.$A$2]*COS([.B49]*2*PI()/[.$A$5])" office:value-type="float" office:value="55.6835323672896" calcext:value-type="float">
            <text:p>56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8" calcext:value-type="float">
            <text:p>48</text:p>
          </table:table-cell>
          <table:table-cell table:formula="of:=[Frame.$A$6]+[.$A$2]*SIN([.B50]*2*PI()/[.$A$5])" office:value-type="float" office:value="25.9577393481939" calcext:value-type="float">
            <text:p>26</text:p>
          </table:table-cell>
          <table:table-cell table:formula="of:=[Frame.$B$6]-[.$A$2]*COS([.B50]*2*PI()/[.$A$5])" office:value-type="float" office:value="51.6393202250021" calcext:value-type="float">
            <text:p>52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formula="of:=[Frame.$A$6]+[.$A$2]*SIN([.B51]*2*PI()/[.$A$5])" office:value-type="float" office:value="27.458181694296" calcext:value-type="float">
            <text:p>27</text:p>
          </table:table-cell>
          <table:table-cell table:formula="of:=[Frame.$B$6]-[.$A$2]*COS([.B51]*2*PI()/[.$A$5])" office:value-type="float" office:value="47.730534276968" calcext:value-type="float">
            <text:p>48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formula="of:=[Frame.$A$6]+[.$A$2]*SIN([.B52]*2*PI()/[.$A$5])" office:value-type="float" office:value="29.3589838486225" calcext:value-type="float">
            <text:p>29</text:p>
          </table:table-cell>
          <table:table-cell table:formula="of:=[Frame.$B$6]-[.$A$2]*COS([.B52]*2*PI()/[.$A$5])" office:value-type="float" office:value="44" calcext:value-type="float">
            <text:p>44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formula="of:=[Frame.$A$6]+[.$A$2]*SIN([.B53]*2*PI()/[.$A$5])" office:value-type="float" office:value="31.6393202250021" calcext:value-type="float">
            <text:p>32</text:p>
          </table:table-cell>
          <table:table-cell table:formula="of:=[Frame.$B$6]-[.$A$2]*COS([.B53]*2*PI()/[.$A$5])" office:value-type="float" office:value="40.4885899083011" calcext:value-type="float">
            <text:p>40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formula="of:=[Frame.$A$6]+[.$A$2]*SIN([.B54]*2*PI()/[.$A$5])" office:value-type="float" office:value="34.2742069809042" calcext:value-type="float">
            <text:p>34</text:p>
          </table:table-cell>
          <table:table-cell table:formula="of:=[Frame.$B$6]-[.$A$2]*COS([.B54]*2*PI()/[.$A$5])" office:value-type="float" office:value="37.2347757456457" calcext:value-type="float">
            <text:p>37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formula="of:=[Frame.$A$6]+[.$A$2]*SIN([.B55]*2*PI()/[.$A$5])" office:value-type="float" office:value="37.2347757456457" calcext:value-type="float">
            <text:p>37</text:p>
          </table:table-cell>
          <table:table-cell table:formula="of:=[Frame.$B$6]-[.$A$2]*COS([.B55]*2*PI()/[.$A$5])" office:value-type="float" office:value="34.2742069809042" calcext:value-type="float">
            <text:p>34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formula="of:=[Frame.$A$6]+[.$A$2]*SIN([.B56]*2*PI()/[.$A$5])" office:value-type="float" office:value="40.4885899083011" calcext:value-type="float">
            <text:p>40</text:p>
          </table:table-cell>
          <table:table-cell table:formula="of:=[Frame.$B$6]-[.$A$2]*COS([.B56]*2*PI()/[.$A$5])" office:value-type="float" office:value="31.6393202250021" calcext:value-type="float">
            <text:p>32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formula="of:=[Frame.$A$6]+[.$A$2]*SIN([.B57]*2*PI()/[.$A$5])" office:value-type="float" office:value="44" calcext:value-type="float">
            <text:p>44</text:p>
          </table:table-cell>
          <table:table-cell table:formula="of:=[Frame.$B$6]-[.$A$2]*COS([.B57]*2*PI()/[.$A$5])" office:value-type="float" office:value="29.3589838486224" calcext:value-type="float">
            <text:p>29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formula="of:=[Frame.$A$6]+[.$A$2]*SIN([.B58]*2*PI()/[.$A$5])" office:value-type="float" office:value="47.730534276968" calcext:value-type="float">
            <text:p>48</text:p>
          </table:table-cell>
          <table:table-cell table:formula="of:=[Frame.$B$6]-[.$A$2]*COS([.B58]*2*PI()/[.$A$5])" office:value-type="float" office:value="27.458181694296" calcext:value-type="float">
            <text:p>27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formula="of:=[Frame.$A$6]+[.$A$2]*SIN([.B59]*2*PI()/[.$A$5])" office:value-type="float" office:value="51.6393202250021" calcext:value-type="float">
            <text:p>52</text:p>
          </table:table-cell>
          <table:table-cell table:formula="of:=[Frame.$B$6]-[.$A$2]*COS([.B59]*2*PI()/[.$A$5])" office:value-type="float" office:value="25.9577393481939" calcext:value-type="float">
            <text:p>26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formula="of:=[Frame.$A$6]+[.$A$2]*SIN([.B60]*2*PI()/[.$A$5])" office:value-type="float" office:value="55.6835323672896" calcext:value-type="float">
            <text:p>56</text:p>
          </table:table-cell>
          <table:table-cell table:formula="of:=[Frame.$B$6]-[.$A$2]*COS([.B60]*2*PI()/[.$A$5])" office:value-type="float" office:value="24.8740959706478" calcext:value-type="float">
            <text:p>25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table:formula="of:=[Frame.$A$6]+[.$A$2]*SIN([.B61]*2*PI()/[.$A$5])" office:value-type="float" office:value="59.8188614692939" calcext:value-type="float">
            <text:p>60</text:p>
          </table:table-cell>
          <table:table-cell table:formula="of:=[Frame.$B$6]-[.$A$2]*COS([.B61]*2*PI()/[.$A$5])" office:value-type="float" office:value="24.2191241852691" calcext:value-type="float">
            <text:p>24</text:p>
          </table:table-cell>
          <table:table-cell table:number-columns-repeated="1020"/>
        </table:table-row>
      </table:table>
      <table:table table:name="Sheet7" table:style-name="ta1">
        <table:table-column table:style-name="co2" table:number-columns-repeated="9" table:default-cell-style-name="Default"/>
        <table:table-row table:style-name="ro2">
          <table:table-cell table:formula="of:=12*60*60" office:value-type="float" office:value="43200" calcext:value-type="float">
            <text:p>4320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formula="of:=MOD(MOD(100;27);10)" office:value-type="float" office:value="9" calcext:value-type="float">
            <text:p>9</text:p>
          </table:table-cell>
          <table:table-cell table:formula="of:=MOD(100;27)" office:value-type="float" office:value="19" calcext:value-type="float">
            <text:p>19</text:p>
          </table:table-cell>
        </table:table-row>
        <table:table-row table:style-name="ro2">
          <table:table-cell office:value-type="float" office:value="100000" calcext:value-type="float">
            <text:p>100000</text:p>
          </table:table-cell>
          <table:table-cell table:formula="of:=MOD([.A2];[.A1])/(60*60)" office:value-type="float" office:value="3.77777777777778" calcext:value-type="float">
            <text:p>3.7777777778</text:p>
          </table:table-cell>
          <table:table-cell table:formula="of:=MOD(MOD([.A2];[.A1]);60*60)/60" office:value-type="float" office:value="46.6666666666667" calcext:value-type="float">
            <text:p>46.6666666667</text:p>
          </table:table-cell>
          <table:table-cell table:formula="of:=MOD(MOD(MOD([.A2];[.A1]);60*60);60)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table:formula="of:=INT([.B2])" office:value-type="float" office:value="3" calcext:value-type="float">
            <text:p>3</text:p>
          </table:table-cell>
          <table:table-cell table:formula="of:=INT([.C2])" office:value-type="float" office:value="46" calcext:value-type="float">
            <text:p>46</text:p>
          </table:table-cell>
          <table:table-cell table:formula="of:=INT([.D2])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table:formula="of:=[.B3]*60*60" office:value-type="float" office:value="10800" calcext:value-type="float">
            <text:p>10800</text:p>
          </table:table-cell>
          <table:table-cell table:formula="of:=60*[.C3]" office:value-type="float" office:value="2760" calcext:value-type="float">
            <text:p>2760</text:p>
          </table:table-cell>
          <table:table-cell table:formula="of:=[.D3]" office:value-type="float" office:value="40" calcext:value-type="float">
            <text:p>40</text:p>
          </table:table-cell>
          <table:table-cell table:formula="of:=SUM([.B4:.D4])" office:value-type="float" office:value="13600" calcext:value-type="float">
            <text:p>13600</text:p>
          </table:table-cell>
          <table:table-cell table:formula="of:=[.E4]+2*[.A1]" office:value-type="float" office:value="100000" calcext:value-type="float">
            <text:p>100000</text:p>
          </table:table-cell>
          <table:table-cell table:number-columns-repeated="3"/>
        </table:table-row>
      </table:table>
      <table:named-expressions>
        <table:named-range table:name="Radius" table:base-cell-address="$Frame.$C$1" table:cell-range-address="$Circle.$C$2"/>
        <table:named-range table:name="X0" table:base-cell-address="$Frame.$C$4" table:cell-range-address="$Circle.$C$5"/>
        <table:named-range table:name="Y0" table:base-cell-address="$Frame.$D$4" table:cell-range-address="$Circle.$D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number:number-style style:name="N129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7">00/00/0000</text:date>, <text:time style:data-style-name="N2" text:time-value="23:27:15.8453341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9T10:04:58.412863278</meta:creation-date>
    <dc:date>2014-11-27T00:34:17.089491815</dc:date>
    <meta:editing-duration>PT1H40M56S</meta:editing-duration>
    <meta:editing-cycles>21</meta:editing-cycles>
    <meta:generator>LibreOffice/4.2.7.2$Linux_X86_64 LibreOffice_project/420m0$Build-2</meta:generator>
    <meta:document-statistic meta:table-count="7" meta:cell-count="115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28" chart:interval-major="32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28" chart:interval-major="32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412cm" svg:height="11.22cm" xlink:href=".." xlink:type="simple" chart:class="chart:scatter" chart:style-name="ch1">
        <chart:legend chart:legend-position="end" svg:x="11.81cm" svg:y="4.564cm" style:legend-expansion="high" chart:style-name="ch2"/>
        <chart:plot-area chart:style-name="ch3" table:cell-range-address="Frame.A3:Frame.A6 'Hour Hand'.E1:'Hour Hand'.F94 'Hour Hand'.G1:'Hour Hand'.H1 'Hour Hand'.H2:'Hour Hand'.H94 'Minute Hand'.E1:'Minute Hand'.H1 'Minute Hand'.F2:'Minute Hand'.F103 'Minute Hand'.H2:'Minute Hand'.H103" chart:data-source-has-labels="both" svg:x="0.268cm" svg:y="0.224cm" svg:width="11.274cm" svg:height="10.772cm">
          <chartooo:coordinate-region svg:x="1.075cm" svg:y="0.872cm" svg:width="10.187cm" svg:height="9.925cm"/>
          <chart:axis chart:dimension="x" chart:name="primary-x" chart:style-name="ch4" chartooo:axis-type="auto">
            <chart:categories table:cell-range-address="Frame.A3:Frame.A6"/>
          </chart:axis>
          <chart:axis chart:dimension="y" chart:name="primary-y" chart:style-name="ch5"/>
          <chart:series chart:style-name="ch6" chart:values-cell-range-address="'Hour Hand'.F2:'Hour Hand'.F94" chart:label-cell-address="'Hour Hand'.E1:'Hour Hand'.F1" chart:class="chart:scatter">
            <chart:domain table:cell-range-address="'Hour Hand'.E2:'Hour Hand'.E94"/>
            <chart:data-point chart:repeated="93"/>
          </chart:series>
          <chart:series chart:style-name="ch6" chart:values-cell-range-address="'Hour Hand'.H2:'Hour Hand'.H94" chart:label-cell-address="'Hour Hand'.G1:'Hour Hand'.H1" chart:class="chart:scatter">
            <chart:domain table:cell-range-address="'Hour Hand'.G2:'Hour Hand'.G94"/>
            <chart:data-point chart:repeated="93"/>
          </chart:series>
          <chart:series chart:style-name="ch6" chart:values-cell-range-address="'Minute Hand'.F2:'Minute Hand'.F103" chart:label-cell-address="'Minute Hand'.E1:'Minute Hand'.F1" chart:class="chart:scatter">
            <chart:domain table:cell-range-address="'Minute Hand'.E2:'Minute Hand'.E103"/>
            <chart:data-point chart:repeated="102"/>
          </chart:series>
          <chart:series chart:style-name="ch6" chart:values-cell-range-address="'Minute Hand'.H2:'Minute Hand'.H103" chart:label-cell-address="'Minute Hand'.G1:'Minute Hand'.H1" chart:class="chart:scatter">
            <chart:domain table:cell-range-address="'Minute Hand'.G2:'Minute Hand'.G103"/>
            <chart:data-point chart:repeated="10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x3 y3</text:p>
                <text:list>
                  <text:list-item>
                    <text:p>x3</text:p>
                  </text:list-item>
                  <text:list-item>
                    <text:p>y3</text:p>
                  </text:list-item>
                </text:list>
                <draw:g>
                  <svg:desc>'Hour Hand'.E1:'Hour Hand'.F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x4 y4</text:p>
                <text:list>
                  <text:list-item>
                    <text:p>x4</text:p>
                  </text:list-item>
                  <text:list-item>
                    <text:p>y4</text:p>
                  </text:list-item>
                </text:list>
                <draw:g>
                  <svg:desc>'Hour Hand'.G1:'Hour Hand'.H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x3 y3</text:p>
                <text:list>
                  <text:list-item>
                    <text:p>x3</text:p>
                  </text:list-item>
                  <text:list-item>
                    <text:p>y3</text:p>
                  </text:list-item>
                </text:list>
                <draw:g>
                  <svg:desc>'Minute Hand'.E1:'Minute Hand'.F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x4 y4</text:p>
                <text:list>
                  <text:list-item>
                    <text:p>x4</text:p>
                  </text:list-item>
                  <text:list-item>
                    <text:p>y4</text:p>
                  </text:list-item>
                </text:list>
                <draw:g>
                  <svg:desc>'Minute Hand'.G1:'Minute Hand'.H1</svg:desc>
                </draw:g>
              </table:table-cell>
            </table:table-row>
          </table:table-header-rows>
          <table:table-rows>
            <table:table-row>
              <table:table-cell office:value-type="float" office:value="128">
                <text:p>130</text:p>
                <draw:g>
                  <svg:desc>Frame.A3:Frame.A6</svg:desc>
                </draw:g>
              </table:table-cell>
              <table:table-cell office:value-type="float" office:value="98">
                <text:p>98</text:p>
                <draw:g>
                  <svg:desc>'Hour Hand'.E2:'Hour Hand'.E94</svg:desc>
                </draw:g>
              </table:table-cell>
              <table:table-cell office:value-type="float" office:value="64">
                <text:p>64</text:p>
                <draw:g>
                  <svg:desc>'Hour Hand'.F2:'Hour Hand'.F94</svg:desc>
                </draw:g>
              </table:table-cell>
              <table:table-cell office:value-type="float" office:value="98">
                <text:p>98</text:p>
                <draw:g>
                  <svg:desc>'Hour Hand'.G2:'Hour Hand'.G94</svg:desc>
                </draw:g>
              </table:table-cell>
              <table:table-cell office:value-type="float" office:value="64">
                <text:p>64</text:p>
                <draw:g>
                  <svg:desc>'Hour Hand'.H2:'Hour Hand'.H94</svg:desc>
                </draw:g>
              </table:table-cell>
              <table:table-cell office:value-type="float" office:value="107.038494432287">
                <text:p>107.038494432287</text:p>
                <draw:g>
                  <svg:desc>'Minute Hand'.E2:'Minute Hand'.E103</svg:desc>
                </draw:g>
              </table:table-cell>
              <table:table-cell office:value-type="float" office:value="73.1481143959814">
                <text:p>73.1481143959814</text:p>
                <draw:g>
                  <svg:desc>'Minute Hand'.F2:'Minute Hand'.F103</svg:desc>
                </draw:g>
              </table:table-cell>
              <table:table-cell office:value-type="float" office:value="107.038494432287">
                <text:p>107.038494432287</text:p>
                <draw:g>
                  <svg:desc>'Minute Hand'.G2:'Minute Hand'.G103</svg:desc>
                </draw:g>
              </table:table-cell>
              <table:table-cell office:value-type="float" office:value="73.1481143959814">
                <text:p>73.1481143959814</text:p>
                <draw:g>
                  <svg:desc>'Minute Hand'.H2:'Minute Hand'.H103</svg:desc>
                </draw:g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98">
                <text:p>98</text:p>
              </table:table-cell>
              <table:table-cell office:value-type="float" office:value="63">
                <text:p>63</text:p>
              </table:table-cell>
              <table:table-cell office:value-type="float" office:value="98">
                <text:p>98</text:p>
              </table:table-cell>
              <table:table-cell office:value-type="float" office:value="65">
                <text:p>65</text:p>
              </table:table-cell>
              <table:table-cell office:value-type="float" office:value="107.246406123105">
                <text:p>107.246406123105</text:p>
              </table:table-cell>
              <table:table-cell office:value-type="float" office:value="72.1699667952476">
                <text:p>72.1699667952476</text:p>
              </table:table-cell>
              <table:table-cell office:value-type="float" office:value="106.83058274147">
                <text:p>106.83058274147</text:p>
              </table:table-cell>
              <table:table-cell office:value-type="float" office:value="74.1262619967152">
                <text:p>74.126261996715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98">
                <text:p>98</text:p>
              </table:table-cell>
              <table:table-cell office:value-type="float" office:value="62">
                <text:p>62</text:p>
              </table:table-cell>
              <table:table-cell office:value-type="float" office:value="98">
                <text:p>98</text:p>
              </table:table-cell>
              <table:table-cell office:value-type="float" office:value="66">
                <text:p>66</text:p>
              </table:table-cell>
              <table:table-cell office:value-type="float" office:value="107.454317813923">
                <text:p>107.454317813923</text:p>
              </table:table-cell>
              <table:table-cell office:value-type="float" office:value="71.1918191945138">
                <text:p>71.1918191945138</text:p>
              </table:table-cell>
              <table:table-cell office:value-type="float" office:value="106.622671050652">
                <text:p>106.622671050652</text:p>
              </table:table-cell>
              <table:table-cell office:value-type="float" office:value="75.104409597449">
                <text:p>75.104409597449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98">
                <text:p>98</text:p>
              </table:table-cell>
              <table:table-cell office:value-type="float" office:value="61">
                <text:p>61</text:p>
              </table:table-cell>
              <table:table-cell office:value-type="float" office:value="98">
                <text:p>98</text:p>
              </table:table-cell>
              <table:table-cell office:value-type="float" office:value="67">
                <text:p>67</text:p>
              </table:table-cell>
              <table:table-cell office:value-type="float" office:value="106.476170213189">
                <text:p>106.476170213189</text:p>
              </table:table-cell>
              <table:table-cell office:value-type="float" office:value="70.983907503696">
                <text:p>70.983907503696</text:p>
              </table:table-cell>
              <table:table-cell office:value-type="float" office:value="105.644523449918">
                <text:p>105.644523449918</text:p>
              </table:table-cell>
              <table:table-cell office:value-type="float" office:value="74.8964979066313">
                <text:p>74.8964979066313</text:p>
              </table:table-cell>
            </table:table-row>
            <table:table-row>
              <table:table-cell office:value-type="string"/>
              <table:table-cell office:value-type="float" office:value="98">
                <text:p>98</text:p>
              </table:table-cell>
              <table:table-cell office:value-type="float" office:value="60">
                <text:p>60</text:p>
              </table:table-cell>
              <table:table-cell office:value-type="float" office:value="98">
                <text:p>98</text:p>
              </table:table-cell>
              <table:table-cell office:value-type="float" office:value="68">
                <text:p>68</text:p>
              </table:table-cell>
              <table:table-cell office:value-type="float" office:value="105.498022612455">
                <text:p>105.498022612455</text:p>
              </table:table-cell>
              <table:table-cell office:value-type="float" office:value="70.7759958128783">
                <text:p>70.7759958128783</text:p>
              </table:table-cell>
              <table:table-cell office:value-type="float" office:value="104.666375849184">
                <text:p>104.666375849184</text:p>
              </table:table-cell>
              <table:table-cell office:value-type="float" office:value="74.6885862158135">
                <text:p>74.6885862158135</text:p>
              </table:table-cell>
            </table:table-row>
            <table:table-row>
              <table:table-cell office:value-type="string"/>
              <table:table-cell office:value-type="float" office:value="97">
                <text:p>97</text:p>
              </table:table-cell>
              <table:table-cell office:value-type="float" office:value="60">
                <text:p>60</text:p>
              </table:table-cell>
              <table:table-cell office:value-type="float" office:value="97">
                <text:p>97</text:p>
              </table:table-cell>
              <table:table-cell office:value-type="float" office:value="68">
                <text:p>68</text:p>
              </table:table-cell>
              <table:table-cell office:value-type="float" office:value="104.519875011722">
                <text:p>104.519875011722</text:p>
              </table:table-cell>
              <table:table-cell office:value-type="float" office:value="70.5680841220605">
                <text:p>70.5680841220605</text:p>
              </table:table-cell>
              <table:table-cell office:value-type="float" office:value="103.688228248451">
                <text:p>103.688228248451</text:p>
              </table:table-cell>
              <table:table-cell office:value-type="float" office:value="74.4806745249957">
                <text:p>74.4806745249957</text:p>
              </table:table-cell>
            </table:table-row>
            <table:table-row>
              <table:table-cell office:value-type="string"/>
              <table:table-cell office:value-type="float" office:value="96">
                <text:p>96</text:p>
              </table:table-cell>
              <table:table-cell office:value-type="float" office:value="60">
                <text:p>60</text:p>
              </table:table-cell>
              <table:table-cell office:value-type="float" office:value="96">
                <text:p>96</text:p>
              </table:table-cell>
              <table:table-cell office:value-type="float" office:value="68">
                <text:p>68</text:p>
              </table:table-cell>
              <table:table-cell office:value-type="float" office:value="103.541727410988">
                <text:p>103.541727410988</text:p>
              </table:table-cell>
              <table:table-cell office:value-type="float" office:value="70.3601724312428">
                <text:p>70.3601724312428</text:p>
              </table:table-cell>
              <table:table-cell office:value-type="float" office:value="102.710080647717">
                <text:p>102.710080647717</text:p>
              </table:table-cell>
              <table:table-cell office:value-type="float" office:value="74.272762834178">
                <text:p>74.272762834178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60">
                <text:p>60</text:p>
              </table:table-cell>
              <table:table-cell office:value-type="float" office:value="95">
                <text:p>95</text:p>
              </table:table-cell>
              <table:table-cell office:value-type="float" office:value="68">
                <text:p>68</text:p>
              </table:table-cell>
              <table:table-cell office:value-type="float" office:value="102.563579810254">
                <text:p>102.563579810254</text:p>
              </table:table-cell>
              <table:table-cell office:value-type="float" office:value="70.152260740425">
                <text:p>70.152260740425</text:p>
              </table:table-cell>
              <table:table-cell office:value-type="float" office:value="101.731933046983">
                <text:p>101.731933046983</text:p>
              </table:table-cell>
              <table:table-cell office:value-type="float" office:value="74.0648511433602">
                <text:p>74.0648511433602</text:p>
              </table:table-cell>
            </table:table-row>
            <table:table-row>
              <table:table-cell office:value-type="string"/>
              <table:table-cell office:value-type="float" office:value="94">
                <text:p>94</text:p>
              </table:table-cell>
              <table:table-cell office:value-type="float" office:value="60">
                <text:p>60</text:p>
              </table:table-cell>
              <table:table-cell office:value-type="float" office:value="94">
                <text:p>94</text:p>
              </table:table-cell>
              <table:table-cell office:value-type="float" office:value="68">
                <text:p>68</text:p>
              </table:table-cell>
              <table:table-cell office:value-type="float" office:value="101.58543220952">
                <text:p>101.58543220952</text:p>
              </table:table-cell>
              <table:table-cell office:value-type="float" office:value="69.9443490496072">
                <text:p>69.9443490496072</text:p>
              </table:table-cell>
              <table:table-cell office:value-type="float" office:value="100.753785446249">
                <text:p>100.753785446249</text:p>
              </table:table-cell>
              <table:table-cell office:value-type="float" office:value="73.8569394525425">
                <text:p>73.8569394525425</text:p>
              </table:table-cell>
            </table:table-row>
            <table:table-row>
              <table:table-cell office:value-type="string"/>
              <table:table-cell office:value-type="float" office:value="93">
                <text:p>93</text:p>
              </table:table-cell>
              <table:table-cell office:value-type="float" office:value="60">
                <text:p>60</text:p>
              </table:table-cell>
              <table:table-cell office:value-type="float" office:value="93">
                <text:p>93</text:p>
              </table:table-cell>
              <table:table-cell office:value-type="float" office:value="68">
                <text:p>68</text:p>
              </table:table-cell>
              <table:table-cell office:value-type="float" office:value="100.607284608786">
                <text:p>100.607284608786</text:p>
              </table:table-cell>
              <table:table-cell office:value-type="float" office:value="69.7364373587895">
                <text:p>69.7364373587895</text:p>
              </table:table-cell>
              <table:table-cell office:value-type="float" office:value="99.7756378455153">
                <text:p>99.7756378455153</text:p>
              </table:table-cell>
              <table:table-cell office:value-type="float" office:value="73.6490277617247">
                <text:p>73.6490277617247</text:p>
              </table:table-cell>
            </table:table-row>
            <table:table-row>
              <table:table-cell office:value-type="string"/>
              <table:table-cell office:value-type="float" office:value="92">
                <text:p>92</text:p>
              </table:table-cell>
              <table:table-cell office:value-type="float" office:value="60">
                <text:p>60</text:p>
              </table:table-cell>
              <table:table-cell office:value-type="float" office:value="92">
                <text:p>92</text:p>
              </table:table-cell>
              <table:table-cell office:value-type="float" office:value="68">
                <text:p>68</text:p>
              </table:table-cell>
              <table:table-cell office:value-type="float" office:value="99.6291370080525">
                <text:p>99.6291370080525</text:p>
              </table:table-cell>
              <table:table-cell office:value-type="float" office:value="69.5285256679717">
                <text:p>69.5285256679717</text:p>
              </table:table-cell>
              <table:table-cell office:value-type="float" office:value="98.7974902447815">
                <text:p>98.7974902447815</text:p>
              </table:table-cell>
              <table:table-cell office:value-type="float" office:value="73.4411160709069">
                <text:p>73.4411160709069</text:p>
              </table:table-cell>
            </table:table-row>
            <table:table-row>
              <table:table-cell office:value-type="string"/>
              <table:table-cell office:value-type="float" office:value="91">
                <text:p>91</text:p>
              </table:table-cell>
              <table:table-cell office:value-type="float" office:value="60">
                <text:p>60</text:p>
              </table:table-cell>
              <table:table-cell office:value-type="float" office:value="91">
                <text:p>91</text:p>
              </table:table-cell>
              <table:table-cell office:value-type="float" office:value="68">
                <text:p>68</text:p>
              </table:table-cell>
              <table:table-cell office:value-type="float" office:value="98.6509894073187">
                <text:p>98.6509894073187</text:p>
              </table:table-cell>
              <table:table-cell office:value-type="float" office:value="69.320613977154">
                <text:p>69.320613977154</text:p>
              </table:table-cell>
              <table:table-cell office:value-type="float" office:value="97.8193426440477">
                <text:p>97.8193426440477</text:p>
              </table:table-cell>
              <table:table-cell office:value-type="float" office:value="73.2332043800892">
                <text:p>73.2332043800892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60">
                <text:p>60</text:p>
              </table:table-cell>
              <table:table-cell office:value-type="float" office:value="90">
                <text:p>90</text:p>
              </table:table-cell>
              <table:table-cell office:value-type="float" office:value="68">
                <text:p>68</text:p>
              </table:table-cell>
              <table:table-cell office:value-type="float" office:value="97.6728418065849">
                <text:p>97.6728418065849</text:p>
              </table:table-cell>
              <table:table-cell office:value-type="float" office:value="69.1127022863362">
                <text:p>69.1127022863362</text:p>
              </table:table-cell>
              <table:table-cell office:value-type="float" office:value="96.8411950433139">
                <text:p>96.8411950433139</text:p>
              </table:table-cell>
              <table:table-cell office:value-type="float" office:value="73.0252926892714">
                <text:p>73.0252926892714</text:p>
              </table:table-cell>
            </table:table-row>
            <table:table-row>
              <table:table-cell office:value-type="string"/>
              <table:table-cell office:value-type="float" office:value="89">
                <text:p>89</text:p>
              </table:table-cell>
              <table:table-cell office:value-type="float" office:value="60">
                <text:p>60</text:p>
              </table:table-cell>
              <table:table-cell office:value-type="float" office:value="89">
                <text:p>89</text:p>
              </table:table-cell>
              <table:table-cell office:value-type="float" office:value="68">
                <text:p>68</text:p>
              </table:table-cell>
              <table:table-cell office:value-type="float" office:value="97.6728418065849">
                <text:p>97.6728418065849</text:p>
              </table:table-cell>
              <table:table-cell office:value-type="float" office:value="69.1127022863362">
                <text:p>69.1127022863362</text:p>
              </table:table-cell>
              <table:table-cell office:value-type="float" office:value="96.8411950433139">
                <text:p>96.8411950433139</text:p>
              </table:table-cell>
              <table:table-cell office:value-type="float" office:value="73.0252926892714">
                <text:p>73.0252926892714</text:p>
              </table:table-cell>
            </table:table-row>
            <table:table-row>
              <table:table-cell office:value-type="string"/>
              <table:table-cell office:value-type="float" office:value="88">
                <text:p>88</text:p>
              </table:table-cell>
              <table:table-cell office:value-type="float" office:value="60">
                <text:p>60</text:p>
              </table:table-cell>
              <table:table-cell office:value-type="float" office:value="88">
                <text:p>88</text:p>
              </table:table-cell>
              <table:table-cell office:value-type="float" office:value="68">
                <text:p>68</text:p>
              </table:table-cell>
              <table:table-cell office:value-type="float" office:value="96.6946942058511">
                <text:p>96.6946942058511</text:p>
              </table:table-cell>
              <table:table-cell office:value-type="float" office:value="68.9047905955184">
                <text:p>68.9047905955184</text:p>
              </table:table-cell>
              <table:table-cell office:value-type="float" office:value="95.8630474425801">
                <text:p>95.8630474425801</text:p>
              </table:table-cell>
              <table:table-cell office:value-type="float" office:value="72.8173809984537">
                <text:p>72.8173809984537</text:p>
              </table:table-cell>
            </table:table-row>
            <table:table-row>
              <table:table-cell office:value-type="string"/>
              <table:table-cell office:value-type="float" office:value="87">
                <text:p>87</text:p>
              </table:table-cell>
              <table:table-cell office:value-type="float" office:value="60">
                <text:p>60</text:p>
              </table:table-cell>
              <table:table-cell office:value-type="float" office:value="87">
                <text:p>87</text:p>
              </table:table-cell>
              <table:table-cell office:value-type="float" office:value="68">
                <text:p>68</text:p>
              </table:table-cell>
              <table:table-cell office:value-type="float" office:value="95.7165466051173">
                <text:p>95.7165466051173</text:p>
              </table:table-cell>
              <table:table-cell office:value-type="float" office:value="68.6968789047007">
                <text:p>68.6968789047007</text:p>
              </table:table-cell>
              <table:table-cell office:value-type="float" office:value="94.8848998418463">
                <text:p>94.8848998418463</text:p>
              </table:table-cell>
              <table:table-cell office:value-type="float" office:value="72.6094693076359">
                <text:p>72.6094693076359</text:p>
              </table:table-cell>
            </table:table-row>
            <table:table-row>
              <table:table-cell office:value-type="string"/>
              <table:table-cell office:value-type="float" office:value="86">
                <text:p>86</text:p>
              </table:table-cell>
              <table:table-cell office:value-type="float" office:value="60">
                <text:p>60</text:p>
              </table:table-cell>
              <table:table-cell office:value-type="float" office:value="86">
                <text:p>86</text:p>
              </table:table-cell>
              <table:table-cell office:value-type="float" office:value="68">
                <text:p>68</text:p>
              </table:table-cell>
              <table:table-cell office:value-type="float" office:value="94.7383990043835">
                <text:p>94.7383990043835</text:p>
              </table:table-cell>
              <table:table-cell office:value-type="float" office:value="68.4889672138829">
                <text:p>68.4889672138829</text:p>
              </table:table-cell>
              <table:table-cell office:value-type="float" office:value="93.9067522411125">
                <text:p>93.9067522411125</text:p>
              </table:table-cell>
              <table:table-cell office:value-type="float" office:value="72.4015576168181">
                <text:p>72.4015576168181</text:p>
              </table:table-cell>
            </table:table-row>
            <table:table-row>
              <table:table-cell office:value-type="string"/>
              <table:table-cell office:value-type="float" office:value="85">
                <text:p>85</text:p>
              </table:table-cell>
              <table:table-cell office:value-type="float" office:value="60">
                <text:p>60</text:p>
              </table:table-cell>
              <table:table-cell office:value-type="float" office:value="85">
                <text:p>85</text:p>
              </table:table-cell>
              <table:table-cell office:value-type="float" office:value="68">
                <text:p>68</text:p>
              </table:table-cell>
              <table:table-cell office:value-type="float" office:value="93.7602514036497">
                <text:p>93.7602514036497</text:p>
              </table:table-cell>
              <table:table-cell office:value-type="float" office:value="68.2810555230652">
                <text:p>68.2810555230652</text:p>
              </table:table-cell>
              <table:table-cell office:value-type="float" office:value="92.9286046403787">
                <text:p>92.9286046403787</text:p>
              </table:table-cell>
              <table:table-cell office:value-type="float" office:value="72.1936459260004">
                <text:p>72.1936459260004</text:p>
              </table:table-cell>
            </table:table-row>
            <table:table-row>
              <table:table-cell office:value-type="string"/>
              <table:table-cell office:value-type="float" office:value="84">
                <text:p>84</text:p>
              </table:table-cell>
              <table:table-cell office:value-type="float" office:value="60">
                <text:p>60</text:p>
              </table:table-cell>
              <table:table-cell office:value-type="float" office:value="84">
                <text:p>84</text:p>
              </table:table-cell>
              <table:table-cell office:value-type="float" office:value="68">
                <text:p>68</text:p>
              </table:table-cell>
              <table:table-cell office:value-type="float" office:value="92.7821038029159">
                <text:p>92.7821038029159</text:p>
              </table:table-cell>
              <table:table-cell office:value-type="float" office:value="68.0731438322474">
                <text:p>68.0731438322474</text:p>
              </table:table-cell>
              <table:table-cell office:value-type="float" office:value="91.9504570396449">
                <text:p>91.9504570396449</text:p>
              </table:table-cell>
              <table:table-cell office:value-type="float" office:value="71.9857342351826">
                <text:p>71.9857342351826</text:p>
              </table:table-cell>
            </table:table-row>
            <table:table-row>
              <table:table-cell office:value-type="string"/>
              <table:table-cell office:value-type="float" office:value="83">
                <text:p>83</text:p>
              </table:table-cell>
              <table:table-cell office:value-type="float" office:value="60">
                <text:p>60</text:p>
              </table:table-cell>
              <table:table-cell office:value-type="float" office:value="83">
                <text:p>83</text:p>
              </table:table-cell>
              <table:table-cell office:value-type="float" office:value="68">
                <text:p>68</text:p>
              </table:table-cell>
              <table:table-cell office:value-type="float" office:value="91.8039562021821">
                <text:p>91.8039562021821</text:p>
              </table:table-cell>
              <table:table-cell office:value-type="float" office:value="67.8652321414296">
                <text:p>67.8652321414296</text:p>
              </table:table-cell>
              <table:table-cell office:value-type="float" office:value="90.972309438911">
                <text:p>90.972309438911</text:p>
              </table:table-cell>
              <table:table-cell office:value-type="float" office:value="71.7778225443649">
                <text:p>71.7778225443649</text:p>
              </table:table-cell>
            </table:table-row>
            <table:table-row>
              <table:table-cell office:value-type="string"/>
              <table:table-cell office:value-type="float" office:value="82">
                <text:p>82</text:p>
              </table:table-cell>
              <table:table-cell office:value-type="float" office:value="60">
                <text:p>60</text:p>
              </table:table-cell>
              <table:table-cell office:value-type="float" office:value="82">
                <text:p>82</text:p>
              </table:table-cell>
              <table:table-cell office:value-type="float" office:value="68">
                <text:p>68</text:p>
              </table:table-cell>
              <table:table-cell office:value-type="float" office:value="90.8258086014483">
                <text:p>90.8258086014483</text:p>
              </table:table-cell>
              <table:table-cell office:value-type="float" office:value="67.6573204506119">
                <text:p>67.6573204506119</text:p>
              </table:table-cell>
              <table:table-cell office:value-type="float" office:value="89.9941618381772">
                <text:p>89.9941618381772</text:p>
              </table:table-cell>
              <table:table-cell office:value-type="float" office:value="71.5699108535471">
                <text:p>71.5699108535471</text:p>
              </table:table-cell>
            </table:table-row>
            <table:table-row>
              <table:table-cell office:value-type="string"/>
              <table:table-cell office:value-type="float" office:value="81">
                <text:p>81</text:p>
              </table:table-cell>
              <table:table-cell office:value-type="float" office:value="60">
                <text:p>60</text:p>
              </table:table-cell>
              <table:table-cell office:value-type="float" office:value="81">
                <text:p>81</text:p>
              </table:table-cell>
              <table:table-cell office:value-type="float" office:value="68">
                <text:p>68</text:p>
              </table:table-cell>
              <table:table-cell office:value-type="float" office:value="89.8476610007145">
                <text:p>89.8476610007145</text:p>
              </table:table-cell>
              <table:table-cell office:value-type="float" office:value="67.4494087597941">
                <text:p>67.4494087597941</text:p>
              </table:table-cell>
              <table:table-cell office:value-type="float" office:value="89.0160142374434">
                <text:p>89.0160142374434</text:p>
              </table:table-cell>
              <table:table-cell office:value-type="float" office:value="71.3619991627293">
                <text:p>71.3619991627293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68">
                <text:p>68</text:p>
              </table:table-cell>
              <table:table-cell office:value-type="float" office:value="88.8695133999807">
                <text:p>88.8695133999807</text:p>
              </table:table-cell>
              <table:table-cell office:value-type="float" office:value="67.2414970689764">
                <text:p>67.2414970689764</text:p>
              </table:table-cell>
              <table:table-cell office:value-type="float" office:value="88.0378666367096">
                <text:p>88.0378666367096</text:p>
              </table:table-cell>
              <table:table-cell office:value-type="float" office:value="71.1540874719116">
                <text:p>71.1540874719116</text:p>
              </table:table-cell>
            </table:table-row>
            <table:table-row>
              <table:table-cell office:value-type="string"/>
              <table:table-cell office:value-type="float" office:value="79">
                <text:p>79</text:p>
              </table:table-cell>
              <table:table-cell office:value-type="float" office:value="60">
                <text:p>60</text:p>
              </table:table-cell>
              <table:table-cell office:value-type="float" office:value="79">
                <text:p>79</text:p>
              </table:table-cell>
              <table:table-cell office:value-type="float" office:value="68">
                <text:p>68</text:p>
              </table:table-cell>
              <table:table-cell office:value-type="float" office:value="87.8913657992469">
                <text:p>87.8913657992469</text:p>
              </table:table-cell>
              <table:table-cell office:value-type="float" office:value="67.0335853781586">
                <text:p>67.0335853781586</text:p>
              </table:table-cell>
              <table:table-cell office:value-type="float" office:value="87.0597190359758">
                <text:p>87.0597190359758</text:p>
              </table:table-cell>
              <table:table-cell office:value-type="float" office:value="70.9461757810938">
                <text:p>70.9461757810938</text:p>
              </table:table-cell>
            </table:table-row>
            <table:table-row>
              <table:table-cell office:value-type="string"/>
              <table:table-cell office:value-type="float" office:value="78">
                <text:p>78</text:p>
              </table:table-cell>
              <table:table-cell office:value-type="float" office:value="60">
                <text:p>60</text:p>
              </table:table-cell>
              <table:table-cell office:value-type="float" office:value="78">
                <text:p>78</text:p>
              </table:table-cell>
              <table:table-cell office:value-type="float" office:value="68">
                <text:p>68</text:p>
              </table:table-cell>
              <table:table-cell office:value-type="float" office:value="86.9132181985131">
                <text:p>86.9132181985131</text:p>
              </table:table-cell>
              <table:table-cell office:value-type="float" office:value="66.8256736873409">
                <text:p>66.8256736873409</text:p>
              </table:table-cell>
              <table:table-cell office:value-type="float" office:value="86.081571435242">
                <text:p>86.081571435242</text:p>
              </table:table-cell>
              <table:table-cell office:value-type="float" office:value="70.7382640902761">
                <text:p>70.7382640902761</text:p>
              </table:table-cell>
            </table:table-row>
            <table:table-row>
              <table:table-cell office:value-type="string"/>
              <table:table-cell office:value-type="float" office:value="77">
                <text:p>77</text:p>
              </table:table-cell>
              <table:table-cell office:value-type="float" office:value="60">
                <text:p>60</text:p>
              </table:table-cell>
              <table:table-cell office:value-type="float" office:value="77">
                <text:p>77</text:p>
              </table:table-cell>
              <table:table-cell office:value-type="float" office:value="68">
                <text:p>68</text:p>
              </table:table-cell>
              <table:table-cell office:value-type="float" office:value="85.9350705977792">
                <text:p>85.9350705977792</text:p>
              </table:table-cell>
              <table:table-cell office:value-type="float" office:value="66.6177619965231">
                <text:p>66.6177619965231</text:p>
              </table:table-cell>
              <table:table-cell office:value-type="float" office:value="85.1034238345082">
                <text:p>85.1034238345082</text:p>
              </table:table-cell>
              <table:table-cell office:value-type="float" office:value="70.5303523994583">
                <text:p>70.5303523994583</text:p>
              </table:table-cell>
            </table:table-row>
            <table:table-row>
              <table:table-cell office:value-type="string"/>
              <table:table-cell office:value-type="float" office:value="76">
                <text:p>76</text:p>
              </table:table-cell>
              <table:table-cell office:value-type="float" office:value="60">
                <text:p>60</text:p>
              </table:table-cell>
              <table:table-cell office:value-type="float" office:value="76">
                <text:p>76</text:p>
              </table:table-cell>
              <table:table-cell office:value-type="float" office:value="68">
                <text:p>68</text:p>
              </table:table-cell>
              <table:table-cell office:value-type="float" office:value="84.9569229970454">
                <text:p>84.9569229970454</text:p>
              </table:table-cell>
              <table:table-cell office:value-type="float" office:value="66.4098503057053">
                <text:p>66.4098503057053</text:p>
              </table:table-cell>
              <table:table-cell office:value-type="float" office:value="84.1252762337744">
                <text:p>84.1252762337744</text:p>
              </table:table-cell>
              <table:table-cell office:value-type="float" office:value="70.3224407086406">
                <text:p>70.3224407086406</text:p>
              </table:table-cell>
            </table:table-row>
            <table:table-row>
              <table:table-cell office:value-type="string"/>
              <table:table-cell office:value-type="float" office:value="75">
                <text:p>75</text:p>
              </table:table-cell>
              <table:table-cell office:value-type="float" office:value="60">
                <text:p>60</text:p>
              </table:table-cell>
              <table:table-cell office:value-type="float" office:value="75">
                <text:p>75</text:p>
              </table:table-cell>
              <table:table-cell office:value-type="float" office:value="68">
                <text:p>68</text:p>
              </table:table-cell>
              <table:table-cell office:value-type="float" office:value="83.9787753963116">
                <text:p>83.9787753963116</text:p>
              </table:table-cell>
              <table:table-cell office:value-type="float" office:value="66.2019386148876">
                <text:p>66.2019386148876</text:p>
              </table:table-cell>
              <table:table-cell office:value-type="float" office:value="83.1471286330406">
                <text:p>83.1471286330406</text:p>
              </table:table-cell>
              <table:table-cell office:value-type="float" office:value="70.1145290178228">
                <text:p>70.1145290178228</text:p>
              </table:table-cell>
            </table:table-row>
            <table:table-row>
              <table:table-cell office:value-type="string"/>
              <table:table-cell office:value-type="float" office:value="74">
                <text:p>74</text:p>
              </table:table-cell>
              <table:table-cell office:value-type="float" office:value="60">
                <text:p>60</text:p>
              </table:table-cell>
              <table:table-cell office:value-type="float" office:value="74">
                <text:p>74</text:p>
              </table:table-cell>
              <table:table-cell office:value-type="float" office:value="68">
                <text:p>68</text:p>
              </table:table-cell>
              <table:table-cell office:value-type="float" office:value="83.0006277955778">
                <text:p>83.0006277955778</text:p>
              </table:table-cell>
              <table:table-cell office:value-type="float" office:value="65.9940269240698">
                <text:p>65.9940269240698</text:p>
              </table:table-cell>
              <table:table-cell office:value-type="float" office:value="82.1689810323068">
                <text:p>82.1689810323068</text:p>
              </table:table-cell>
              <table:table-cell office:value-type="float" office:value="69.906617327005">
                <text:p>69.906617327005</text:p>
              </table:table-cell>
            </table:table-row>
            <table:table-row>
              <table:table-cell office:value-type="string"/>
              <table:table-cell office:value-type="float" office:value="73">
                <text:p>73</text:p>
              </table:table-cell>
              <table:table-cell office:value-type="float" office:value="60">
                <text:p>60</text:p>
              </table:table-cell>
              <table:table-cell office:value-type="float" office:value="73">
                <text:p>73</text:p>
              </table:table-cell>
              <table:table-cell office:value-type="float" office:value="68">
                <text:p>68</text:p>
              </table:table-cell>
              <table:table-cell office:value-type="float" office:value="82.022480194844">
                <text:p>82.022480194844</text:p>
              </table:table-cell>
              <table:table-cell office:value-type="float" office:value="65.7861152332521">
                <text:p>65.7861152332521</text:p>
              </table:table-cell>
              <table:table-cell office:value-type="float" office:value="81.190833431573">
                <text:p>81.190833431573</text:p>
              </table:table-cell>
              <table:table-cell office:value-type="float" office:value="69.6987056361873">
                <text:p>69.6987056361873</text:p>
              </table:table-cell>
            </table:table-row>
            <table:table-row>
              <table:table-cell office:value-type="string"/>
              <table:table-cell office:value-type="float" office:value="72">
                <text:p>72</text:p>
              </table:table-cell>
              <table:table-cell office:value-type="float" office:value="60">
                <text:p>60</text:p>
              </table:table-cell>
              <table:table-cell office:value-type="float" office:value="72">
                <text:p>72</text:p>
              </table:table-cell>
              <table:table-cell office:value-type="float" office:value="68">
                <text:p>68</text:p>
              </table:table-cell>
              <table:table-cell office:value-type="float" office:value="81.0443325941102">
                <text:p>81.0443325941102</text:p>
              </table:table-cell>
              <table:table-cell office:value-type="float" office:value="65.5782035424343">
                <text:p>65.5782035424343</text:p>
              </table:table-cell>
              <table:table-cell office:value-type="float" office:value="80.2126858308392">
                <text:p>80.2126858308392</text:p>
              </table:table-cell>
              <table:table-cell office:value-type="float" office:value="69.4907939453695">
                <text:p>69.4907939453695</text:p>
              </table:table-cell>
            </table:table-row>
            <table:table-row>
              <table:table-cell office:value-type="string"/>
              <table:table-cell office:value-type="float" office:value="71">
                <text:p>71</text:p>
              </table:table-cell>
              <table:table-cell office:value-type="float" office:value="60">
                <text:p>60</text:p>
              </table:table-cell>
              <table:table-cell office:value-type="float" office:value="71">
                <text:p>71</text:p>
              </table:table-cell>
              <table:table-cell office:value-type="float" office:value="68">
                <text:p>68</text:p>
              </table:table-cell>
              <table:table-cell office:value-type="float" office:value="80.0661849933764">
                <text:p>80.0661849933764</text:p>
              </table:table-cell>
              <table:table-cell office:value-type="float" office:value="65.3702918516165">
                <text:p>65.3702918516165</text:p>
              </table:table-cell>
              <table:table-cell office:value-type="float" office:value="79.2345382301054">
                <text:p>79.2345382301054</text:p>
              </table:table-cell>
              <table:table-cell office:value-type="float" office:value="69.2828822545518">
                <text:p>69.2828822545518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79.0880373926426">
                <text:p>79.0880373926426</text:p>
              </table:table-cell>
              <table:table-cell office:value-type="float" office:value="65.1623801607988">
                <text:p>65.1623801607988</text:p>
              </table:table-cell>
              <table:table-cell office:value-type="float" office:value="78.2563906293716">
                <text:p>78.2563906293716</text:p>
              </table:table-cell>
              <table:table-cell office:value-type="float" office:value="69.074970563734">
                <text:p>69.074970563734</text:p>
              </table:table-cell>
            </table:table-row>
            <table:table-row>
              <table:table-cell office:value-type="string"/>
              <table:table-cell office:value-type="float" office:value="69">
                <text:p>69</text:p>
              </table:table-cell>
              <table:table-cell office:value-type="float" office:value="60">
                <text:p>60</text:p>
              </table:table-cell>
              <table:table-cell office:value-type="float" office:value="69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78.1098897919088">
                <text:p>78.1098897919088</text:p>
              </table:table-cell>
              <table:table-cell office:value-type="float" office:value="64.954468469981">
                <text:p>64.954468469981</text:p>
              </table:table-cell>
              <table:table-cell office:value-type="float" office:value="77.2782430286378">
                <text:p>77.2782430286378</text:p>
              </table:table-cell>
              <table:table-cell office:value-type="float" office:value="68.8670588729162">
                <text:p>68.8670588729162</text:p>
              </table:table-cell>
            </table:table-row>
            <table:table-row>
              <table:table-cell office:value-type="string"/>
              <table:table-cell office:value-type="float" office:value="68">
                <text:p>68</text:p>
              </table:table-cell>
              <table:table-cell office:value-type="float" office:value="60">
                <text:p>60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77.131742191175">
                <text:p>77.131742191175</text:p>
              </table:table-cell>
              <table:table-cell office:value-type="float" office:value="64.7465567791633">
                <text:p>64.7465567791633</text:p>
              </table:table-cell>
              <table:table-cell office:value-type="float" office:value="76.300095427904">
                <text:p>76.300095427904</text:p>
              </table:table-cell>
              <table:table-cell office:value-type="float" office:value="68.6591471820985">
                <text:p>68.6591471820985</text:p>
              </table:table-cell>
            </table:table-row>
            <table:table-row>
              <table:table-cell office:value-type="string"/>
              <table:table-cell office:value-type="float" office:value="67">
                <text:p>67</text:p>
              </table:table-cell>
              <table:table-cell office:value-type="float" office:value="60">
                <text:p>60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76.1535945904412">
                <text:p>76.1535945904412</text:p>
              </table:table-cell>
              <table:table-cell office:value-type="float" office:value="64.5386450883455">
                <text:p>64.5386450883455</text:p>
              </table:table-cell>
              <table:table-cell office:value-type="float" office:value="75.3219478271702">
                <text:p>75.3219478271702</text:p>
              </table:table-cell>
              <table:table-cell office:value-type="float" office:value="68.4512354912807">
                <text:p>68.4512354912807</text:p>
              </table:table-cell>
            </table:table-row>
            <table:table-row>
              <table:table-cell office:value-type="string"/>
              <table:table-cell office:value-type="float" office:value="66">
                <text:p>66</text:p>
              </table:table-cell>
              <table:table-cell office:value-type="float" office:value="60">
                <text:p>60</text:p>
              </table:table-cell>
              <table:table-cell office:value-type="float" office:value="66">
                <text:p>66</text:p>
              </table:table-cell>
              <table:table-cell office:value-type="float" office:value="68">
                <text:p>68</text:p>
              </table:table-cell>
              <table:table-cell office:value-type="float" office:value="75.1754469897074">
                <text:p>75.1754469897074</text:p>
              </table:table-cell>
              <table:table-cell office:value-type="float" office:value="64.3307333975277">
                <text:p>64.3307333975277</text:p>
              </table:table-cell>
              <table:table-cell office:value-type="float" office:value="74.3438002264363">
                <text:p>74.3438002264363</text:p>
              </table:table-cell>
              <table:table-cell office:value-type="float" office:value="68.243323800463">
                <text:p>68.243323800463</text:p>
              </table:table-cell>
            </table:table-row>
            <table:table-row>
              <table:table-cell office:value-type="string"/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  <table:table-cell office:value-type="float" office:value="65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74.1972993889736">
                <text:p>74.1972993889736</text:p>
              </table:table-cell>
              <table:table-cell office:value-type="float" office:value="64.12282170671">
                <text:p>64.12282170671</text:p>
              </table:table-cell>
              <table:table-cell office:value-type="float" office:value="73.3656526257025">
                <text:p>73.3656526257025</text:p>
              </table:table-cell>
              <table:table-cell office:value-type="float" office:value="68.0354121096452">
                <text:p>68.0354121096452</text:p>
              </table:table-cell>
            </table:table-row>
            <table:table-row>
              <table:table-cell office:value-type="string"/>
              <table:table-cell office:value-type="float" office:value="64">
                <text:p>64</text:p>
              </table:table-cell>
              <table:table-cell office:value-type="float" office:value="60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68">
                <text:p>68</text:p>
              </table:table-cell>
              <table:table-cell office:value-type="float" office:value="73.2191517882398">
                <text:p>73.2191517882398</text:p>
              </table:table-cell>
              <table:table-cell office:value-type="float" office:value="63.9149100158922">
                <text:p>63.9149100158922</text:p>
              </table:table-cell>
              <table:table-cell office:value-type="float" office:value="72.3875050249687">
                <text:p>72.3875050249687</text:p>
              </table:table-cell>
              <table:table-cell office:value-type="float" office:value="67.8275004188274">
                <text:p>67.8275004188274</text:p>
              </table:table-cell>
            </table:table-row>
            <table:table-row>
              <table:table-cell office:value-type="string"/>
              <table:table-cell office:value-type="float" office:value="63">
                <text:p>63</text:p>
              </table:table-cell>
              <table:table-cell office:value-type="float" office:value="60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68">
                <text:p>68</text:p>
              </table:table-cell>
              <table:table-cell office:value-type="float" office:value="72.241004187506">
                <text:p>72.241004187506</text:p>
              </table:table-cell>
              <table:table-cell office:value-type="float" office:value="63.7069983250745">
                <text:p>63.7069983250745</text:p>
              </table:table-cell>
              <table:table-cell office:value-type="float" office:value="71.4093574242349">
                <text:p>71.4093574242349</text:p>
              </table:table-cell>
              <table:table-cell office:value-type="float" office:value="67.6195887280097">
                <text:p>67.6195887280097</text:p>
              </table:table-cell>
            </table:table-row>
            <table:table-row>
              <table:table-cell office:value-type="string"/>
              <table:table-cell office:value-type="float" office:value="62">
                <text:p>62</text:p>
              </table:table-cell>
              <table:table-cell office:value-type="float" office:value="60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68">
                <text:p>68</text:p>
              </table:table-cell>
              <table:table-cell office:value-type="float" office:value="71.2628565867722">
                <text:p>71.2628565867722</text:p>
              </table:table-cell>
              <table:table-cell office:value-type="float" office:value="63.4990866342567">
                <text:p>63.4990866342567</text:p>
              </table:table-cell>
              <table:table-cell office:value-type="float" office:value="70.4312098235011">
                <text:p>70.4312098235011</text:p>
              </table:table-cell>
              <table:table-cell office:value-type="float" office:value="67.4116770371919">
                <text:p>67.4116770371919</text:p>
              </table:table-cell>
            </table:table-row>
            <table:table-row>
              <table:table-cell office:value-type="string"/>
              <table:table-cell office:value-type="float" office:value="61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68">
                <text:p>68</text:p>
              </table:table-cell>
              <table:table-cell office:value-type="float" office:value="70.2847089860384">
                <text:p>70.2847089860384</text:p>
              </table:table-cell>
              <table:table-cell office:value-type="float" office:value="63.291174943439">
                <text:p>63.291174943439</text:p>
              </table:table-cell>
              <table:table-cell office:value-type="float" office:value="69.4530622227673">
                <text:p>69.4530622227673</text:p>
              </table:table-cell>
              <table:table-cell office:value-type="float" office:value="67.2037653463742">
                <text:p>67.2037653463742</text:p>
              </table:table-cell>
            </table:table-row>
            <table:table-row>
              <table:table-cell office:value-type="string"/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8">
                <text:p>68</text:p>
              </table:table-cell>
              <table:table-cell office:value-type="float" office:value="69.3065613853045">
                <text:p>69.3065613853045</text:p>
              </table:table-cell>
              <table:table-cell office:value-type="float" office:value="63.0832632526212">
                <text:p>63.0832632526212</text:p>
              </table:table-cell>
              <table:table-cell office:value-type="float" office:value="68.4749146220335">
                <text:p>68.4749146220335</text:p>
              </table:table-cell>
              <table:table-cell office:value-type="float" office:value="66.9958536555564">
                <text:p>66.9958536555564</text:p>
              </table:table-cell>
            </table:table-row>
            <table:table-row>
              <table:table-cell office:value-type="string"/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68">
                <text:p>68</text:p>
              </table:table-cell>
              <table:table-cell office:value-type="float" office:value="68.3284137845707">
                <text:p>68.3284137845707</text:p>
              </table:table-cell>
              <table:table-cell office:value-type="float" office:value="62.8753515618034">
                <text:p>62.8753515618034</text:p>
              </table:table-cell>
              <table:table-cell office:value-type="float" office:value="67.4967670212997">
                <text:p>67.4967670212997</text:p>
              </table:table-cell>
              <table:table-cell office:value-type="float" office:value="66.7879419647386">
                <text:p>66.7879419647386</text:p>
              </table:table-cell>
            </table:table-row>
            <table:table-row>
              <table:table-cell office:value-type="string"/>
              <table:table-cell office:value-type="float" office:value="58">
                <text:p>58</text:p>
              </table:table-cell>
              <table:table-cell office:value-type="float" office:value="60">
                <text:p>60</text:p>
              </table:table-cell>
              <table:table-cell office:value-type="float" office:value="58">
                <text:p>58</text:p>
              </table:table-cell>
              <table:table-cell office:value-type="float" office:value="68">
                <text:p>68</text:p>
              </table:table-cell>
              <table:table-cell office:value-type="float" office:value="67.3502661838369">
                <text:p>67.3502661838369</text:p>
              </table:table-cell>
              <table:table-cell office:value-type="float" office:value="62.6674398709857">
                <text:p>62.6674398709857</text:p>
              </table:table-cell>
              <table:table-cell office:value-type="float" office:value="66.5186194205659">
                <text:p>66.5186194205659</text:p>
              </table:table-cell>
              <table:table-cell office:value-type="float" office:value="66.5800302739209">
                <text:p>66.5800302739209</text:p>
              </table:table-cell>
            </table:table-row>
            <table:table-row>
              <table:table-cell office:value-type="string"/>
              <table:table-cell office:value-type="float" office:value="58">
                <text:p>58</text:p>
              </table:table-cell>
              <table:table-cell office:value-type="float" office:value="61">
                <text:p>61</text:p>
              </table:table-cell>
              <table:table-cell office:value-type="float" office:value="58">
                <text:p>58</text:p>
              </table:table-cell>
              <table:table-cell office:value-type="float" office:value="67">
                <text:p>67</text:p>
              </table:table-cell>
              <table:table-cell office:value-type="float" office:value="66.3721185831031">
                <text:p>66.3721185831031</text:p>
              </table:table-cell>
              <table:table-cell office:value-type="float" office:value="62.4595281801679">
                <text:p>62.4595281801679</text:p>
              </table:table-cell>
              <table:table-cell office:value-type="float" office:value="65.5404718198321">
                <text:p>65.5404718198321</text:p>
              </table:table-cell>
              <table:table-cell office:value-type="float" office:value="66.3721185831031">
                <text:p>66.3721185831031</text:p>
              </table:table-cell>
            </table:table-row>
            <table:table-row>
              <table:table-cell office:value-type="string"/>
              <table:table-cell office:value-type="float" office:value="58">
                <text:p>58</text:p>
              </table:table-cell>
              <table:table-cell office:value-type="float" office:value="62">
                <text:p>62</text:p>
              </table:table-cell>
              <table:table-cell office:value-type="float" office:value="58">
                <text:p>58</text:p>
              </table:table-cell>
              <table:table-cell office:value-type="float" office:value="66">
                <text:p>66</text:p>
              </table:table-cell>
              <table:table-cell office:value-type="float" office:value="65.3939709823693">
                <text:p>65.3939709823693</text:p>
              </table:table-cell>
              <table:table-cell office:value-type="float" office:value="62.2516164893502">
                <text:p>62.2516164893502</text:p>
              </table:table-cell>
              <table:table-cell office:value-type="float" office:value="64.5623242190983">
                <text:p>64.5623242190983</text:p>
              </table:table-cell>
              <table:table-cell office:value-type="float" office:value="66.1642068922854">
                <text:p>66.1642068922854</text:p>
              </table:table-cell>
            </table:table-row>
            <table:table-row>
              <table:table-cell office:value-type="string"/>
              <table:table-cell office:value-type="float" office:value="58">
                <text:p>58</text:p>
              </table:table-cell>
              <table:table-cell office:value-type="float" office:value="63">
                <text:p>63</text:p>
              </table:table-cell>
              <table:table-cell office:value-type="float" office:value="58">
                <text:p>58</text:p>
              </table:table-cell>
              <table:table-cell office:value-type="float" office:value="65">
                <text:p>65</text:p>
              </table:table-cell>
              <table:table-cell office:value-type="float" office:value="64.4158233816355">
                <text:p>64.4158233816355</text:p>
              </table:table-cell>
              <table:table-cell office:value-type="float" office:value="62.0437047985324">
                <text:p>62.0437047985324</text:p>
              </table:table-cell>
              <table:table-cell office:value-type="float" office:value="63.5841766183645">
                <text:p>63.5841766183645</text:p>
              </table:table-cell>
              <table:table-cell office:value-type="float" office:value="65.9562952014676">
                <text:p>65.9562952014676</text:p>
              </table:table-cell>
            </table:table-row>
            <table:table-row>
              <table:table-cell office:value-type="string"/>
              <table:table-cell office:value-type="float" office:value="58">
                <text:p>58</text:p>
              </table:table-cell>
              <table:table-cell office:value-type="float" office:value="64">
                <text:p>64</text:p>
              </table:table-cell>
              <table:table-cell office:value-type="float" office:value="58">
                <text:p>58</text:p>
              </table:table-cell>
              <table:table-cell office:value-type="float" office:value="64">
                <text:p>64</text:p>
              </table:table-cell>
              <table:table-cell office:value-type="float" office:value="63.4376757809017">
                <text:p>63.4376757809017</text:p>
              </table:table-cell>
              <table:table-cell office:value-type="float" office:value="61.8357931077146">
                <text:p>61.8357931077146</text:p>
              </table:table-cell>
              <table:table-cell office:value-type="float" office:value="62.6060290176307">
                <text:p>62.6060290176307</text:p>
              </table:table-cell>
              <table:table-cell office:value-type="float" office:value="65.7483835106499">
                <text:p>65.7483835106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.4595281801679">
                <text:p>62.4595281801679</text:p>
              </table:table-cell>
              <table:table-cell office:value-type="float" office:value="61.6278814168969">
                <text:p>61.6278814168969</text:p>
              </table:table-cell>
              <table:table-cell office:value-type="float" office:value="61.6278814168969">
                <text:p>61.6278814168969</text:p>
              </table:table-cell>
              <table:table-cell office:value-type="float" office:value="65.5404718198321">
                <text:p>65.54047181983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.4813805794341">
                <text:p>61.4813805794341</text:p>
              </table:table-cell>
              <table:table-cell office:value-type="float" office:value="61.4199697260791">
                <text:p>61.4199697260791</text:p>
              </table:table-cell>
              <table:table-cell office:value-type="float" office:value="60.6497338161631">
                <text:p>60.6497338161631</text:p>
              </table:table-cell>
              <table:table-cell office:value-type="float" office:value="65.3325601290143">
                <text:p>65.33256012901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.5032329787003">
                <text:p>60.5032329787003</text:p>
              </table:table-cell>
              <table:table-cell office:value-type="float" office:value="61.2120580352614">
                <text:p>61.2120580352614</text:p>
              </table:table-cell>
              <table:table-cell office:value-type="float" office:value="59.6715862154293">
                <text:p>59.6715862154293</text:p>
              </table:table-cell>
              <table:table-cell office:value-type="float" office:value="65.1246484381966">
                <text:p>65.12464843819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5250853779665">
                <text:p>59.5250853779665</text:p>
              </table:table-cell>
              <table:table-cell office:value-type="float" office:value="61.0041463444436">
                <text:p>61.0041463444436</text:p>
              </table:table-cell>
              <table:table-cell office:value-type="float" office:value="58.6934386146955">
                <text:p>58.6934386146955</text:p>
              </table:table-cell>
              <table:table-cell office:value-type="float" office:value="64.9167367473788">
                <text:p>64.91673674737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.5469377772327">
                <text:p>58.5469377772327</text:p>
              </table:table-cell>
              <table:table-cell office:value-type="float" office:value="60.7962346536258">
                <text:p>60.7962346536258</text:p>
              </table:table-cell>
              <table:table-cell office:value-type="float" office:value="57.7152910139616">
                <text:p>57.7152910139616</text:p>
              </table:table-cell>
              <table:table-cell office:value-type="float" office:value="64.7088250565611">
                <text:p>64.70882505656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.5469377772327">
                <text:p>58.5469377772327</text:p>
              </table:table-cell>
              <table:table-cell office:value-type="float" office:value="60.7962346536258">
                <text:p>60.7962346536258</text:p>
              </table:table-cell>
              <table:table-cell office:value-type="float" office:value="57.7152910139616">
                <text:p>57.7152910139616</text:p>
              </table:table-cell>
              <table:table-cell office:value-type="float" office:value="64.7088250565611">
                <text:p>64.70882505656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.5469377772327">
                <text:p>58.5469377772327</text:p>
              </table:table-cell>
              <table:table-cell office:value-type="float" office:value="60.7962346536258">
                <text:p>60.7962346536258</text:p>
              </table:table-cell>
              <table:table-cell office:value-type="float" office:value="57.7152910139616">
                <text:p>57.7152910139616</text:p>
              </table:table-cell>
              <table:table-cell office:value-type="float" office:value="64.7088250565611">
                <text:p>64.70882505656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.3390260864149">
                <text:p>58.3390260864149</text:p>
              </table:table-cell>
              <table:table-cell office:value-type="float" office:value="61.7743822543596">
                <text:p>61.7743822543596</text:p>
              </table:table-cell>
              <table:table-cell office:value-type="float" office:value="57.9232027047794">
                <text:p>57.9232027047794</text:p>
              </table:table-cell>
              <table:table-cell office:value-type="float" office:value="63.7306774558273">
                <text:p>63.73067745582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.1311143955972">
                <text:p>58.1311143955972</text:p>
              </table:table-cell>
              <table:table-cell office:value-type="float" office:value="62.7525298550934">
                <text:p>62.7525298550934</text:p>
              </table:table-cell>
              <table:table-cell office:value-type="float" office:value="58.1311143955972">
                <text:p>58.1311143955972</text:p>
              </table:table-cell>
              <table:table-cell office:value-type="float" office:value="62.7525298550934">
                <text:p>62.75252985509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minimum="0" chart:maximum="128" chart:interval-major="32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0" chart:maximum="128" chart:interval-major="32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419cm" svg:height="11.877cm" xlink:href=".." xlink:type="simple" chart:class="chart:scatter" chart:style-name="ch1">
        <chart:legend chart:legend-position="end" svg:x="11.156cm" svg:y="5.639cm" style:legend-expansion="high" chart:style-name="ch2"/>
        <chart:plot-area chart:style-name="ch3" table:cell-range-address="'Minute circle'.C2:'Minute circle'.D61" svg:x="0.268cm" svg:y="0.237cm" svg:width="10.62cm" svg:height="11.403cm">
          <chartooo:coordinate-region svg:x="1.075cm" svg:y="0.885cm" svg:width="9.533cm" svg:height="10.556cm"/>
          <chart:axis chart:dimension="x" chart:name="primary-x" chart:style-name="ch4"/>
          <chart:axis chart:dimension="y" chart:name="primary-y" chart:style-name="ch5"/>
          <chart:series chart:style-name="ch6" chart:values-cell-range-address="'Minute circle'.D2:'Minute circle'.D61" chart:class="chart:scatter">
            <chart:domain table:cell-range-address="'Minute circle'.C2:'Minute circle'.C61"/>
            <chart:data-point chart:repeated="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">
                <text:p>64</text:p>
                <draw:g>
                  <svg:desc>'Minute circle'.C2:'Minute circle'.C61</svg:desc>
                </draw:g>
              </table:table-cell>
              <table:table-cell office:value-type="float" office:value="24">
                <text:p>24</text:p>
                <draw:g>
                  <svg:desc>'Minute circle'.D2:'Minute circle'.D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8.1811385307061">
                <text:p>68.1811385307061</text:p>
              </table:table-cell>
              <table:table-cell office:value-type="float" office:value="24.2191241852691">
                <text:p>24.21912418526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2.3164676327104">
                <text:p>72.3164676327104</text:p>
              </table:table-cell>
              <table:table-cell office:value-type="float" office:value="24.8740959706478">
                <text:p>24.87409597064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6.3606797749979">
                <text:p>76.3606797749979</text:p>
              </table:table-cell>
              <table:table-cell office:value-type="float" office:value="25.9577393481939">
                <text:p>25.95773934819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.269465723032">
                <text:p>80.269465723032</text:p>
              </table:table-cell>
              <table:table-cell office:value-type="float" office:value="27.458181694296">
                <text:p>27.4581816942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4">
                <text:p>84</text:p>
              </table:table-cell>
              <table:table-cell office:value-type="float" office:value="29.3589838486225">
                <text:p>29.35898384862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7.5114100916989">
                <text:p>87.5114100916989</text:p>
              </table:table-cell>
              <table:table-cell office:value-type="float" office:value="31.6393202250021">
                <text:p>31.63932022500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.7652242543543">
                <text:p>90.7652242543543</text:p>
              </table:table-cell>
              <table:table-cell office:value-type="float" office:value="34.2742069809042">
                <text:p>34.27420698090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3.7257930190958">
                <text:p>93.7257930190958</text:p>
              </table:table-cell>
              <table:table-cell office:value-type="float" office:value="37.2347757456457">
                <text:p>37.23477574564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6.3606797749979">
                <text:p>96.3606797749979</text:p>
              </table:table-cell>
              <table:table-cell office:value-type="float" office:value="40.4885899083011">
                <text:p>40.48858990830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8.6410161513775">
                <text:p>98.641016151377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.541818305704">
                <text:p>100.541818305704</text:p>
              </table:table-cell>
              <table:table-cell office:value-type="float" office:value="47.730534276968">
                <text:p>47.7305342769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2.042260651806">
                <text:p>102.042260651806</text:p>
              </table:table-cell>
              <table:table-cell office:value-type="float" office:value="51.6393202250021">
                <text:p>51.63932022500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3.125904029352">
                <text:p>103.125904029352</text:p>
              </table:table-cell>
              <table:table-cell office:value-type="float" office:value="55.6835323672896">
                <text:p>55.68353236728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3.780875814731">
                <text:p>103.780875814731</text:p>
              </table:table-cell>
              <table:table-cell office:value-type="float" office:value="59.8188614692939">
                <text:p>59.81886146929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4">
                <text:p>10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3.780875814731">
                <text:p>103.780875814731</text:p>
              </table:table-cell>
              <table:table-cell office:value-type="float" office:value="68.1811385307061">
                <text:p>68.18113853070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3.125904029352">
                <text:p>103.125904029352</text:p>
              </table:table-cell>
              <table:table-cell office:value-type="float" office:value="72.3164676327104">
                <text:p>72.31646763271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2.042260651806">
                <text:p>102.042260651806</text:p>
              </table:table-cell>
              <table:table-cell office:value-type="float" office:value="76.3606797749979">
                <text:p>76.36067977499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.541818305704">
                <text:p>100.541818305704</text:p>
              </table:table-cell>
              <table:table-cell office:value-type="float" office:value="80.269465723032">
                <text:p>80.2694657230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8.6410161513776">
                <text:p>98.641016151377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6.3606797749979">
                <text:p>96.3606797749979</text:p>
              </table:table-cell>
              <table:table-cell office:value-type="float" office:value="87.5114100916989">
                <text:p>87.51141009169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3.7257930190958">
                <text:p>93.7257930190958</text:p>
              </table:table-cell>
              <table:table-cell office:value-type="float" office:value="90.7652242543543">
                <text:p>90.76522425435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0.7652242543543">
                <text:p>90.7652242543543</text:p>
              </table:table-cell>
              <table:table-cell office:value-type="float" office:value="93.7257930190958">
                <text:p>93.72579301909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7.5114100916989">
                <text:p>87.5114100916989</text:p>
              </table:table-cell>
              <table:table-cell office:value-type="float" office:value="96.3606797749979">
                <text:p>96.36067977499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4">
                <text:p>84</text:p>
              </table:table-cell>
              <table:table-cell office:value-type="float" office:value="98.6410161513776">
                <text:p>98.64101615137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0.269465723032">
                <text:p>80.269465723032</text:p>
              </table:table-cell>
              <table:table-cell office:value-type="float" office:value="100.541818305704">
                <text:p>100.5418183057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6.3606797749979">
                <text:p>76.3606797749979</text:p>
              </table:table-cell>
              <table:table-cell office:value-type="float" office:value="102.042260651806">
                <text:p>102.0422606518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2.3164676327104">
                <text:p>72.3164676327104</text:p>
              </table:table-cell>
              <table:table-cell office:value-type="float" office:value="103.125904029352">
                <text:p>103.1259040293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8.1811385307061">
                <text:p>68.1811385307061</text:p>
              </table:table-cell>
              <table:table-cell office:value-type="float" office:value="103.780875814731">
                <text:p>103.7808758147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4">
                <text:p>6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9.8188614692939">
                <text:p>59.8188614692939</text:p>
              </table:table-cell>
              <table:table-cell office:value-type="float" office:value="103.780875814731">
                <text:p>103.7808758147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5.6835323672896">
                <text:p>55.6835323672896</text:p>
              </table:table-cell>
              <table:table-cell office:value-type="float" office:value="103.125904029352">
                <text:p>103.1259040293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1.6393202250021">
                <text:p>51.6393202250021</text:p>
              </table:table-cell>
              <table:table-cell office:value-type="float" office:value="102.042260651806">
                <text:p>102.0422606518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.730534276968">
                <text:p>47.730534276968</text:p>
              </table:table-cell>
              <table:table-cell office:value-type="float" office:value="100.541818305704">
                <text:p>100.5418183057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">
                <text:p>44</text:p>
              </table:table-cell>
              <table:table-cell office:value-type="float" office:value="98.6410161513776">
                <text:p>98.64101615137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.4885899083011">
                <text:p>40.4885899083011</text:p>
              </table:table-cell>
              <table:table-cell office:value-type="float" office:value="96.3606797749979">
                <text:p>96.36067977499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.2347757456457">
                <text:p>37.2347757456457</text:p>
              </table:table-cell>
              <table:table-cell office:value-type="float" office:value="93.7257930190958">
                <text:p>93.72579301909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4.2742069809042">
                <text:p>34.2742069809042</text:p>
              </table:table-cell>
              <table:table-cell office:value-type="float" office:value="90.7652242543543">
                <text:p>90.76522425435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1.6393202250021">
                <text:p>31.6393202250021</text:p>
              </table:table-cell>
              <table:table-cell office:value-type="float" office:value="87.5114100916989">
                <text:p>87.51141009169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9.3589838486225">
                <text:p>29.358983848622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.458181694296">
                <text:p>27.458181694296</text:p>
              </table:table-cell>
              <table:table-cell office:value-type="float" office:value="80.269465723032">
                <text:p>80.2694657230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.9577393481939">
                <text:p>25.9577393481939</text:p>
              </table:table-cell>
              <table:table-cell office:value-type="float" office:value="76.3606797749979">
                <text:p>76.36067977499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4.8740959706478">
                <text:p>24.8740959706478</text:p>
              </table:table-cell>
              <table:table-cell office:value-type="float" office:value="72.3164676327104">
                <text:p>72.31646763271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.2191241852691">
                <text:p>24.2191241852691</text:p>
              </table:table-cell>
              <table:table-cell office:value-type="float" office:value="68.1811385307062">
                <text:p>68.18113853070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">
                <text:p>2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.2191241852691">
                <text:p>24.2191241852691</text:p>
              </table:table-cell>
              <table:table-cell office:value-type="float" office:value="59.8188614692939">
                <text:p>59.81886146929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.8740959706478">
                <text:p>24.8740959706478</text:p>
              </table:table-cell>
              <table:table-cell office:value-type="float" office:value="55.6835323672896">
                <text:p>55.68353236728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.9577393481939">
                <text:p>25.9577393481939</text:p>
              </table:table-cell>
              <table:table-cell office:value-type="float" office:value="51.6393202250021">
                <text:p>51.63932022500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7.458181694296">
                <text:p>27.458181694296</text:p>
              </table:table-cell>
              <table:table-cell office:value-type="float" office:value="47.730534276968">
                <text:p>47.7305342769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9.3589838486225">
                <text:p>29.358983848622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1.6393202250021">
                <text:p>31.6393202250021</text:p>
              </table:table-cell>
              <table:table-cell office:value-type="float" office:value="40.4885899083011">
                <text:p>40.48858990830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4.2742069809042">
                <text:p>34.2742069809042</text:p>
              </table:table-cell>
              <table:table-cell office:value-type="float" office:value="37.2347757456457">
                <text:p>37.23477574564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7.2347757456457">
                <text:p>37.2347757456457</text:p>
              </table:table-cell>
              <table:table-cell office:value-type="float" office:value="34.2742069809042">
                <text:p>34.27420698090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0.4885899083011">
                <text:p>40.4885899083011</text:p>
              </table:table-cell>
              <table:table-cell office:value-type="float" office:value="31.6393202250021">
                <text:p>31.63932022500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">
                <text:p>44</text:p>
              </table:table-cell>
              <table:table-cell office:value-type="float" office:value="29.3589838486224">
                <text:p>29.35898384862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7.730534276968">
                <text:p>47.730534276968</text:p>
              </table:table-cell>
              <table:table-cell office:value-type="float" office:value="27.458181694296">
                <text:p>27.4581816942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1.6393202250021">
                <text:p>51.6393202250021</text:p>
              </table:table-cell>
              <table:table-cell office:value-type="float" office:value="25.9577393481939">
                <text:p>25.95773934819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5.6835323672896">
                <text:p>55.6835323672896</text:p>
              </table:table-cell>
              <table:table-cell office:value-type="float" office:value="24.8740959706478">
                <text:p>24.87409597064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.8188614692939">
                <text:p>59.8188614692939</text:p>
              </table:table-cell>
              <table:table-cell office:value-type="float" office:value="24.2191241852691">
                <text:p>24.21912418526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